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 style:list-style-name="L6">
      <style:graphic-properties draw:stroke="none" draw:fill="none" fo:min-height="3.144cm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="solid" draw:fill-color="#00b8ff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27cm"/>
    </style:style>
    <style:style style:name="gr8" style:family="graphic" style:parent-style-name="standard">
      <style:graphic-properties draw:marker-end="Arrow" draw:marker-end-width="0.15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119cm"/>
    </style:style>
    <style:style style:name="gr10" style:family="graphic" style:parent-style-name="standard">
      <style:graphic-properties draw:stroke="none" svg:stroke-color="#000000" draw:fill="none" draw:fill-color="#ffffff" fo:min-height="1.682cm"/>
    </style:style>
    <style:style style:name="gr11" style:family="graphic" style:parent-style-name="standard">
      <style:graphic-properties draw:fill="solid" draw:fill-color="#b3b3b3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5cm"/>
    </style:style>
    <style:style style:name="gr13" style:family="graphic" style:parent-style-name="standard">
      <style:graphic-properties draw:fill-color="#000000" draw:textarea-horizontal-align="center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9cm"/>
    </style:style>
    <style:style style:name="gr16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39cm"/>
    </style:style>
    <style:style style:name="gr19" style:family="graphic" style:parent-style-name="standard">
      <style:graphic-properties draw:marker-start="" draw:marker-end="Arrowheads_20_1" draw:textarea-horizontal-align="center" draw:textarea-vertical-align="middle"/>
    </style:style>
    <style:style style:name="gr20" style:family="graphic" style:parent-style-name="standard">
      <style:graphic-properties draw:marker-end="Arrowheads_20_1" draw:textarea-horizontal-align="center" draw:textarea-vertical-align="middle"/>
    </style:style>
    <style:style style:name="gr21" style:family="graphic" style:parent-style-name="standard">
      <style:graphic-properties draw:marker-start="" draw:textarea-horizontal-align="center" draw:textarea-vertical-align="middle"/>
    </style:style>
    <style:style style:name="gr22" style:family="graphic" style:parent-style-name="standard">
      <style:graphic-properties svg:stroke-color="#ffffff" draw:fill="solid" draw:fill-color="#99ccff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svg:stroke-color="#ffffff" draw:fill="solid" draw:fill-color="#00b8ff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ffffff" draw:fill="solid" draw:fill-color="#0099ff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stroke="none" svg:stroke-color="#ffffff" draw:fill="none" draw:fill-color="#ffffff" draw:auto-grow-height="true" draw:auto-grow-width="false" fo:max-height="0cm" fo:min-height="0cm"/>
    </style:style>
    <style:style style:name="gr26" style:family="graphic" style:parent-style-name="standard">
      <style:graphic-properties draw:stroke="none" svg:stroke-color="#ffffff" draw:fill="none" draw:fill-color="#ffffff" draw:auto-grow-height="true" draw:auto-grow-width="false" fo:max-height="0cm" fo:min-height="0.287cm" fo:padding-top="0cm"/>
    </style:style>
    <style:style style:name="gr27" style:family="graphic" style:parent-style-name="standard">
      <style:graphic-properties draw:stroke="none" svg:stroke-color="#ffffff" draw:fill="none" draw:fill-color="#ffffff" draw:auto-grow-height="true" draw:auto-grow-width="false" fo:max-height="0cm" fo:min-height="2.423cm"/>
    </style:style>
    <style:style style:name="gr28" style:family="graphic" style:parent-style-name="standard">
      <style:graphic-properties draw:stroke="none" svg:stroke-color="#ffffff" draw:fill="none" draw:fill-color="#0099ff" draw:auto-grow-height="true" draw:auto-grow-width="false" fo:max-height="0cm" fo:min-height="0cm"/>
    </style:style>
    <style:style style:name="gr29" style:family="graphic" style:parent-style-name="standard">
      <style:graphic-properties draw:stroke="none" svg:stroke-color="#ffffff" draw:fill="none" draw:fill-color="#ffffff" draw:auto-grow-height="true" draw:auto-grow-width="false" fo:max-height="0cm" fo:min-height="0.417cm"/>
    </style:style>
    <style:style style:name="gr30" style:family="graphic" style:parent-style-name="standard">
      <style:graphic-properties svg:stroke-width="0.025cm" svg:stroke-color="#ffffff" draw:marker-start-width="0.33cm" draw:marker-end="Arrow" draw:marker-end-width="0.178cm" draw:textarea-horizontal-align="center" draw:textarea-vertical-align="middle" fo:padding-top="0.137cm" fo:padding-bottom="0.137cm" fo:padding-left="0.262cm" fo:padding-right="0.262cm"/>
    </style:style>
    <style:style style:name="gr31" style:family="graphic" style:parent-style-name="standard">
      <style:graphic-properties draw:stroke="none" svg:stroke-color="#ffffff" draw:fill="none" draw:fill-color="#ffffff" draw:auto-grow-height="true" draw:auto-grow-width="false" fo:max-height="0cm" fo:min-height="1.153cm"/>
    </style:style>
    <style:style style:name="gr32" style:family="graphic" style:parent-style-name="standard">
      <style:graphic-properties svg:stroke-color="#ffffff" draw:fill="solid" draw:fill-color="#00b8ff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draw:stroke="none" draw:fill="none" fo:min-height="0.48cm"/>
    </style:style>
    <style:style style:name="gr34" style:family="graphic" style:parent-style-name="standard">
      <style:graphic-properties svg:stroke-color="#ffffff" draw:marker-start-width="0.18cm" draw:marker-end="Arrow" draw:marker-end-width="0.18cm" draw:textarea-horizontal-align="center" draw:textarea-vertical-align="middle"/>
    </style:style>
    <style:style style:name="gr35" style:family="graphic" style:parent-style-name="standard">
      <style:graphic-properties svg:stroke-width="0.025cm" svg:stroke-color="#ffffff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gr36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37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9" style:family="graphic" style:parent-style-name="standard">
      <style:graphic-properties svg:stroke-color="#ffffff" draw:fill="solid" draw:fill-color="#ffffff" draw:textarea-horizontal-align="center" draw:textarea-vertical-align="middle"/>
    </style:style>
    <style:style style:name="pr1" style:family="presentation" style:parent-style-name="fpl_5f_presentation_5f_template-title">
      <style:graphic-properties draw:fill-color="#ffffff" fo:min-height="6.396cm"/>
    </style:style>
    <style:style style:name="pr2" style:family="presentation" style:parent-style-name="fpl_5f_presentation_5f_template-notes" style:list-style-name="L23">
      <style:graphic-properties draw:fill-color="#ffffff" draw:auto-grow-height="true" fo:min-height="13.362cm"/>
    </style:style>
    <style:style style:name="pr3" style:family="presentation" style:parent-style-name="fpl_5f_presentation_5f_template-notes">
      <style:graphic-properties draw:fill-color="#ffffff" draw:auto-grow-height="true" fo:min-height="13.362cm"/>
    </style:style>
    <style:style style:name="pr4" style:family="presentation" style:parent-style-name="fpl_5f_presentation_5f_template-title">
      <style:graphic-properties draw:fill-color="#ffffff" draw:auto-grow-height="true" fo:min-height="3.65cm"/>
    </style:style>
    <style:style style:name="pr5" style:family="presentation" style:parent-style-name="fpl_5f_presentation_5f_template-subtitle" style:list-style-name="L3">
      <style:graphic-properties draw:fill-color="#ffffff" draw:auto-grow-height="true" fo:min-height="15.341cm"/>
    </style:style>
    <style:style style:name="pr6" style:family="presentation" style:parent-style-name="fpl_5f_presentation_5f_template-subtitle" style:list-style-name="L24">
      <style:graphic-properties draw:fill-color="#ffffff" draw:auto-grow-height="true" fo:min-height="15.341cm"/>
    </style:style>
    <style:style style:name="pr7" style:family="presentation" style:parent-style-name="fpl_5f_presentation_5f_template-subtitle" style:list-style-name="L3">
      <style:graphic-properties draw:fill-color="#ffffff" draw:auto-grow-height="true" fo:min-height="19.685cm"/>
    </style:style>
    <style:style style:name="pr8" style:family="presentation" style:parent-style-name="fpl_5f_presentation_5f_template-title">
      <style:graphic-properties draw:fill-color="#ffffff" draw:auto-grow-height="true" fo:min-height="3.649cm"/>
    </style:style>
    <style:style style:name="pr9" style:family="presentation" style:parent-style-name="fpl_5f_presentation_5f_template-subtitle" style:list-style-name="L3">
      <style:graphic-properties draw:fill-color="#ffffff" draw:auto-grow-height="true" fo:min-height="24.978cm"/>
    </style:style>
    <style:style style:name="pr10" style:family="presentation" style:parent-style-name="fpl_5f_presentation_5f_template-outline1">
      <style:graphic-properties draw:fill-color="#ffffff" draw:auto-grow-height="true" fo:min-height="15.341cm"/>
    </style:style>
    <style:style style:name="pr11" style:family="presentation" style:parent-style-name="fpl_5f_presentation_5f_template-subtitle" style:list-style-name="L3">
      <style:graphic-properties draw:fill-color="#ffffff" draw:auto-grow-height="true" fo:min-height="15.341cm"/>
    </style:style>
    <style:style style:name="pr12" style:family="presentation" style:parent-style-name="fpl_5f_presentation_5f_template-subtitle" style:list-style-name="L6">
      <style:graphic-properties draw:fill-color="#ffffff" draw:auto-grow-height="true" fo:min-height="15.341cm"/>
    </style:style>
    <style:style style:name="pr13" style:family="presentation" style:parent-style-name="fpl_5f_presentation_5f_template-subtitle" style:list-style-name="L8">
      <style:graphic-properties draw:fill-color="#ffffff" draw:auto-grow-height="true" fo:min-height="15.337cm"/>
    </style:style>
    <style:style style:name="pr14" style:family="presentation" style:parent-style-name="fpl_5f_presentation_5f_template-subtitle" style:list-style-name="L3">
      <style:graphic-properties draw:fill-color="#ffffff" draw:auto-grow-height="true" fo:min-height="15.341cm"/>
    </style:style>
    <style:style style:name="pr15" style:family="presentation" style:parent-style-name="fpl_5f_presentation_5f_template-subtitle" style:list-style-name="L3">
      <style:graphic-properties draw:fill-color="#ffffff" draw:auto-grow-height="true" fo:min-height="15.341cm"/>
    </style:style>
    <style:style style:name="pr16" style:family="presentation" style:parent-style-name="fpl_5f_presentation_5f_template-subtitle" style:list-style-name="L3">
      <style:graphic-properties draw:fill-color="#ffffff" draw:auto-grow-height="true" fo:min-height="15.337cm"/>
    </style:style>
    <style:style style:name="pr17" style:family="presentation" style:parent-style-name="fpl_5f_presentation_5f_template-subtitle" style:list-style-name="L3">
      <style:graphic-properties draw:fill-color="#ffffff" draw:auto-grow-height="true" fo:min-height="15.341cm"/>
    </style:style>
    <style:style style:name="pr18" style:family="presentation" style:parent-style-name="fpl_5f_presentation_5f_template-title">
      <style:graphic-properties draw:fill-color="#ffffff" fo:min-height="3.398cm"/>
    </style:style>
    <style:style style:name="pr19" style:family="presentation" style:parent-style-name="fpl_5f_presentation_5f_template-subtitle">
      <style:graphic-properties draw:fill-color="#ffffff" fo:min-height="15.086cm"/>
    </style:style>
    <style:style style:name="pr20" style:family="presentation" style:parent-style-name="fpl_5f_presentation_5f_template-notes">
      <style:graphic-properties draw:fill-color="#ffffff" fo:min-height="13.111cm"/>
    </style:style>
    <style:style style:name="pr21" style:family="presentation" style:parent-style-name="fpl_5f_presentation_5f_template-subtitle">
      <style:graphic-properties draw:fill-color="#ffffff" fo:min-height="10.006cm"/>
    </style:style>
    <style:style style:name="pr22" style:family="presentation" style:parent-style-name="fpl_5f_presentation_5f_template-subtitle" style:list-style-name="L6">
      <style:graphic-properties draw:fill-color="#ffffff" draw:auto-grow-height="true" fo:min-height="15.337cm"/>
    </style:style>
    <style:style style:name="pr23" style:family="presentation" style:parent-style-name="fpl_5f_presentation_5f_template-subtitle" style:list-style-name="L6">
      <style:graphic-properties draw:fill-color="#ffffff" draw:auto-grow-height="true" fo:min-height="17.996cm"/>
    </style:style>
    <style:style style:name="pr24" style:family="presentation" style:parent-style-name="fpl_5f_presentation_5f_template-subtitle" style:list-style-name="L3">
      <style:graphic-properties draw:fill-color="#ffffff" draw:auto-grow-height="true" fo:min-height="15.341cm"/>
    </style:style>
    <style:style style:name="pr25" style:family="presentation" style:parent-style-name="fpl_5f_presentation_5f_template-subtitle" style:list-style-name="L3">
      <style:graphic-properties draw:fill-color="#ffffff" draw:auto-grow-height="true" fo:min-height="15.341cm"/>
    </style:style>
    <style:style style:name="pr26" style:family="presentation" style:parent-style-name="fpl_5f_presentation_5f_template-subtitle" style:list-style-name="L11">
      <style:graphic-properties draw:fill-color="#ffffff" draw:auto-grow-height="true" fo:min-height="15.341cm"/>
    </style:style>
    <style:style style:name="pr27" style:family="presentation" style:parent-style-name="fpl_5f_presentation_5f_template-subtitle" style:list-style-name="L3">
      <style:graphic-properties draw:fill-color="#ffffff" draw:auto-grow-height="true" fo:min-height="15.341cm"/>
    </style:style>
    <style:style style:name="pr28" style:family="presentation" style:parent-style-name="fpl_5f_presentation_5f_template-subtitle" style:list-style-name="L3">
      <style:graphic-properties draw:fill-color="#ffffff" draw:auto-grow-height="true" fo:min-height="15.341cm"/>
    </style:style>
    <style:style style:name="pr29" style:family="presentation" style:parent-style-name="fpl_5f_presentation_5f_template-subtitle" style:list-style-name="L3">
      <style:graphic-properties draw:fill-color="#ffffff" draw:auto-grow-height="true" fo:min-height="15.337cm"/>
    </style:style>
    <style:style style:name="pr30" style:family="presentation" style:parent-style-name="fpl_5f_presentation_5f_template-subtitle" style:list-style-name="L3">
      <style:graphic-properties draw:fill-color="#ffffff" draw:auto-grow-height="true" fo:min-height="15.337cm"/>
    </style:style>
    <style:style style:name="pr31" style:family="presentation" style:parent-style-name="fpl_5f_presentation_5f_template-subtitle" style:list-style-name="L3">
      <style:graphic-properties draw:fill-color="#ffffff" draw:auto-grow-height="true" fo:min-height="15.337cm"/>
    </style:style>
    <style:style style:name="pr32" style:family="presentation" style:parent-style-name="fpl_5f_presentation_5f_template-subtitle" style:list-style-name="L3">
      <style:graphic-properties draw:fill-color="#ffffff" draw:auto-grow-height="true" fo:min-height="15.341cm"/>
    </style:style>
    <style:style style:name="pr33" style:family="presentation" style:parent-style-name="fpl_5f_presentation_5f_template-title">
      <style:graphic-properties draw:fill-color="#ffffff" draw:auto-grow-height="true" fo:min-height="1.977cm"/>
    </style:style>
    <style:style style:name="pr34" style:family="presentation" style:parent-style-name="fpl_5f_presentation_5f_template-outline1">
      <style:graphic-properties draw:fill-color="#ffffff" draw:auto-grow-height="true" fo:min-height="17.253cm"/>
    </style:style>
    <style:style style:name="pr35" style:family="presentation" style:parent-style-name="fpl_5f_presentation_5f_template-outline1">
      <style:graphic-properties draw:fill-color="#ffffff" draw:auto-grow-height="true" fo:min-height="19.272cm"/>
    </style:style>
    <style:style style:name="pr36" style:family="presentation" style:parent-style-name="fpl_5f_presentation_5f_template-subtitle" style:list-style-name="L25">
      <style:graphic-properties draw:fill-color="#ffffff" draw:auto-grow-height="true" fo:min-height="15.337cm"/>
    </style:style>
    <style:style style:name="pr37" style:family="presentation" style:parent-style-name="fpl_5f_presentation_5f_template-subtitle" style:list-style-name="L3">
      <style:graphic-properties draw:fill-color="#ffffff" draw:auto-grow-height="true" fo:min-height="15.341cm"/>
    </style:style>
    <style:style style:name="pr38" style:family="presentation" style:parent-style-name="fpl_5f_presentation_5f_template-outline1">
      <style:graphic-properties draw:fill-color="#ffffff" draw:auto-grow-height="true" fo:min-height="15.337cm"/>
    </style:style>
    <style:style style:name="pr39" style:family="presentation" style:parent-style-name="fpl_5f_presentation_5f_template-subtitle" style:list-style-name="L3">
      <style:graphic-properties draw:fill-color="#ffffff" draw:auto-grow-height="true" fo:min-height="15.341cm"/>
    </style:style>
    <style:style style:name="pr40" style:family="presentation" style:parent-style-name="fpl_5f_presentation_5f_template-subtitle" style:list-style-name="L24">
      <style:graphic-properties draw:fill-color="#ffffff" draw:auto-grow-height="true" fo:min-height="15.337cm"/>
    </style:style>
    <style:style style:name="pr41" style:family="presentation" style:parent-style-name="fpl_5f_presentation_5f_template-subtitle">
      <style:graphic-properties draw:fill-color="#ffffff" draw:auto-grow-height="true" fo:min-height="15.341cm"/>
    </style:style>
    <style:style style:name="pr42" style:family="presentation" style:parent-style-name="fpl_5f_presentation_5f_template-title">
      <style:graphic-properties draw:fill-color="#ffffff" draw:auto-grow-height="true" fo:min-height="1.594cm"/>
    </style:style>
    <style:style style:name="pr43" style:family="presentation" style:parent-style-name="fpl_5f_presentation_5f_template-subtitle" style:list-style-name="L25">
      <style:graphic-properties draw:fill-color="#ffffff" draw:auto-grow-height="true" fo:min-height="17.157cm"/>
    </style:style>
    <style:style style:name="pr44" style:family="presentation" style:parent-style-name="fpl_5f_presentation_5f_template-subtitle" style:list-style-name="L3">
      <style:graphic-properties draw:fill-color="#ffffff" draw:auto-grow-height="true" fo:min-height="15.341cm"/>
    </style:style>
    <style:style style:name="pr45" style:family="presentation" style:parent-style-name="fpl_5f_presentation_5f_template-outline1">
      <style:graphic-properties draw:fill-color="#ffffff" fo:min-height="13.477cm"/>
    </style:style>
    <style:style style:name="pr46" style:family="presentation" style:parent-style-name="fpl_5f_presentation_5f_template-subtitle" style:list-style-name="L3">
      <style:graphic-properties draw:fill-color="#ffffff" draw:auto-grow-height="true" fo:min-height="15.341cm"/>
    </style:style>
    <style:style style:name="pr47" style:family="presentation" style:parent-style-name="fpl_5f_presentation_5f_template-subtitle" style:list-style-name="L11">
      <style:graphic-properties draw:fill-color="#ffffff" draw:auto-grow-height="true" fo:min-height="20.03cm"/>
    </style:style>
    <style:style style:name="pr48" style:family="presentation" style:parent-style-name="fpl_5f_presentation_5f_template-title">
      <style:graphic-properties draw:fill-color="#ffffff" draw:auto-grow-height="true" fo:min-height="1.517cm"/>
    </style:style>
    <style:style style:name="pr49" style:family="presentation" style:parent-style-name="fpl_5f_presentation_5f_template-subtitle" style:list-style-name="L25">
      <style:graphic-properties draw:fill-color="#ffffff" draw:auto-grow-height="true" fo:min-height="16.428cm"/>
    </style:style>
    <style:style style:name="pr50" style:family="presentation" style:parent-style-name="fpl_5f_presentation_5f_template-subtitle" style:list-style-name="L3">
      <style:graphic-properties draw:fill-color="#ffffff" draw:auto-grow-height="true" fo:min-height="15.337cm"/>
    </style:style>
    <style:style style:name="pr51" style:family="presentation" style:parent-style-name="fpl_5f_presentation_5f_template-title">
      <style:graphic-properties draw:fill-color="#ffffff" draw:auto-grow-height="true" fo:min-height="1.905cm"/>
    </style:style>
    <style:style style:name="pr52" style:family="presentation" style:parent-style-name="fpl_5f_presentation_5f_template-subtitle" style:list-style-name="L26">
      <style:graphic-properties draw:fill-color="#ffffff" draw:auto-grow-height="true" fo:min-height="15.337cm"/>
    </style:style>
    <style:style style:name="pr53" style:family="presentation" style:parent-style-name="fpl_5f_presentation_5f_template-subtitle" style:list-style-name="L3">
      <style:graphic-properties draw:fill-color="#ffffff" draw:auto-grow-height="true" fo:min-height="15.341cm"/>
    </style:style>
    <style:style style:name="pr54" style:family="presentation" style:parent-style-name="fpl_5f_presentation_5f_template-subtitle" style:list-style-name="L3">
      <style:graphic-properties draw:fill-color="#ffffff" draw:auto-grow-height="true" fo:min-height="21.101cm"/>
    </style:style>
    <style:style style:name="pr55" style:family="presentation" style:parent-style-name="fpl_5f_presentation_5f_template-title" style:list-style-name="L27">
      <style:graphic-properties draw:fill-color="#ffffff" draw:auto-grow-height="true" fo:min-height="3.65cm"/>
    </style:style>
    <style:style style:name="pr56" style:family="presentation" style:parent-style-name="fpl_5f_presentation_5f_template-notes" style:list-style-name="L2">
      <style:graphic-properties draw:fill-color="#ffffff" draw:auto-grow-height="true" fo:min-height="13.362cm"/>
    </style:style>
    <style:style style:name="pr57" style:family="presentation" style:parent-style-name="fpl_5f_presentation_5f_template-subtitle">
      <style:graphic-properties draw:fill-color="#ffffff" fo:min-height="14.652cm"/>
    </style:style>
    <style:style style:name="pr58" style:family="presentation" style:parent-style-name="fpl_5f_presentation_5f_template-subtitle" style:list-style-name="L25">
      <style:graphic-properties draw:fill-color="#ffffff" draw:auto-grow-height="true" fo:min-height="15.337cm"/>
    </style:style>
    <style:style style:name="pr59" style:family="presentation" style:parent-style-name="fpl_5f_presentation_5f_template-subtitle" style:list-style-name="L28">
      <style:graphic-properties draw:fill-color="#ffffff" draw:auto-grow-height="true" fo:min-height="18.112cm"/>
    </style:style>
    <style:style style:name="pr60" style:family="presentation" style:parent-style-name="fpl_5f_presentation_5f_template-subtitle" style:list-style-name="L20">
      <style:graphic-properties draw:fill-color="#ffffff" draw:auto-grow-height="true" fo:min-height="15.341cm"/>
    </style:style>
    <style:style style:name="pr61" style:family="presentation" style:parent-style-name="fpl_5f_presentation_5f_template-subtitle" style:list-style-name="L3">
      <style:graphic-properties draw:fill-color="#ffffff" draw:auto-grow-height="true" fo:min-height="18.033cm"/>
    </style:style>
    <style:style style:name="pr62" style:family="presentation" style:parent-style-name="fpl_5f_presentation_5f_template-subtitle" style:list-style-name="L3">
      <style:graphic-properties draw:fill-color="#ffffff" draw:auto-grow-height="true" fo:min-height="15.341cm"/>
    </style:style>
    <style:style style:name="pr63" style:family="presentation" style:parent-style-name="fpl_5f_presentation_5f_template-subtitle" style:list-style-name="L25">
      <style:graphic-properties draw:fill-color="#ffffff" draw:auto-grow-height="true" fo:min-height="15.337cm"/>
    </style:style>
    <style:style style:name="pr64" style:family="presentation" style:parent-style-name="fpl_5f_presentation_5f_template-subtitle" style:list-style-name="L3">
      <style:graphic-properties draw:fill-color="#ffffff" draw:auto-grow-height="true" fo:min-height="15.341cm"/>
    </style:style>
    <style:style style:name="pr65" style:family="presentation" style:parent-style-name="fpl_5f_presentation_5f_template-subtitle" style:list-style-name="L25">
      <style:graphic-properties draw:fill-color="#ffffff" draw:auto-grow-height="true" fo:min-height="15.337cm"/>
    </style:style>
    <style:style style:name="pr66" style:family="presentation" style:parent-style-name="fpl_5f_presentation_5f_template-title">
      <style:graphic-properties draw:fill-color="#ffffff" draw:auto-grow-height="true" fo:min-height="3.008cm"/>
    </style:style>
    <style:style style:name="pr67" style:family="presentation" style:parent-style-name="fpl_5f_presentation_5f_template-title">
      <style:graphic-properties draw:stroke="none" draw:fill="none" fo:min-height="1.704cm"/>
    </style:style>
    <style:style style:name="P1" style:family="paragraph">
      <style:paragraph-properties fo:margin-left="0cm" fo:margin-right="0cm" fo:text-align="center" fo:text-indent="0cm" style:text-autospace="none"/>
    </style:style>
    <style:style style:name="P2" style:family="paragraph">
      <style:paragraph-properties fo:margin-left="0cm" fo:margin-right="0cm" fo:text-align="center" fo:text-indent="0cm" style:text-autospace="none"/>
      <style:text-properties fo:color="#000000" fo:font-family="Arial" style:font-family-generic="swiss" fo:font-size="32pt"/>
    </style:style>
    <style:style style:name="P3" style:family="paragraph">
      <style:paragraph-properties fo:margin-left="0.6cm" fo:margin-right="0cm" fo:text-indent="-0.6cm"/>
      <style:text-properties fo:font-size="24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72pt"/>
    </style:style>
    <style:style style:name="P6" style:family="paragraph">
      <style:paragraph-properties fo:margin-left="0cm" fo:margin-right="0cm" text:enable-numbering="false" fo:text-indent="0cm"/>
    </style:style>
    <style:style style:name="P7" style:family="paragraph">
      <style:paragraph-properties fo:margin-left="0cm" fo:margin-right="0cm" fo:text-indent="0cm"/>
      <style:text-properties fo:font-size="24pt"/>
    </style:style>
    <style:style style:name="P8" style:family="paragraph">
      <style:paragraph-properties fo:margin-left="1.2cm" fo:margin-right="0cm" text:enable-numbering="false" fo:text-indent="-0.6cm" style:text-autospace="none"/>
    </style:style>
    <style:style style:name="P9" style:family="paragraph">
      <style:paragraph-properties fo:margin-left="1.2cm" fo:margin-right="0cm" text:enable-numbering="true" fo:text-indent="-0.6cm" style:text-autospace="none"/>
    </style:style>
    <style:style style:name="P10" style:family="paragraph">
      <style:paragraph-properties fo:margin-left="0cm" fo:margin-right="0cm" fo:margin-top="0cm" fo:margin-bottom="0.199cm" text:enable-numbering="false" fo:text-indent="0cm"/>
    </style:style>
    <style:style style:name="P11" style:family="paragraph">
      <style:paragraph-properties fo:margin-left="0cm" fo:margin-right="0cm" fo:margin-top="0cm" fo:margin-bottom="0.199cm" text:enable-numbering="false" fo:text-indent="0cm"/>
      <style:text-properties fo:font-size="26pt"/>
    </style:style>
    <style:style style:name="P12" style:family="paragraph">
      <style:paragraph-properties fo:margin-left="0cm" fo:margin-right="0cm" text:enable-numbering="true" fo:text-indent="0cm"/>
    </style:style>
    <style:style style:name="P13" style:family="paragraph">
      <style:paragraph-properties fo:margin-left="0cm" fo:margin-right="0cm" text:enable-numbering="true" fo:text-indent="0cm"/>
      <style:text-properties fo:font-size="26pt"/>
    </style:style>
    <style:style style:name="P14" style:family="paragraph">
      <style:paragraph-properties fo:margin-left="0.952cm" fo:margin-right="0cm" text:enable-numbering="false" fo:text-indent="-0.952cm"/>
    </style:style>
    <style:style style:name="P15" style:family="paragraph">
      <style:paragraph-properties fo:margin-left="0.952cm" fo:margin-right="0cm" text:enable-numbering="false" fo:text-indent="-0.952cm"/>
      <style:text-properties fo:font-size="28pt"/>
    </style:style>
    <style:style style:name="P16" style:family="paragraph">
      <style:paragraph-properties fo:margin-left="1.2cm" fo:margin-right="0cm" fo:text-align="start" text:enable-numbering="false" fo:text-indent="-0.9cm"/>
    </style:style>
    <style:style style:name="P17" style:family="paragraph">
      <style:paragraph-properties fo:margin-left="1.2cm" fo:margin-right="0cm" fo:text-align="start" text:enable-numbering="true" fo:text-indent="-0.9cm"/>
    </style:style>
    <style:style style:name="P18" style:family="paragraph">
      <style:paragraph-properties fo:margin-left="1.2cm" fo:margin-right="0cm" fo:text-align="start" text:enable-numbering="false" fo:text-indent="-0.9cm"/>
      <style:text-properties fo:color="#000000" fo:font-size="26pt"/>
    </style:style>
    <style:style style:name="P19" style:family="paragraph">
      <style:paragraph-properties fo:margin-left="0cm" fo:margin-right="0cm" fo:text-indent="0cm"/>
      <style:text-properties fo:font-weight="bold"/>
    </style:style>
    <style:style style:name="P20" style:family="paragraph">
      <style:paragraph-properties fo:margin-left="0cm" fo:margin-right="0cm" fo:text-align="start" text:enable-numbering="true" fo:text-indent="0cm"/>
    </style:style>
    <style:style style:name="P21" style:family="paragraph">
      <style:paragraph-properties fo:margin-left="0cm" fo:margin-right="0cm" fo:text-align="start" text:enable-numbering="false" fo:text-indent="0cm"/>
    </style:style>
    <style:style style:name="P22" style:family="paragraph">
      <style:paragraph-properties fo:margin-left="0cm" fo:margin-right="0cm" fo:text-align="start" text:enable-numbering="true" fo:text-indent="0cm"/>
      <style:text-properties fo:color="#000000" fo:font-size="26pt"/>
    </style:style>
    <style:style style:name="P23" style:family="paragraph">
      <style:paragraph-properties fo:margin-left="0cm" fo:margin-right="0cm" fo:text-indent="0cm"/>
      <style:text-properties fo:font-size="72pt"/>
    </style:style>
    <style:style style:name="P24" style:family="paragraph">
      <style:paragraph-properties fo:margin-left="0cm" fo:margin-right="0cm" fo:text-indent="0cm"/>
      <style:text-properties fo:font-size="12pt"/>
    </style:style>
    <style:style style:name="P25" style:family="paragraph">
      <style:paragraph-properties fo:margin-left="0cm" fo:margin-right="0cm" fo:text-align="center" fo:text-indent="0cm" style:text-autospace="none"/>
      <style:text-properties style:use-window-font-color="true" fo:font-family="arial" style:font-family-generic="swiss" fo:font-style="normal" fo:font-weight="bold"/>
    </style:style>
    <style:style style:name="P26" style:family="paragraph">
      <style:paragraph-properties fo:margin-left="0cm" fo:margin-right="0cm" fo:text-indent="0cm"/>
      <style:text-properties fo:font-size="32pt" fo:font-weight="bold"/>
    </style:style>
    <style:style style:name="P27" style:family="paragraph">
      <style:paragraph-properties fo:margin-left="0cm" fo:margin-right="0cm" fo:text-indent="0cm"/>
      <style:text-properties fo:font-family="Courier" style:font-family-generic="modern" style:font-pitch="fixed" fo:font-size="24pt"/>
    </style:style>
    <style:style style:name="P28" style:family="paragraph">
      <style:paragraph-properties fo:margin-left="0cm" fo:margin-right="0cm" fo:text-align="center" fo:text-indent="0cm" style:text-autospace="none"/>
      <style:text-properties style:use-window-font-color="true"/>
    </style:style>
    <style:style style:name="P29" style:family="paragraph">
      <style:paragraph-properties fo:margin-left="1.2cm" fo:margin-right="0cm" fo:text-align="start" text:enable-numbering="true" fo:text-indent="-0.9cm"/>
      <style:text-properties fo:color="#ffffff" fo:font-size="30pt"/>
    </style:style>
    <style:style style:name="P30" style:family="paragraph">
      <style:paragraph-properties fo:margin-left="1.2cm" fo:margin-right="0cm" fo:text-align="start" text:enable-numbering="false" fo:text-indent="-0.9cm"/>
      <style:text-properties fo:color="#000000" fo:font-size="30pt"/>
    </style:style>
    <style:style style:name="P31" style:family="paragraph">
      <style:paragraph-properties fo:margin-left="0cm" fo:margin-right="0cm" text:enable-numbering="false" fo:text-indent="0cm"/>
      <style:text-properties fo:font-size="26pt"/>
    </style:style>
    <style:style style:name="P32" style:family="paragraph">
      <style:paragraph-properties fo:margin-left="0cm" fo:margin-right="0cm" text:enable-numbering="false" fo:text-indent="0cm" style:text-autospace="none"/>
    </style:style>
    <style:style style:name="P33" style:family="paragraph">
      <style:paragraph-properties fo:margin-left="0.952cm" fo:margin-right="0cm" fo:text-align="start" text:enable-numbering="false" fo:text-indent="-0.952cm"/>
    </style:style>
    <style:style style:name="P34" style:family="paragraph">
      <style:paragraph-properties fo:margin-left="0.952cm" fo:margin-right="0cm" fo:text-align="start" text:enable-numbering="false" fo:text-indent="-0.952cm"/>
      <style:text-properties fo:font-family="Courier" style:font-family-generic="swiss" style:font-pitch="variable" fo:font-size="24pt" fo:font-weight="normal"/>
    </style:style>
    <style:style style:name="P35" style:family="paragraph">
      <style:paragraph-properties fo:margin-left="0.952cm" fo:margin-right="0cm" text:enable-numbering="false" fo:text-indent="-0.952cm"/>
      <style:text-properties fo:color="#000000" fo:font-family="arial" style:font-family-generic="swiss" fo:font-size="22pt"/>
    </style:style>
    <style:style style:name="P36" style:family="paragraph">
      <style:paragraph-properties fo:margin-left="0cm" fo:margin-right="0cm" text:enable-numbering="false" fo:text-indent="0cm"/>
      <style:text-properties fo:font-size="28pt"/>
    </style:style>
    <style:style style:name="P37" style:family="paragraph">
      <style:paragraph-properties fo:margin-left="0.952cm" fo:margin-right="0cm" text:enable-numbering="false" fo:text-indent="-0.952cm"/>
      <style:text-properties style:use-window-font-color="true" fo:font-size="28pt" fo:font-weight="bold"/>
    </style:style>
    <style:style style:name="P38" style:family="paragraph">
      <style:paragraph-properties fo:margin-left="1.2cm" fo:margin-right="0cm" text:enable-numbering="true" fo:text-indent="-0.6cm" style:text-autospace="none"/>
      <style:text-properties fo:color="#000000"/>
    </style:style>
    <style:style style:name="P39" style:family="paragraph">
      <style:paragraph-properties fo:margin-left="0.952cm" fo:margin-right="0cm" text:enable-numbering="true" fo:text-indent="-0.952cm" style:text-autospace="none"/>
    </style:style>
    <style:style style:name="P40" style:family="paragraph">
      <style:paragraph-properties fo:margin-left="0.952cm" fo:margin-right="0cm" text:enable-numbering="true" fo:text-indent="-0.952cm" style:text-autospace="none"/>
      <style:text-properties fo:font-size="26pt"/>
    </style:style>
    <style:style style:name="P41" style:family="paragraph">
      <style:paragraph-properties fo:margin-left="1.2cm" fo:margin-right="0cm" text:enable-numbering="false" fo:text-indent="-0.9cm"/>
    </style:style>
    <style:style style:name="P42" style:family="paragraph">
      <style:paragraph-properties fo:margin-left="1.2cm" fo:margin-right="0cm" text:enable-numbering="false" fo:text-indent="-0.9cm"/>
      <style:text-properties fo:font-size="18pt"/>
    </style:style>
    <style:style style:name="P43" style:family="paragraph">
      <style:paragraph-properties fo:margin-left="0cm" fo:margin-right="0cm" text:enable-numbering="false" fo:text-indent="0cm"/>
      <style:text-properties style:use-window-font-color="true" fo:font-family="Courier" style:font-family-generic="swiss" style:font-pitch="variable" fo:font-size="28pt" fo:font-weight="normal"/>
    </style:style>
    <style:style style:name="P44" style:family="paragraph">
      <style:paragraph-properties fo:margin-left="0.952cm" fo:margin-right="0cm" text:enable-numbering="false" fo:text-indent="-0.952cm"/>
      <style:text-properties style:use-window-font-color="true" fo:font-size="28pt" fo:font-weight="normal"/>
    </style:style>
    <style:style style:name="P45" style:family="paragraph">
      <style:paragraph-properties fo:margin-left="0cm" fo:margin-right="0cm" fo:text-indent="0cm"/>
      <style:text-properties fo:font-family="Courier" style:font-family-generic="swiss" style:font-pitch="variable"/>
    </style:style>
    <style:style style:name="P46" style:family="paragraph">
      <style:paragraph-properties fo:margin-left="0.952cm" fo:margin-right="0cm" fo:margin-top="0cm" fo:margin-bottom="0cm" text:enable-numbering="false" fo:text-indent="-0.952cm" style:text-autospace="none"/>
    </style:style>
    <style:style style:name="P47" style:family="paragraph">
      <style:paragraph-properties fo:margin-left="0.952cm" fo:margin-right="0cm" fo:margin-top="0cm" fo:margin-bottom="0cm" text:enable-numbering="false" fo:text-indent="-0.952cm" style:text-autospace="none"/>
      <style:text-properties fo:color="#000000" fo:font-family="Courier" style:font-family-generic="modern" style:font-pitch="fixed" fo:font-size="24pt" fo:font-weight="normal" style:font-family-asian="Courier-Bold" style:font-family-generic-asian="modern" style:font-size-asian="9pt" style:font-family-complex="Courier-Bold" style:font-family-generic-complex="modern" style:font-size-complex="5.09999990463257pt"/>
    </style:style>
    <style:style style:name="P48" style:family="paragraph">
      <style:paragraph-properties fo:margin-left="0cm" fo:margin-right="0cm" fo:text-align="center" fo:text-indent="0cm"/>
    </style:style>
    <style:style style:name="P49" style:family="paragraph">
      <style:paragraph-properties fo:margin-left="0cm" fo:margin-right="0cm" fo:text-align="center" fo:text-indent="0cm"/>
      <style:text-properties fo:font-size="18pt"/>
    </style:style>
    <style:style style:name="P50" style:family="paragraph">
      <style:paragraph-properties fo:margin-left="0.952cm" fo:margin-right="0cm" fo:margin-top="0cm" fo:margin-bottom="0cm" text:enable-numbering="false" fo:text-indent="-0.952cm"/>
    </style:style>
    <style:style style:name="P51" style:family="paragraph">
      <style:paragraph-properties fo:margin-left="0cm" fo:margin-right="0cm" fo:margin-top="0cm" fo:margin-bottom="0cm" text:enable-numbering="false" fo:text-indent="0cm"/>
    </style:style>
    <style:style style:name="P52" style:family="paragraph">
      <style:paragraph-properties fo:margin-left="0cm" fo:margin-right="0cm" fo:margin-top="0cm" fo:margin-bottom="0cm" text:enable-numbering="false" fo:text-indent="0cm"/>
      <style:text-properties fo:font-size="32pt"/>
    </style:style>
    <style:style style:name="P53" style:family="paragraph">
      <style:paragraph-properties fo:margin-left="0cm" fo:margin-right="0cm" fo:text-indent="0cm"/>
      <style:text-properties style:use-window-font-color="true" fo:font-size="36pt"/>
    </style:style>
    <style:style style:name="P54" style:family="paragraph">
      <style:paragraph-properties fo:margin-left="0cm" fo:margin-right="0cm" text:enable-numbering="false" fo:text-indent="0cm"/>
      <style:text-properties style:use-window-font-color="true" fo:font-size="26pt"/>
    </style:style>
    <style:style style:name="P55" style:family="paragraph">
      <style:paragraph-properties fo:margin-left="0cm" fo:margin-right="0cm" fo:text-align="start" fo:text-indent="0cm"/>
    </style:style>
    <style:style style:name="P56" style:family="paragraph">
      <style:paragraph-properties fo:text-align="center"/>
    </style:style>
    <style:style style:name="P57" style:family="paragraph">
      <style:paragraph-properties fo:margin-left="0cm" fo:margin-right="0cm" fo:text-indent="0cm"/>
      <style:text-properties fo:font-size="18pt"/>
    </style:style>
    <style:style style:name="P58" style:family="paragraph">
      <style:paragraph-properties fo:margin-left="0cm" fo:margin-right="0cm" text:enable-numbering="false" fo:text-indent="0cm"/>
      <style:text-properties style:use-window-font-color="true" fo:font-family="Courier" style:font-family-generic="modern" style:font-pitch="fixed" fo:font-weight="normal"/>
    </style:style>
    <style:style style:name="P59" style:family="paragraph">
      <style:paragraph-properties fo:margin-left="0cm" fo:margin-right="0cm" text:enable-numbering="false" fo:text-indent="0cm"/>
      <style:text-properties fo:font-size="32pt"/>
    </style:style>
    <style:style style:name="P60" style:family="paragraph">
      <style:paragraph-properties fo:margin-left="0cm" fo:margin-right="0cm" text:enable-numbering="false" fo:text-indent="0cm"/>
      <style:text-properties style:use-window-font-color="true" fo:font-family="Courier" style:font-family-generic="swiss" style:font-pitch="variable" fo:font-size="26pt" fo:font-weight="normal"/>
    </style:style>
    <style:style style:name="P61" style:family="paragraph">
      <style:paragraph-properties fo:margin-left="0cm" fo:margin-right="0cm" fo:text-indent="0cm"/>
      <style:text-properties style:use-window-font-color="true" fo:font-size="18pt"/>
    </style:style>
    <style:style style:name="P62" style:family="paragraph">
      <style:paragraph-properties fo:margin-left="0cm" fo:margin-right="0cm" fo:text-align="center" fo:text-indent="0cm"/>
      <style:text-properties style:use-window-font-color="true"/>
    </style:style>
    <style:style style:name="P63" style:family="paragraph">
      <style:paragraph-properties fo:text-align="center"/>
      <style:text-properties style:use-window-font-color="true"/>
    </style:style>
    <style:style style:name="P64" style:family="paragraph">
      <style:paragraph-properties fo:margin-left="2.063cm" fo:margin-right="0cm" text:enable-numbering="false" fo:text-indent="-0.793cm"/>
    </style:style>
    <style:style style:name="P65" style:family="paragraph">
      <style:paragraph-properties fo:margin-left="3.175cm" fo:margin-right="0cm" text:enable-numbering="false" fo:text-indent="-0.635cm"/>
    </style:style>
    <style:style style:name="P66" style:family="paragraph">
      <style:paragraph-properties fo:margin-left="0.952cm" fo:margin-right="0cm" text:enable-numbering="false" fo:text-indent="-0.952cm"/>
      <style:text-properties style:use-window-font-color="true" fo:font-family="Courier" style:font-family-generic="swiss" style:font-pitch="variable" fo:font-size="26pt" fo:font-weight="normal"/>
    </style:style>
    <style:style style:name="P67" style:family="paragraph">
      <style:paragraph-properties fo:margin-left="1.2cm" fo:margin-right="0cm" text:enable-numbering="true" fo:text-indent="-0.9cm"/>
    </style:style>
    <style:style style:name="P68" style:family="paragraph">
      <style:paragraph-properties fo:margin-left="0.952cm" fo:margin-right="0cm" text:enable-numbering="false" fo:text-indent="-0.952cm"/>
      <style:text-properties fo:font-family="Arial" style:font-family-generic="swiss" fo:font-size="30pt"/>
    </style:style>
    <style:style style:name="P69" style:family="paragraph">
      <style:paragraph-properties fo:margin-left="0.952cm" fo:margin-right="0cm" text:enable-numbering="false" fo:text-indent="-0.952cm" style:text-autospace="none"/>
    </style:style>
    <style:style style:name="P70" style:family="paragraph">
      <style:paragraph-properties fo:margin-left="1.2cm" fo:margin-right="0cm" text:enable-numbering="true" fo:text-indent="-0.9cm" style:text-autospace="none"/>
    </style:style>
    <style:style style:name="P71" style:family="paragraph">
      <style:paragraph-properties fo:margin-left="0.952cm" fo:margin-right="0cm" text:enable-numbering="false" fo:text-indent="-0.952cm" style:text-autospace="none"/>
      <style:text-properties fo:font-family="Arial" style:font-family-generic="swiss" fo:font-size="28pt"/>
    </style:style>
    <style:style style:name="P72" style:family="paragraph">
      <style:paragraph-properties fo:margin-left="0cm" fo:margin-right="0cm" text:enable-numbering="false" fo:text-indent="0cm" style:text-autospace="none"/>
      <style:text-properties style:use-window-font-color="true" fo:font-family="Courier" style:font-family-generic="swiss" style:font-pitch="variable" fo:font-size="24pt" fo:font-weight="normal"/>
    </style:style>
    <style:style style:name="P73" style:family="paragraph">
      <style:paragraph-properties fo:margin-left="0.952cm" fo:margin-right="0cm" text:enable-numbering="false" fo:text-indent="-0.952cm" style:text-autospace="none"/>
      <style:text-properties style:use-window-font-color="true" fo:font-family="Courier" style:font-family-generic="swiss" style:font-pitch="variable" fo:font-size="24pt" fo:font-weight="normal"/>
    </style:style>
    <style:style style:name="P74" style:family="paragraph">
      <style:paragraph-properties fo:margin-left="0.952cm" fo:margin-right="0cm" text:enable-numbering="false" fo:text-indent="-0.952cm" style:text-autospace="none"/>
      <style:text-properties fo:font-weight="normal"/>
    </style:style>
    <style:style style:name="P75" style:family="paragraph">
      <style:paragraph-properties fo:text-align="center"/>
      <style:text-properties fo:color="#ffffff"/>
    </style:style>
    <style:style style:name="P76" style:family="paragraph">
      <style:paragraph-properties fo:margin-left="0cm" fo:margin-right="0cm" fo:text-indent="0cm"/>
      <style:text-properties fo:color="#ffffff" fo:font-size="12pt"/>
    </style:style>
    <style:style style:name="P77" style:family="paragraph">
      <style:paragraph-properties fo:margin-left="0.952cm" fo:margin-right="0cm" text:enable-numbering="true" fo:text-indent="-0.952cm" style:text-autospace="none"/>
      <style:text-properties fo:font-family="Arial" style:font-family-generic="swiss" fo:font-size="28pt"/>
    </style:style>
    <style:style style:name="P78" style:family="paragraph">
      <style:paragraph-properties fo:margin-left="0cm" fo:margin-right="0cm" text:enable-numbering="false" fo:text-indent="0cm" style:text-autospace="none"/>
      <style:text-properties style:use-window-font-color="true" fo:font-family="Courier" style:font-family-generic="swiss" style:font-pitch="variable" fo:font-size="26pt" fo:font-weight="normal"/>
    </style:style>
    <style:style style:name="P79" style:family="paragraph">
      <style:paragraph-properties fo:margin-left="0cm" fo:margin-right="0cm" text:enable-numbering="false" fo:text-indent="0cm" style:text-autospace="none"/>
      <style:text-properties fo:color="#000000" fo:font-family="Courier" style:font-family-generic="swiss" style:font-pitch="variable" fo:font-size="26pt"/>
    </style:style>
    <style:style style:name="P80" style:family="paragraph">
      <style:paragraph-properties fo:margin-left="0cm" fo:margin-right="0cm" text:enable-numbering="false" fo:text-indent="0cm" style:text-autospace="none"/>
      <style:text-properties fo:color="#000000" fo:font-family="Courier" style:font-family-generic="swiss" style:font-pitch="variable"/>
    </style:style>
    <style:style style:name="P81" style:family="paragraph">
      <style:paragraph-properties fo:margin-left="0cm" fo:margin-right="0cm" fo:text-align="center" fo:text-indent="0cm"/>
      <style:text-properties fo:color="#999999" fo:font-size="18pt"/>
    </style:style>
    <style:style style:name="P82" style:family="paragraph">
      <style:paragraph-properties fo:margin-left="0cm" fo:margin-right="0cm" fo:text-indent="0cm"/>
      <style:text-properties fo:color="#999999" fo:font-size="18pt"/>
    </style:style>
    <style:style style:name="P83" style:family="paragraph">
      <style:paragraph-properties fo:margin-left="0cm" fo:margin-right="0cm" fo:text-indent="0cm"/>
      <style:text-properties fo:color="#ffffff" fo:font-size="18pt" fo:font-style="italic"/>
    </style:style>
    <style:style style:name="T1" style:family="text">
      <style:text-properties fo:color="#000000" style:text-outline="false" style:text-line-through-style="none" fo:font-family="'Bitstream Vera Sans'" style:font-family-generic="swiss" style:font-pitch="variable" fo:font-size="48pt" fo:font-style="italic" fo:text-shadow="none" style:text-underline-style="none" fo:font-weight="bold" style:font-family-asian="ArialMT" style:font-family-generic-asian="swiss" style:font-size-asian="15pt" style:font-family-complex="ArialMT" style:font-family-generic-complex="swiss" style:font-size-complex="8.5pt"/>
    </style:style>
    <style:style style:name="T2" style:family="text">
      <style:text-properties fo:color="#000000" style:text-outline="false" style:text-line-through-style="none" fo:font-family="Arial" style:font-family-generic="swiss" fo:font-size="48pt" fo:font-style="italic" fo:text-shadow="none" style:text-underline-style="none" fo:font-weight="bold" style:font-family-asian="ArialMT" style:font-family-generic-asian="swiss" style:font-size-asian="15pt" style:font-family-complex="ArialMT" style:font-family-generic-complex="swiss" style:font-size-complex="8.5pt"/>
    </style:style>
    <style:style style:name="T3" style:family="text">
      <style:text-properties fo:color="#000000" style:text-outline="false" style:text-line-through-style="none" fo:font-family="Arial" style:font-family-generic="swiss" fo:font-size="32pt" fo:font-style="italic" fo:text-shadow="none" style:text-underline-style="none" fo:font-weight="bold" style:font-family-asian="ArialMT" style:font-family-generic-asian="swiss" style:font-size-asian="15pt" style:font-family-complex="ArialMT" style:font-family-generic-complex="swiss" style:font-size-complex="8.5pt"/>
    </style:style>
    <style:style style:name="T4" style:family="text">
      <style:text-properties fo:color="#000000" style:text-outline="false" style:text-line-through-style="none" fo:font-family="'Bitstream Vera Sans'" style:font-family-generic="swiss" style:font-pitch="variable" fo:font-size="32pt" fo:font-style="italic" fo:text-shadow="none" style:text-underline-style="none" fo:font-weight="bold" style:font-family-asian="ArialMT" style:font-family-generic-asian="swiss" style:font-size-asian="15pt" style:font-family-complex="ArialMT" style:font-family-generic-complex="swiss" style:font-size-complex="8.5pt"/>
    </style:style>
    <style:style style:name="T5" style:family="text">
      <style:text-properties fo:font-size="72pt"/>
    </style:style>
    <style:style style:name="T6" style:family="text">
      <style:text-properties fo:font-family="Arial" style:font-family-generic="swiss" fo:font-size="28pt"/>
    </style:style>
    <style:style style:name="T7" style:family="text">
      <style:text-properties fo:font-family="Arial" style:font-family-generic="swiss" fo:font-size="28pt" fo:font-weight="normal" style:font-family-asian="Arial" style:font-family-generic-asian="swiss" style:font-size-asian="10pt" style:font-weight-asian="bold" style:font-family-complex="Arial" style:font-family-generic-complex="swiss" style:font-size-complex="5.69999980926514pt" style:font-weight-complex="bold"/>
    </style:style>
    <style:style style:name="T8" style:family="text">
      <style:text-properties fo:font-family="Arial" style:font-family-generic="swiss" fo:font-size="26pt"/>
    </style:style>
    <style:style style:name="T9" style:family="text">
      <style:text-properties fo:font-size="28pt"/>
    </style:style>
    <style:style style:name="T10" style:family="text">
      <style:text-properties fo:font-family="Arial" style:font-family-generic="swiss" style:font-pitch="variable" fo:font-size="28pt"/>
    </style:style>
    <style:style style:name="T11" style:family="text">
      <style:text-properties fo:color="#000000" fo:font-family="Arial" style:font-family-generic="swiss" fo:font-size="26pt"/>
    </style:style>
    <style:style style:name="T12" style:family="text">
      <style:text-properties fo:font-weight="bold"/>
    </style:style>
    <style:style style:name="T13" style:family="text">
      <style:text-properties fo:color="#000000" fo:font-family="Arial" style:font-family-generic="swiss" style:font-pitch="variable" fo:font-size="26pt"/>
    </style:style>
    <style:style style:name="T14" style:family="text">
      <style:text-properties fo:color="#000000" fo:font-family="Arial" style:font-family-generic="swiss" style:font-pitch="variable" fo:font-size="26pt" fo:font-weight="bold"/>
    </style:style>
    <style:style style:name="T15" style:family="text">
      <style:text-properties fo:font-family="Arial" style:font-family-generic="swiss" fo:font-size="28pt" fo:font-style="italic"/>
    </style:style>
    <style:style style:name="T16" style:family="text">
      <style:text-properties style:use-window-font-color="true" style:text-outline="false" style:text-line-through-style="none" fo:font-family="arial" style:font-family-generic="swiss" fo:font-size="32pt" fo:font-style="normal" fo:text-shadow="none" style:text-underline-style="none" fo:font-weight="bold" style:font-family-asian="ArialMT" style:font-family-generic-asian="swiss" style:font-size-asian="15pt" style:font-family-complex="ArialMT" style:font-family-generic-complex="swiss" style:font-size-complex="8.5pt"/>
    </style:style>
    <style:style style:name="T17" style:family="text">
      <style:text-properties fo:font-family="arial" style:font-family-generic="swiss" fo:font-size="24pt"/>
    </style:style>
    <style:style style:name="T18" style:family="text">
      <style:text-properties fo:color="#000000" fo:font-family="Courier" style:font-family-generic="swiss" style:font-pitch="variable" fo:font-size="24pt" fo:font-weight="bold"/>
    </style:style>
    <style:style style:name="T19" style:family="text">
      <style:text-properties fo:font-family="Courier" style:font-family-generic="swiss" style:font-pitch="variable" fo:font-size="24pt" fo:font-weight="normal"/>
    </style:style>
    <style:style style:name="T20" style:family="text">
      <style:text-properties fo:color="#000000" fo:font-family="Courier" style:font-family-generic="swiss" style:font-pitch="variable" fo:font-size="24pt" fo:font-weight="normal"/>
    </style:style>
    <style:style style:name="T21" style:family="text">
      <style:text-properties fo:color="#000000" fo:font-family="Courier" style:font-family-generic="swiss" style:font-pitch="variable" fo:font-size="24pt" fo:font-style="normal" fo:font-weight="bold"/>
    </style:style>
    <style:style style:name="T22" style:family="text">
      <style:text-properties fo:color="#000000" fo:font-family="Courier" style:font-family-generic="swiss" style:font-pitch="variable" fo:font-size="24pt" fo:font-style="normal" fo:font-weight="normal"/>
    </style:style>
    <style:style style:name="T23" style:family="text">
      <style:text-properties fo:font-size="32pt" fo:font-weight="bold"/>
    </style:style>
    <style:style style:name="T24" style:family="text">
      <style:text-properties fo:font-family="arial" style:font-family-generic="swiss" fo:font-size="24pt" fo:font-style="italic" fo:font-weight="normal"/>
    </style:style>
    <style:style style:name="T25" style:family="text">
      <style:text-properties fo:font-family="Courier" style:font-family-generic="modern" style:font-pitch="fixed" fo:font-size="24pt" fo:font-weight="bold"/>
    </style:style>
    <style:style style:name="T26" style:family="text">
      <style:text-properties fo:font-family="Courier" style:font-family-generic="modern" style:font-pitch="fixed" fo:font-size="24pt"/>
    </style:style>
    <style:style style:name="T27" style:family="text">
      <style:text-properties fo:font-family="Courier" style:font-family-generic="modern" style:font-pitch="fixed" fo:font-size="24pt" fo:font-style="italic"/>
    </style:style>
    <style:style style:name="T28" style:family="text">
      <style:text-properties style:use-window-font-color="true" style:text-outline="false" style:text-line-through-style="none" fo:font-family="'Bitstream Vera Sans'" style:font-family-generic="swiss" style:font-pitch="variable" fo:font-size="32pt" fo:font-style="italic" fo:text-shadow="none" style:text-underline-style="none" fo:font-weight="bold" style:font-family-asian="ArialMT" style:font-family-generic-asian="swiss" style:font-size-asian="15pt" style:font-family-complex="ArialMT" style:font-family-generic-complex="swiss" style:font-size-complex="8.5pt"/>
    </style:style>
    <style:style style:name="T29" style:family="text">
      <style:text-properties fo:color="#000000" fo:font-family="Arial" style:font-family-generic="swiss" fo:font-size="30pt"/>
    </style:style>
    <style:style style:name="T30" style:family="text">
      <style:text-properties style:use-window-font-color="true" fo:font-family="Arial" style:font-family-generic="swiss" fo:font-size="30pt"/>
    </style:style>
    <style:style style:name="T31" style:family="text">
      <style:text-properties fo:color="#ffffff" fo:font-family="arial" style:font-family-generic="swiss" fo:font-size="28pt" fo:font-weight="bold"/>
    </style:style>
    <style:style style:name="T32" style:family="text">
      <style:text-properties fo:color="#000000" fo:font-family="Courier" style:font-family-generic="modern" style:font-pitch="fixed" fo:font-size="28pt" fo:font-weight="bold"/>
    </style:style>
    <style:style style:name="T33" style:family="text">
      <style:text-properties fo:color="#000000" fo:font-family="Courier" style:font-family-generic="modern" style:font-pitch="fixed" fo:font-size="28pt" fo:font-weight="normal"/>
    </style:style>
    <style:style style:name="T34" style:family="text">
      <style:text-properties style:use-window-font-color="true" fo:font-family="Courier" style:font-family-generic="modern" style:font-pitch="fixed" fo:font-size="28pt" fo:font-weight="bold"/>
    </style:style>
    <style:style style:name="T35" style:family="text">
      <style:text-properties style:use-window-font-color="true" fo:font-family="Courier" style:font-family-generic="modern" style:font-pitch="fixed" fo:font-size="28pt" fo:font-weight="normal"/>
    </style:style>
    <style:style style:name="T36" style:family="text">
      <style:text-properties fo:font-size="26pt"/>
    </style:style>
    <style:style style:name="T37" style:family="text">
      <style:text-properties fo:color="#000000" fo:font-size="26pt"/>
    </style:style>
    <style:style style:name="T38" style:family="text">
      <style:text-properties fo:font-family="Courier" style:font-family-generic="modern" style:font-pitch="fixed" fo:font-size="26pt" fo:font-weight="bold"/>
    </style:style>
    <style:style style:name="T39" style:family="text">
      <style:text-properties fo:font-family="Courier" style:font-family-generic="modern" style:font-pitch="fixed" fo:font-size="26pt"/>
    </style:style>
    <style:style style:name="T40" style:family="text">
      <style:text-properties style:use-window-font-color="true" fo:font-family="Courier" style:font-family-generic="swiss" style:font-pitch="variable" fo:font-size="26pt" fo:font-style="italic"/>
    </style:style>
    <style:style style:name="T41" style:family="text">
      <style:text-properties style:use-window-font-color="true" fo:font-family="Courier" style:font-family-generic="swiss" style:font-pitch="variable" fo:font-size="26pt" fo:font-weight="bold"/>
    </style:style>
    <style:style style:name="T42" style:family="text">
      <style:text-properties style:use-window-font-color="true" fo:font-family="Courier" style:font-family-generic="swiss" style:font-pitch="variable" fo:font-size="26pt" fo:font-weight="normal"/>
    </style:style>
    <style:style style:name="T43" style:family="text">
      <style:text-properties style:use-window-font-color="true" fo:font-size="26pt"/>
    </style:style>
    <style:style style:name="T44" style:family="text">
      <style:text-properties fo:color="#000000" fo:font-family="Courier" style:font-family-generic="swiss" style:font-pitch="variable" fo:font-size="26pt" fo:font-weight="bold"/>
    </style:style>
    <style:style style:name="T45" style:family="text">
      <style:text-properties fo:font-family="Courier" style:font-family-generic="swiss" style:font-pitch="variable" fo:font-size="26pt" fo:font-weight="normal"/>
    </style:style>
    <style:style style:name="T46" style:family="text">
      <style:text-properties fo:font-family="arial" style:font-family-generic="swiss" fo:font-size="26pt" fo:font-weight="normal"/>
    </style:style>
    <style:style style:name="T47" style:family="text">
      <style:text-properties fo:color="#000000" fo:font-family="Courier" style:font-family-generic="swiss" style:font-pitch="variable" fo:font-size="28pt" fo:font-weight="bold"/>
    </style:style>
    <style:style style:name="T48" style:family="text">
      <style:text-properties fo:color="#000000" fo:font-family="Courier" style:font-family-generic="swiss" style:font-pitch="variable" fo:font-size="28pt" fo:font-weight="normal"/>
    </style:style>
    <style:style style:name="T49" style:family="text">
      <style:text-properties fo:font-family="arial" style:font-family-generic="swiss"/>
    </style:style>
    <style:style style:name="T50" style:family="text">
      <style:text-properties fo:color="#000000" fo:font-family="Courier" style:font-family-generic="swiss" style:font-pitch="variable" fo:font-weight="bold"/>
    </style:style>
    <style:style style:name="T51" style:family="text">
      <style:text-properties fo:color="#000000" fo:font-family="Courier" style:font-family-generic="swiss" style:font-pitch="variable" fo:font-weight="normal"/>
    </style:style>
    <style:style style:name="T52" style:family="text">
      <style:text-properties fo:font-family="Arial" style:font-family-generic="swiss" fo:font-size="30pt" style:font-family-asian="Arial" style:font-family-generic-asian="swiss" style:font-size-asian="9pt" style:font-family-complex="Arial" style:font-family-generic-complex="swiss" style:font-size-complex="5.09999990463257pt"/>
    </style:style>
    <style:style style:name="T53" style:family="text">
      <style:text-properties fo:color="#000000" fo:font-family="Courier" style:font-family-generic="modern" style:font-pitch="fixed" fo:font-size="26pt" fo:font-weight="bold"/>
    </style:style>
    <style:style style:name="T54" style:family="text">
      <style:text-properties fo:color="#000000" fo:font-family="Courier" style:font-family-generic="modern" style:font-pitch="fixed" fo:font-size="26pt" fo:font-weight="normal"/>
    </style:style>
    <style:style style:name="T55" style:family="text">
      <style:text-properties style:use-window-font-color="true" fo:font-family="Courier" style:font-family-generic="swiss" style:font-pitch="variable" fo:font-size="24pt" fo:font-weight="bold"/>
    </style:style>
    <style:style style:name="T56" style:family="text">
      <style:text-properties style:use-window-font-color="true" fo:font-family="Courier" style:font-family-generic="swiss" style:font-pitch="variable" fo:font-size="24pt" fo:font-weight="normal"/>
    </style:style>
    <style:style style:name="T57" style:family="text">
      <style:text-properties fo:color="#000000" fo:font-family="arial" style:font-family-generic="swiss" fo:font-size="22pt" fo:font-weight="bold"/>
    </style:style>
    <style:style style:name="T58" style:family="text">
      <style:text-properties fo:color="#000000" fo:font-family="arial" style:font-family-generic="swiss" fo:font-size="22pt"/>
    </style:style>
    <style:style style:name="T59" style:family="text">
      <style:text-properties fo:font-family="Courier" style:font-family-generic="modern" style:font-pitch="fixed" fo:font-size="28pt" fo:font-weight="normal"/>
    </style:style>
    <style:style style:name="T60" style:family="text">
      <style:text-properties fo:font-size="28pt" fo:font-weight="normal"/>
    </style:style>
    <style:style style:name="T61" style:family="text">
      <style:text-properties fo:font-family="Courier" style:font-family-generic="swiss" style:font-pitch="variable" fo:font-size="28pt" fo:font-weight="normal"/>
    </style:style>
    <style:style style:name="T62" style:family="text">
      <style:text-properties fo:font-family="Courier" style:font-family-generic="swiss" style:font-pitch="variable" fo:font-size="28pt" fo:font-weight="bold"/>
    </style:style>
    <style:style style:name="T63" style:family="text">
      <style:text-properties style:use-window-font-color="true" fo:font-size="28pt" fo:font-weight="normal"/>
    </style:style>
    <style:style style:name="T64" style:family="text">
      <style:text-properties style:use-window-font-color="true" fo:font-family="Courier" style:font-family-generic="swiss" style:font-pitch="variable" fo:font-size="28pt" fo:font-weight="bold"/>
    </style:style>
    <style:style style:name="T65" style:family="text">
      <style:text-properties style:use-window-font-color="true" fo:font-family="Courier" style:font-family-generic="swiss" style:font-pitch="variable" fo:font-size="28pt" fo:font-weight="normal"/>
    </style:style>
    <style:style style:name="T66" style:family="text">
      <style:text-properties style:use-window-font-color="true" fo:font-family="Courier" style:font-family-generic="swiss" style:font-pitch="variable" fo:font-size="28pt" fo:font-style="italic" fo:font-weight="normal"/>
    </style:style>
    <style:style style:name="T67" style:family="text">
      <style:text-properties fo:font-size="26pt" fo:font-weight="bold"/>
    </style:style>
    <style:style style:name="T68" style:family="text">
      <style:text-properties fo:color="#000000" fo:font-family="Courier" style:font-family-generic="swiss" style:font-pitch="variable" fo:font-size="26pt" fo:font-weight="normal"/>
    </style:style>
    <style:style style:name="T69" style:family="text">
      <style:text-properties fo:color="#000000" style:text-outline="false" style:text-line-through-style="none" fo:font-family="Arial" style:font-family-generic="swiss" fo:font-size="28pt" fo:font-style="normal" fo:text-shadow="none" style:text-underline-style="none" fo:font-weight="normal" style:font-family-asian="Arial" style:font-family-generic-asian="swiss" style:font-size-asian="9pt" style:font-family-complex="Arial" style:font-family-generic-complex="swiss" style:font-size-complex="5.09999990463257pt"/>
    </style:style>
    <style:style style:name="T70" style:family="text">
      <style:text-properties fo:font-family="Arial" style:font-family-generic="swiss" fo:font-size="26pt" style:font-family-asian="Arial" style:font-family-generic-asian="swiss" style:font-size-asian="9pt" style:font-family-complex="Arial" style:font-family-generic-complex="swiss" style:font-size-complex="5.09999990463257pt"/>
    </style:style>
    <style:style style:name="T71" style:family="text">
      <style:text-properties style:use-window-font-color="true" fo:font-family="'Arial,Italic'" style:font-family-generic="swiss" fo:font-size="26pt" fo:font-style="normal" fo:font-weight="bold" style:font-family-asian="'Arial,Italic'" style:font-family-generic-asian="swiss" style:font-size-asian="9pt" style:font-style-asian="italic" style:font-family-complex="'Arial,Italic'" style:font-family-generic-complex="swiss" style:font-size-complex="5.09999990463257pt" style:font-style-complex="italic"/>
    </style:style>
    <style:style style:name="T72" style:family="text">
      <style:text-properties fo:font-family="'Arial,Italic'" style:font-family-generic="swiss" fo:font-size="26pt" fo:font-style="italic" style:font-family-asian="'Arial,Italic'" style:font-family-generic-asian="swiss" style:font-size-asian="9pt" style:font-style-asian="italic" style:font-family-complex="'Arial,Italic'" style:font-family-generic-complex="swiss" style:font-size-complex="5.09999990463257pt" style:font-style-complex="italic"/>
    </style:style>
    <style:style style:name="T73" style:family="text">
      <style:text-properties fo:font-size="18pt"/>
    </style:style>
    <style:style style:name="T74" style:family="text">
      <style:text-properties style:use-window-font-color="true" fo:font-family="Arial" style:font-family-generic="swiss" style:font-pitch="variable" fo:font-size="28pt" fo:font-weight="normal"/>
    </style:style>
    <style:style style:name="T75" style:family="text">
      <style:text-properties style:use-window-font-color="true" fo:font-size="28pt" fo:font-style="italic" fo:font-weight="normal"/>
    </style:style>
    <style:style style:name="T76" style:family="text">
      <style:text-properties style:use-window-font-color="true" fo:font-family="Courier" style:font-family-generic="modern" style:font-pitch="fixed" fo:font-size="28pt" fo:font-style="italic" fo:font-weight="normal"/>
    </style:style>
    <style:style style:name="T77" style:family="text">
      <style:text-properties fo:font-family="Arial" style:font-family-generic="swiss" style:font-pitch="variable" fo:font-weight="normal"/>
    </style:style>
    <style:style style:name="T78" style:family="text">
      <style:text-properties fo:font-family="Courier" style:font-family-generic="swiss" style:font-pitch="variable"/>
    </style:style>
    <style:style style:name="T79" style:family="text">
      <style:text-properties fo:font-family="Arial" style:font-family-generic="swiss" style:font-pitch="variable"/>
    </style:style>
    <style:style style:name="T80" style:family="text">
      <style:text-properties fo:color="#000000" fo:font-family="Courier" style:font-family-generic="modern" style:font-pitch="fixed" fo:font-size="20pt" fo:font-weight="bold" style:font-family-asian="Arial" style:font-family-generic-asian="swiss" style:font-size-asian="9pt" style:font-weight-asian="bold" style:font-family-complex="Arial" style:font-family-generic-complex="swiss" style:font-size-complex="5.09999990463257pt" style:font-weight-complex="bold"/>
    </style:style>
    <style:style style:name="T81" style:family="text">
      <style:text-properties fo:color="#000000" fo:font-family="Courier" style:font-family-generic="modern" style:font-pitch="fixed" fo:font-size="20pt" fo:font-weight="normal" style:font-family-asian="Arial" style:font-family-generic-asian="swiss" style:font-size-asian="9pt" style:font-weight-asian="bold" style:font-family-complex="Arial" style:font-family-generic-complex="swiss" style:font-size-complex="5.09999990463257pt" style:font-weight-complex="bold"/>
    </style:style>
    <style:style style:name="T82" style:family="text">
      <style:text-properties fo:color="#000000" fo:font-family="Courier" style:font-family-generic="modern" style:font-pitch="fixed" fo:font-size="20pt" fo:font-weight="normal" style:font-family-asian="Arial" style:font-family-generic-asian="swiss" style:font-size-asian="10pt" style:font-weight-asian="bold" style:font-family-complex="Arial" style:font-family-generic-complex="swiss" style:font-size-complex="5.69999980926514pt" style:font-weight-complex="bold"/>
    </style:style>
    <style:style style:name="T83" style:family="text">
      <style:text-properties fo:color="#000000" fo:font-family="Courier" style:font-family-generic="modern" style:font-pitch="fixed" fo:font-size="20pt" fo:font-weight="bold" style:font-family-asian="Arial" style:font-family-generic-asian="swiss" style:font-size-asian="10pt" style:font-weight-asian="bold" style:font-family-complex="Arial" style:font-family-generic-complex="swiss" style:font-size-complex="5.69999980926514pt" style:font-weight-complex="bold"/>
    </style:style>
    <style:style style:name="T84" style:family="text">
      <style:text-properties fo:font-family="'Times New Roman'" style:font-family-generic="roman" style:font-pitch="variable" fo:font-size="20pt"/>
    </style:style>
    <style:style style:name="T85" style:family="text">
      <style:text-properties fo:font-family="Courier" style:font-family-generic="swiss" style:font-pitch="variable" fo:font-size="20pt" fo:font-weight="bold"/>
    </style:style>
    <style:style style:name="T86" style:family="text">
      <style:text-properties fo:font-family="Courier" style:font-family-generic="swiss" style:font-pitch="variable" fo:font-size="20pt"/>
    </style:style>
    <style:style style:name="T87" style:family="text">
      <style:text-properties fo:font-family="arial" style:font-family-generic="swiss" fo:font-size="20pt"/>
    </style:style>
    <style:style style:name="T88" style:family="text">
      <style:text-properties style:use-window-font-color="true" fo:font-size="36pt" fo:font-weight="normal"/>
    </style:style>
    <style:style style:name="T89" style:family="text">
      <style:text-properties style:use-window-font-color="true" fo:font-family="Courier" style:font-family-generic="modern" style:font-pitch="fixed" fo:font-size="22pt" fo:font-weight="bold" style:font-family-asian="Courier, 'Courier New'" style:font-family-generic-asian="modern" style:font-pitch-asian="fixed" style:font-family-complex="Courier, 'Courier New'" style:font-family-generic-complex="modern" style:font-pitch-complex="fixed"/>
    </style:style>
    <style:style style:name="T90" style:family="text">
      <style:text-properties style:use-window-font-color="true" fo:font-family="Courier" style:font-family-generic="modern" style:font-pitch="fixed" fo:font-size="22pt" fo:font-weight="normal" style:font-family-asian="Courier, 'Courier New'" style:font-family-generic-asian="modern" style:font-pitch-asian="fixed" style:font-family-complex="Courier, 'Courier New'" style:font-family-generic-complex="modern" style:font-pitch-complex="fixed"/>
    </style:style>
    <style:style style:name="T91" style:family="text">
      <style:text-properties style:use-window-font-color="true" fo:font-family="Courier" style:font-family-generic="modern" style:font-pitch="fixed" fo:font-size="22pt" fo:font-style="italic" fo:font-weight="normal" style:font-family-asian="Courier, 'Courier New'" style:font-family-generic-asian="modern" style:font-pitch-asian="fixed" style:font-family-complex="Courier, 'Courier New'" style:font-family-generic-complex="modern" style:font-pitch-complex="fixed"/>
    </style:style>
    <style:style style:name="T92" style:family="text">
      <style:text-properties fo:color="#000000" fo:font-family="Courier" style:font-family-generic="modern" style:font-pitch="fixed" fo:font-size="22pt" fo:font-weight="normal" style:font-family-asian="Courier, 'Courier New'" style:font-family-generic-asian="modern" style:font-pitch-asian="fixed" style:font-family-complex="Courier, 'Courier New'" style:font-family-generic-complex="modern" style:font-pitch-complex="fixed"/>
    </style:style>
    <style:style style:name="T93" style:family="text">
      <style:text-properties fo:font-size="32pt"/>
    </style:style>
    <style:style style:name="T94" style:family="text">
      <style:text-properties style:use-window-font-color="true" fo:font-size="18pt"/>
    </style:style>
    <style:style style:name="T95" style:family="text">
      <style:text-properties fo:font-family="Arial" style:font-family-generic="swiss" fo:font-size="30pt"/>
    </style:style>
    <style:style style:name="T96" style:family="text">
      <style:text-properties fo:font-family="Arial" style:font-family-generic="swiss" fo:font-size="28pt" style:font-family-asian="Arial" style:font-family-generic-asian="swiss" style:font-size-asian="9pt" style:font-family-complex="Arial" style:font-family-generic-complex="swiss" style:font-size-complex="5.09999990463257pt"/>
    </style:style>
    <style:style style:name="T97" style:family="text">
      <style:text-properties fo:font-family="Arial" style:font-family-generic="swiss" fo:font-size="28pt" fo:font-weight="bold" style:font-family-asian="'Arial,Bold'" style:font-family-generic-asian="swiss" style:font-size-asian="9pt" style:font-weight-asian="bold" style:font-family-complex="'Arial,Bold'" style:font-family-generic-complex="swiss" style:font-size-complex="5.09999990463257pt" style:font-weight-complex="bold"/>
    </style:style>
    <style:style style:name="T98" style:family="text">
      <style:text-properties fo:font-size="30pt"/>
    </style:style>
    <style:style style:name="T99" style:family="text">
      <style:text-properties style:use-window-font-color="true" fo:font-family="Courier" style:font-family-generic="swiss" style:font-pitch="variable" fo:font-size="24pt" fo:font-weight="bold" style:font-family-asian="Courier" style:font-family-generic-asian="modern" style:font-size-asian="9pt" style:font-family-complex="Courier" style:font-family-generic-complex="modern" style:font-size-complex="5.09999990463257pt"/>
    </style:style>
    <style:style style:name="T100" style:family="text">
      <style:text-properties style:use-window-font-color="true" fo:font-family="Courier" style:font-family-generic="swiss" style:font-pitch="variable" fo:font-size="24pt" fo:font-weight="normal" style:font-family-asian="Courier" style:font-family-generic-asian="modern" style:font-size-asian="9pt" style:font-family-complex="Courier" style:font-family-generic-complex="modern" style:font-size-complex="5.09999990463257pt"/>
    </style:style>
    <style:style style:name="T101" style:family="text">
      <style:text-properties style:use-window-font-color="true" fo:font-family="Courier" style:font-family-generic="swiss" style:font-pitch="variable" fo:font-size="24pt" fo:font-weight="normal" style:font-size-asian="9pt" style:font-size-complex="5.09999990463257pt"/>
    </style:style>
    <style:style style:name="T102" style:family="text">
      <style:text-properties style:use-window-font-color="true" fo:font-family="Courier" style:font-family-generic="swiss" style:font-pitch="variable" fo:font-size="24pt" fo:font-weight="normal" style:font-family-asian="Courier-Bold" style:font-family-generic-asian="modern" style:font-size-asian="9pt" style:font-weight-asian="bold" style:font-family-complex="Courier-Bold" style:font-family-generic-complex="modern" style:font-size-complex="5.09999990463257pt" style:font-weight-complex="bold"/>
    </style:style>
    <style:style style:name="T103" style:family="text">
      <style:text-properties style:use-window-font-color="true" fo:font-family="Courier" style:font-family-generic="swiss" style:font-pitch="variable" fo:font-size="24pt" fo:font-weight="bold" style:font-family-asian="Courier-Bold" style:font-family-generic-asian="modern" style:font-size-asian="9pt" style:font-weight-asian="bold" style:font-family-complex="Courier-Bold" style:font-family-generic-complex="modern" style:font-size-complex="5.09999990463257pt" style:font-weight-complex="bold"/>
    </style:style>
    <style:style style:name="T104" style:family="text">
      <style:text-properties fo:font-family="arial" style:font-family-generic="swiss" fo:font-size="18pt" fo:font-weight="normal" style:font-family-asian="Courier-Bold" style:font-family-generic-asian="modern" style:font-size-asian="9pt" style:font-weight-asian="bold" style:font-family-complex="Courier-Bold" style:font-family-generic-complex="modern" style:font-size-complex="5.09999990463257pt" style:font-weight-complex="bold"/>
    </style:style>
    <style:style style:name="T105" style:family="text">
      <style:text-properties fo:font-family="Courier" style:font-family-generic="swiss" style:font-pitch="variable" fo:font-size="24pt" fo:font-weight="bold" style:font-family-asian="Courier-Bold" style:font-family-generic-asian="modern" style:font-size-asian="9pt" style:font-weight-asian="bold" style:font-family-complex="Courier-Bold" style:font-family-generic-complex="modern" style:font-size-complex="5.09999990463257pt" style:font-weight-complex="bold"/>
    </style:style>
    <style:style style:name="T106" style:family="text">
      <style:text-properties fo:font-family="Courier" style:font-family-generic="swiss" style:font-pitch="variable" fo:font-size="24pt" fo:font-weight="normal" style:font-family-asian="Courier-Bold" style:font-family-generic-asian="modern" style:font-size-asian="9pt" style:font-weight-asian="bold" style:font-family-complex="Courier-Bold" style:font-family-generic-complex="modern" style:font-size-complex="5.09999990463257pt" style:font-weight-complex="bold"/>
    </style:style>
    <style:style style:name="T107" style:family="text">
      <style:text-properties fo:font-family="Courier" style:font-family-generic="swiss" style:font-pitch="variable" fo:font-size="24pt" fo:font-weight="normal" style:font-family-asian="Courier" style:font-family-generic-asian="modern" style:font-size-asian="9pt" style:font-weight-asian="bold" style:font-family-complex="Courier" style:font-family-generic-complex="modern" style:font-size-complex="5.09999990463257pt" style:font-weight-complex="bold"/>
    </style:style>
    <style:style style:name="T108" style:family="text">
      <style:text-properties fo:font-family="Courier" style:font-family-generic="swiss" style:font-pitch="variable" fo:font-size="24pt" fo:font-weight="normal" style:font-family-asian="Courier" style:font-family-generic-asian="modern" style:font-size-asian="9pt" style:font-family-complex="Courier" style:font-family-generic-complex="modern" style:font-size-complex="5.09999990463257pt"/>
    </style:style>
    <style:style style:name="T109" style:family="text">
      <style:text-properties fo:color="#ffffff" fo:font-size="12pt"/>
    </style:style>
    <style:style style:name="T110" style:family="text">
      <style:text-properties fo:font-family="Arial" style:font-family-generic="swiss" fo:font-size="28pt" style:font-family-asian="Arial" style:font-family-generic-asian="swiss" style:font-size-asian="10pt" style:font-family-complex="Arial" style:font-family-generic-complex="swiss" style:font-size-complex="5.69999980926514pt"/>
    </style:style>
    <style:style style:name="T111" style:family="text">
      <style:text-properties fo:font-family="Arial" style:font-family-generic="swiss" fo:font-size="28pt" style:font-family-asian="'Arial,Bold'" style:font-family-generic-asian="swiss" style:font-size-asian="10pt" style:font-family-complex="'Arial,Bold'" style:font-family-generic-complex="swiss" style:font-size-complex="5.69999980926514pt"/>
    </style:style>
    <style:style style:name="T112" style:family="text">
      <style:text-properties fo:color="#000000" fo:font-family="Arial" style:font-family-generic="swiss" style:font-pitch="variable" fo:font-size="32pt" fo:font-weight="normal" style:font-family-asian="Courier-Bold" style:font-family-generic-asian="modern" style:font-size-asian="9pt" style:font-weight-asian="bold" style:font-family-complex="Courier-Bold" style:font-family-generic-complex="modern" style:font-size-complex="5.09999990463257pt" style:font-weight-complex="bold"/>
    </style:style>
    <style:style style:name="T113" style:family="text">
      <style:text-properties fo:color="#000000" fo:font-family="Courier" style:font-family-generic="swiss" style:font-pitch="variable" fo:font-size="26pt" fo:font-weight="normal" style:font-family-asian="Courier-Bold" style:font-family-generic-asian="modern" style:font-size-asian="9pt" style:font-weight-asian="bold" style:font-family-complex="Courier-Bold" style:font-family-generic-complex="modern" style:font-size-complex="5.09999990463257pt" style:font-weight-complex="bold"/>
    </style:style>
    <style:style style:name="T114" style:family="text">
      <style:text-properties fo:color="#000000" fo:font-family="Courier" style:font-family-generic="swiss" style:font-pitch="variable" fo:font-size="26pt" fo:font-weight="normal" style:font-family-asian="Courier" style:font-family-generic-asian="modern" style:font-size-asian="9pt" style:font-family-complex="Courier" style:font-family-generic-complex="modern" style:font-size-complex="5.09999990463257pt"/>
    </style:style>
    <style:style style:name="T115" style:family="text">
      <style:text-properties fo:color="#000000" fo:font-family="Courier" style:font-family-generic="swiss" style:font-pitch="variable" fo:font-size="26pt" fo:font-weight="normal" style:font-family-asian="Courier" style:font-family-generic-asian="modern" style:font-size-asian="9pt" style:font-weight-asian="bold" style:font-family-complex="Courier" style:font-family-generic-complex="modern" style:font-size-complex="5.09999990463257pt" style:font-weight-complex="bold"/>
    </style:style>
    <style:style style:name="T116" style:family="text">
      <style:text-properties style:use-window-font-color="true" fo:font-family="Courier" style:font-family-generic="swiss" style:font-pitch="variable" fo:font-size="26pt" fo:font-weight="bold" style:font-family-asian="Courier" style:font-family-generic-asian="modern" style:font-size-asian="9pt" style:font-family-complex="Courier" style:font-family-generic-complex="modern" style:font-size-complex="5.09999990463257pt"/>
    </style:style>
    <style:style style:name="T117" style:family="text">
      <style:text-properties style:use-window-font-color="true" fo:font-family="Courier" style:font-family-generic="swiss" style:font-pitch="variable" fo:font-size="26pt" fo:font-weight="normal" style:font-family-asian="Courier" style:font-family-generic-asian="modern" style:font-size-asian="9pt" style:font-family-complex="Courier" style:font-family-generic-complex="modern" style:font-size-complex="5.09999990463257pt"/>
    </style:style>
    <style:style style:name="T118" style:family="text">
      <style:text-properties style:use-window-font-color="true" fo:font-family="Courier" style:font-family-generic="swiss" style:font-pitch="variable" fo:font-size="26pt" fo:font-weight="normal" style:font-size-asian="9pt" style:font-size-complex="5.09999990463257pt"/>
    </style:style>
    <style:style style:name="T119" style:family="text">
      <style:text-properties style:use-window-font-color="true" fo:font-family="Courier" style:font-family-generic="swiss" style:font-pitch="variable" fo:font-size="26pt" fo:font-weight="normal" style:font-family-asian="Courier-Bold" style:font-family-generic-asian="modern" style:font-size-asian="9pt" style:font-weight-asian="bold" style:font-family-complex="Courier-Bold" style:font-family-generic-complex="modern" style:font-size-complex="5.09999990463257pt" style:font-weight-complex="bold"/>
    </style:style>
    <style:style style:name="T120" style:family="text">
      <style:text-properties fo:color="#000000" fo:font-family="Courier" style:font-family-generic="swiss" style:font-pitch="variable" fo:font-size="26pt" fo:font-weight="bold" style:font-family-asian="Courier" style:font-family-generic-asian="modern" style:font-size-asian="9pt" style:font-family-complex="Courier" style:font-family-generic-complex="modern" style:font-size-complex="5.09999990463257pt"/>
    </style:style>
    <style:style style:name="T121" style:family="text">
      <style:text-properties style:use-window-font-color="true" fo:font-family="Courier" style:font-family-generic="swiss" style:font-pitch="variable" fo:font-size="26pt" fo:font-weight="normal" style:font-family-asian="Courier" style:font-family-generic-asian="modern" style:font-size-asian="9pt" style:font-weight-asian="bold" style:font-family-complex="Courier" style:font-family-generic-complex="modern" style:font-size-complex="5.09999990463257pt" style:font-weight-complex="bold"/>
    </style:style>
    <style:style style:name="T122" style:family="text">
      <style:text-properties fo:color="#000000" fo:font-family="Courier" style:font-family-generic="swiss" style:font-pitch="variable" fo:font-size="26pt" fo:font-weight="normal" style:font-size-asian="9pt" style:font-size-complex="5.09999990463257pt"/>
    </style:style>
    <style:style style:name="T123" style:family="text">
      <style:text-properties fo:color="#000000" fo:font-family="Courier" style:font-family-generic="swiss" style:font-pitch="variable" fo:font-size="26pt" fo:font-style="italic" fo:font-weight="bold" style:font-family-asian="Courier-Oblique" style:font-family-generic-asian="modern" style:font-size-asian="9pt" style:font-style-asian="italic" style:font-family-complex="Courier-Oblique" style:font-family-generic-complex="modern" style:font-size-complex="5.09999990463257pt" style:font-style-complex="italic"/>
    </style:style>
    <style:style style:name="T124" style:family="text">
      <style:text-properties fo:color="#000000" fo:font-family="Courier" style:font-family-generic="swiss" style:font-pitch="variable" fo:font-size="16pt" fo:font-weight="bold" style:font-family-asian="Courier-Bold" style:font-family-generic-asian="modern" style:font-size-asian="9pt" style:font-weight-asian="bold" style:font-family-complex="Courier-Bold" style:font-family-generic-complex="modern" style:font-size-complex="5.09999990463257pt" style:font-weight-complex="bold"/>
    </style:style>
    <style:style style:name="T125" style:family="text">
      <style:text-properties fo:color="#000000" fo:font-family="Courier" style:font-family-generic="swiss" style:font-pitch="variable" fo:font-size="16pt" fo:font-weight="bold" style:font-family-asian="Courier" style:font-family-generic-asian="modern" style:font-size-asian="9pt" style:font-family-complex="Courier" style:font-family-generic-complex="modern" style:font-size-complex="5.09999990463257pt"/>
    </style:style>
    <style:style style:name="T126" style:family="text">
      <style:text-properties fo:color="#000000" fo:font-family="Courier" style:font-family-generic="swiss" style:font-pitch="variable" fo:font-size="16pt" fo:font-weight="bold" style:font-family-asian="Courier" style:font-family-generic-asian="modern" style:font-size-asian="9pt" style:font-weight-asian="bold" style:font-family-complex="Courier" style:font-family-generic-complex="modern" style:font-size-complex="5.09999990463257pt" style:font-weight-complex="bold"/>
    </style:style>
    <style:style style:name="T127" style:family="text">
      <style:text-properties style:text-position="super 58%"/>
    </style:style>
    <style:style style:name="T128" style:family="text">
      <style:text-properties fo:color="#cccccc" fo:font-size="12pt" fo:font-style="italic"/>
    </style:style>
    <style:style style:name="T129" style:family="text">
      <style:text-properties fo:color="#999999" fo:font-size="12pt" fo:font-style="italic"/>
    </style:style>
    <style:style style:name="T130" style:family="text">
      <style:text-properties fo:color="#ffffff" fo:font-size="18pt" fo:font-style="italic"/>
    </style:style>
    <text:list-style style:name="L1">
      <text:list-level-style-bullet text:level="1" text:bullet-char="•">
        <style:text-properties fo:font-family="Arial" style:font-family-generic="decorative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StarSymbol" style:font-charset="x-symbol" fo:color="#000000" fo:font-size="45%"/>
      </text:list-level-style-bullet>
      <text:list-level-style-bullet text:level="2" text:bullet-char="•"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●">
        <style:list-level-properties text:space-before="0.3cm" text:min-label-width="0.9cm"/>
        <style:text-properties fo:font-family="Tahoma" style:font-style-name="Regular" style:font-family-generic="swiss" style:font-pitch="variable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3cm" text:min-label-width="0.9cm"/>
        <style:text-properties fo:font-family="Tahoma" style:font-style-name="Regular" style:font-family-generic="swiss" style:font-pitch="variable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text-properties fo:font-family="Tahoma" style:font-style-name="Regular" style:font-family-generic="swiss" style:font-pitch="variable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9">
      <text:list-level-style-bullet text:level="1" text:bullet-char="•">
        <style:text-properties fo:font-family="Arial" style:font-family-generic="decorative" style:font-pitch="variable" fo:color="#00ff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decorative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decorative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decorative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font-style-name="Regular" style:font-family-generic="swiss" style:font-pitch="variable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11">
      <text:list-level-style-bullet text:level="1" text:bullet-char="●">
        <style:text-properties fo:font-family="StarSymbol" style:font-charset="x-symbol" fo:color="#e6e6e6" fo:font-size="45%"/>
      </text:list-level-style-bullet>
      <text:list-level-style-bullet text:level="2" text:bullet-char="●">
        <style:text-properties fo:font-family="Tahoma" style:font-style-name="Regular" style:font-family-generic="swiss" style:font-pitch="variable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12">
      <text:list-level-style-bullet text:level="1" text:bullet-char="•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•">
        <style:text-properties fo:font-family="StarSymbol" style:font-charset="x-symbol" fo:color="#000000" fo:font-size="45%"/>
      </text:list-level-style-bullet>
      <text:list-level-style-bullet text:level="3" text:bullet-char="•"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13">
      <text:list-level-style-bullet text:level="1" text:bullet-char="●">
        <style:text-properties fo:font-family="StarSymbol" style:font-charset="x-symbol" fo:color="#e6e6e6" fo:font-size="45%"/>
      </text:list-level-style-bullet>
      <text:list-level-style-bullet text:level="2" text:bullet-char="●">
        <style:text-properties fo:font-family="StarSymbol" style:font-style-name="Regular" style:font-family-generic="swiss" style:font-pitch="variable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14">
      <text:list-level-style-bullet text:level="1" text:bullet-char="•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15">
      <text:list-level-style-bullet text:level="1" text:bullet-char="●">
        <style:text-properties fo:font-family="StarSymbol" style:font-charset="x-symbol" fo:color="#e6e6e6" fo:font-size="45%"/>
      </text:list-level-style-bullet>
      <text:list-level-style-bullet text:level="2" text:bullet-char="–"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16">
      <text:list-level-style-bullet text:level="1" text:bullet-char="•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text-properties fo:font-family="StarSymbol" style:font-charset="x-symbol" fo:color="#000000" fo:font-size="45%"/>
      </text:list-level-style-bullet>
      <text:list-level-style-bullet text:level="4" text:bullet-char="•"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17">
      <text:list-level-style-bullet text:level="1" text:bullet-char="•">
        <style:text-properties fo:font-family="Arial" style:font-family-generic="decorative" style:font-pitch="variable" fo:color="#00ff00" fo:font-size="100%"/>
      </text:list-level-style-bullet>
      <text:list-level-style-bullet text:level="2" text:bullet-char="–">
        <style:list-level-properties text:min-label-width="0.952cm"/>
        <style:text-properties fo:font-family="Arial" style:font-family-generic="decorative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decorative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decorative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</text:list-style>
    <text:list-style style:name="L18">
      <text:list-level-style-bullet text:level="1" text:bullet-char="•">
        <style:text-properties fo:font-family="Arial" style:font-family-generic="decorative" style:font-pitch="variable" fo:color="#00ff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decorative" style:font-pitch="variable" fo:color="#0000ff" fo:font-size="100%"/>
      </text:list-level-style-bullet>
      <text:list-level-style-bullet text:level="3" text:bullet-char="•">
        <style:list-level-properties text:space-before="1.27cm" text:min-label-width="0.793cm"/>
        <style:text-properties fo:font-family="Arial" style:font-family-generic="decorative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decorative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</text:list-style>
    <text:list-style style:name="L19">
      <text:list-level-style-bullet text:level="1" text:bullet-char="•">
        <style:text-properties fo:font-family="Arial" style:font-family-generic="decorative" style:font-pitch="variable" fo:color="#00ff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decorative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decorative" style:font-pitch="variable" fo:color="#000000" fo:font-size="100%"/>
      </text:list-level-style-bullet>
      <text:list-level-style-bullet text:level="4" text:bullet-char="–">
        <style:list-level-properties text:space-before="2.54cm" text:min-label-width="0.635cm"/>
        <style:text-properties fo:font-family="Arial" style:font-family-generic="decorative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</text:list-style>
    <text:list-style style:name="L20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21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6cm" text:min-label-width="0.8cm"/>
        <style:text-properties fo:font-family="Tahoma" style:font-style-name="Regular" style:font-family-generic="swiss" style:font-pitch="variable" fo:color="#000000" fo:font-size="40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22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style-name="Regular" style:font-family-generic="swiss" style:font-pitch="variable" fo:color="#000000" fo:font-size="40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2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25">
      <text:list-level-style-bullet text:level="1" text:bullet-char="•"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26">
      <text:list-level-style-bullet text:level="1" text:bullet-char="●">
        <style:text-properties fo:font-family="StarSymbol" style:font-charset="x-symbol" fo:color="#e6e6e6" fo:font-size="45%"/>
      </text:list-level-style-bullet>
      <text:list-level-style-bullet text:level="2" text:bullet-char="●">
        <style:list-level-properties text:space-before="1.6cm" text:min-label-width="0.8cm"/>
        <style:text-properties fo:font-family="Tahoma" style:font-style-name="Regular" style:font-family-generic="swiss" style:font-pitch="variable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27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28">
      <text:list-level-style-bullet text:level="1" text:bullet-char="•">
        <style:list-level-properties text:min-label-width="0.952cm"/>
        <style:text-properties fo:font-family="Arial" style:font-family-generic="decorative" style:font-pitch="variable" fo:color="#00ff00" fo:font-size="100%"/>
      </text:list-level-style-bullet>
      <text:list-level-style-bullet text:level="2" text:bullet-char="–">
        <style:list-level-properties text:min-label-width="0.952cm"/>
        <style:text-properties fo:font-family="Arial" style:font-family-generic="decorative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decorative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decorative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</text:list-style>
  </office:automatic-styles>
  <office:body>
    <office:presentation>
      <presentation:footer-decl presentation:name="ftr1">© 2007 FASTPATH LOGIC INC.</presentation:footer-decl>
      <presentation:footer-decl presentation:name="ftr2">© 2008 Fastpath Logic Inc.</presentation:footer-decl>
      <presentation:footer-decl presentation:name="ftr3">© 2008 FASTPATH LOGIC INC.</presentation:footer-decl>
      <presentation:date-time-decl presentation:name="dtd1" presentation:source="fixed">07/02/2007</presentation:date-time-decl>
      <presentation:date-time-decl presentation:name="dtd2" presentation:source="current-date" style:data-style-name="D3"/>
      <draw:page draw:name="page1" draw:style-name="dp1" draw:master-page-name="fpl_5f_presentation_5f_templat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2" draw:layer="layout" svg:width="23.912cm" svg:height="6.396cm" svg:x="2.5cm" svg:y="6.5cm" presentation:class="title" presentation:user-transformed="true">
          <draw:text-box>
            <text:p text:style-name="P1"><text:span text:style-name="T1">CSL</text:span><text:span text:style-name="T2">/CSLC </text:span><text:span text:style-name="T3"><text:line-break/></text:span><text:span text:style-name="T3"><text:line-break/></text:span><text:span text:style-name="T4">Interconnect Specification</text:span></text:p>
          </draw:text-box>
        </draw:frame>
        <presentation:notes draw:style-name="dp2">
          <draw:page-thumbnail draw:style-name="gr1" draw:layer="layout" svg:width="13.877cm" svg:height="11.093cm" svg:x="3.577cm" svg:y="2.247cm" draw:page-number="1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2" draw:style-name="dp1" draw:master-page-name="fpl_5f_presentation_5f_template" presentation:use-footer-name="ftr1" presentation:use-date-time-name="dtd1">
        <office:forms form:automatic-focus="false" form:apply-design-mode="false"/>
        <draw:frame draw:style-name="gr2" draw:text-style-name="P5" draw:layer="layout" svg:width="14.493cm" svg:height="5.933cm" svg:x="7.502cm" svg:y="6.58cm">
          <draw:text-box>
            <text:p text:style-name="P4"><text:span text:style-name="T5">Interconnect</text:span></text:p>
            <text:p text:style-name="P4"><text:span text:style-name="T5">Concepts</text:span></text:p>
          </draw:text-box>
        </draw:frame>
        <presentation:notes draw:style-name="dp2">
          <draw:page-thumbnail draw:style-name="gr1" draw:layer="layout" svg:width="13.877cm" svg:height="11.093cm" svg:x="3.577cm" svg:y="2.247cm" draw:page-number="2" presentation:class="page"/>
          <draw:frame presentation:style-name="pr3" draw:text-style-name="P4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3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4" draw:text-style-name="P4" draw:layer="layout" svg:width="18.66cm" svg:height="3.65cm" svg:x="6.985cm" svg:y="0.635cm" presentation:class="title" presentation:user-transformed="true">
          <draw:text-box>
            <text:p text:style-name="P4">Interconnect tool features</text:p>
          </draw:text-box>
        </draw:frame>
        <draw:frame presentation:style-name="pr5" draw:text-style-name="P6" draw:layer="layout" svg:width="22.209cm" svg:height="15.341cm" svg:x="5.096cm" svg:y="4.125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6"><text:span text:style-name="T6">Generate design hierarchies and module interface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">Use C++ with extensions instead of many language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">Automatically connect endpoints. No need to create intermediate hierarchy (no formal to actuals <text:s/>required unless there is a name change or concatenate or part select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3" presentation:class="page"/>
          <draw:frame presentation:style-name="pr3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4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4" draw:text-style-name="P4" draw:layer="layout" svg:width="18.66cm" svg:height="3.65cm" svg:x="6.985cm" svg:y="0.16cm" presentation:class="title" presentation:user-transformed="true">
          <draw:text-box>
            <text:p text:style-name="P4">Interconnect specifications</text:p>
          </draw:text-box>
        </draw:frame>
        <draw:frame presentation:style-name="pr6" draw:text-style-name="P8" draw:layer="layout" svg:width="22.209cm" svg:height="15.341cm" svg:x="5.454cm" svg:y="4.62cm" presentation:class="subtitle">
          <draw:text-box>
            <text:list text:style-name="L4">
              <text:list-item>
                <text:list>
                  <text:list-item>
                    <text:p text:style-name="P8"><text:span text:style-name="T7">Uni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7">Contains the unit's interface and unit instanc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7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7">Connectivity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7">Signals which connect the unit instances to each oth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7">Formal to actual name mappings in the unit instantiation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7">Constant assignmen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7">Concatenation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4" presentation:class="page"/>
          <draw:frame presentation:style-name="pr3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5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4" draw:text-style-name="P4" draw:layer="layout" svg:width="18.66cm" svg:height="3.65cm" svg:x="6.985cm" svg:y="0.16cm" presentation:class="title" presentation:user-transformed="true">
          <draw:text-box>
            <text:p text:style-name="P4">Interconnect tool features</text:p>
          </draw:text-box>
        </draw:frame>
        <draw:frame presentation:style-name="pr7" draw:text-style-name="P11" draw:layer="layout" svg:width="22.216cm" svg:height="19.685cm" svg:x="5.089cm" svg:y="1.905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6"><text:span text:style-name="T8">Concise CSL language representations of design specification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8">Describe the architectural level components in a chip design using a concise syntax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8">Generates design hierarchy and connectivity code in C++ and RTL code and documentation (PDF, DOC, HTML)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8">FUTURE: Able to read pre-existing designs and CSL specifications into the same object model and check the combined desig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5" presentation:class="page"/>
          <draw:frame presentation:style-name="pr3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6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8" draw:text-style-name="P4" draw:layer="layout" svg:width="18.666cm" svg:height="3.649cm" svg:x="6.562cm" svg:y="0cm" presentation:class="title" presentation:user-transformed="true">
          <draw:text-box>
            <text:p text:style-name="P4">CSLC interconnect features</text:p>
          </draw:text-box>
        </draw:frame>
        <draw:frame presentation:style-name="pr9" draw:text-style-name="P13" draw:layer="layout" svg:width="22.216cm" svg:height="24.978cm" svg:x="5.456cm" svg:y="1.005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12"><text:span text:style-name="T8">Generates RTL and C++ design hierarchy and instances (interconnect) code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8">Interconnect specification can be easily modified at the end points (more on that later)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8">Unit interface and connectivity documentation is automatically produced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8">C++ unit interfaces can be automatically connected to automatically generated vector generators to create vector files for verification of the DUT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8">RTL units can be automatically instantiated in automatically generated testbenche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8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6" presentation:class="page"/>
          <draw:frame presentation:style-name="pr3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7" draw:style-name="dp1" draw:master-page-name="fpl_5f_presentation_5f_template" presentation:presentation-page-layout-name="AL3T1">
        <office:forms form:automatic-focus="false" form:apply-design-mode="false"/>
        <draw:frame presentation:style-name="pr4" draw:text-style-name="P4" draw:layer="layout" svg:width="18.66cm" svg:height="3.65cm" svg:x="7.229cm" svg:y="0.975cm" presentation:class="title">
          <draw:text-box>
            <text:p text:style-name="P4">Aggregate structures</text:p>
          </draw:text-box>
        </draw:frame>
        <draw:frame presentation:style-name="pr10" draw:text-style-name="P15" draw:layer="layout" svg:width="22.209cm" svg:height="15.341cm" svg:x="5.454cm" svg:y="4.62cm" presentation:class="outline">
          <draw:text-box>
            <text:list text:style-name="L5">
              <text:list-item>
                <text:p text:style-name="P14"><text:span text:style-name="T9">Group signals together in aggregate structures-signal groups</text:span></text:p>
              </text:list-item>
            </text:list>
            <text:list text:style-name="L5">
              <text:list-item>
                <text:p text:style-name="P14"><text:span text:style-name="T9"/></text:p>
              </text:list-item>
            </text:list>
            <text:list text:style-name="L5">
              <text:list-item>
                <text:p text:style-name="P14"><text:span text:style-name="T10">Group</text:span><text:span text:style-name="T9"> ports together in aggregate structures-interfaces</text:span></text:p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7" presentation:class="page"/>
          <draw:frame presentation:style-name="pr3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8" draw:style-name="dp1" draw:master-page-name="fpl_5f_presentation_5f_template" presentation:presentation-page-layout-name="AL2T0">
        <office:forms form:automatic-focus="false" form:apply-design-mode="false"/>
        <draw:frame presentation:style-name="pr4" draw:text-style-name="P4" draw:layer="layout" svg:width="18.66cm" svg:height="3.65cm" svg:x="7.229cm" svg:y="0.975cm" presentation:class="title">
          <draw:text-box>
            <text:p text:style-name="P4">Aggregate structures</text:p>
          </draw:text-box>
        </draw:frame>
        <draw:frame presentation:style-name="pr11" draw:text-style-name="P6" draw:layer="layout" svg:width="22.209cm" svg:height="15.341cm" svg:x="5.454cm" svg:y="4.62cm" presentation:class="subtitle">
          <draw:text-box>
            <text:list text:style-name="L3">
              <text:list-item>
                <text:list>
                  <text:list-item>
                    <text:p text:style-name="P6">Build hierarchies of groups (signal groups and interfaces) and scalars (ports and signal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8" presentation:class="page"/>
          <draw:frame presentation:style-name="pr3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9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8" draw:text-style-name="P4" draw:layer="layout" svg:width="18.666cm" svg:height="3.649cm" svg:x="6.83cm" svg:y="0cm" presentation:class="title" presentation:user-transformed="true">
          <draw:text-box>
            <text:p text:style-name="P4">CSL interconnect types</text:p>
          </draw:text-box>
        </draw:frame>
        <draw:frame presentation:style-name="pr12" draw:text-style-name="P18" draw:layer="layout" svg:width="22.209cm" svg:height="15.341cm" svg:x="5.454cm" svg:y="4.62cm" presentation:class="subtitle">
          <draw:text-box>
            <text:list text:style-name="L6">
              <text:list-item>
                <text:list>
                  <text:list-item>
                    <text:p text:style-name="P16"><text:span text:style-name="T11">The following types are used to build chip interconnects and design hierarchie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7"><text:span text:style-name="T11">Enumerated type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7"><text:span text:style-name="T11">Bit range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7"><text:span text:style-name="T11">Field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7"><text:span text:style-name="T11">Signal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7"><text:span text:style-name="T11">Signal group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7"><text:span text:style-name="T11">Port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7"><text:span text:style-name="T11">Interface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7"><text:span text:style-name="T11">Unit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7"><text:span text:style-name="T11">Connect statement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6"><text:span text:style-name="T1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9" presentation:class="page"/>
          <draw:frame presentation:style-name="pr3" draw:text-style-name="P4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10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8" draw:text-style-name="P19" draw:layer="layout" svg:width="18.666cm" svg:height="3.649cm" svg:x="6.362cm" svg:y="0cm" presentation:class="title" presentation:user-transformed="true">
          <draw:text-box>
            <text:p text:style-name="P4"><text:span text:style-name="T12">Units</text:span></text:p>
          </draw:text-box>
        </draw:frame>
        <draw:frame presentation:style-name="pr13" draw:text-style-name="P22" draw:layer="layout" svg:width="22.216cm" svg:height="15.337cm" svg:x="5.456cm" svg:y="4.618cm" presentation:class="subtitle" presentation:user-transformed="true">
          <draw:text-box>
            <text:list text:style-name="L8">
              <text:list-item>
                <text:list>
                  <text:list-item>
                    <text:p text:style-name="P20"><text:span text:style-name="T13">The </text:span><text:span text:style-name="T14">csl_unit</text:span><text:span text:style-name="T13"> declares a design unit.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0"><text:span text:style-name="T13">The </text:span><text:span text:style-name="T14">csl_unit</text:span><text:span text:style-name="T13"> is defined in the global scope.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0"><text:span text:style-name="T13">Unit instances and connectivity objects are added to units.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0"><text:span text:style-name="T13">The </text:span><text:span text:style-name="T14">csl_unit</text:span><text:span text:style-name="T13"> is the equivalent of a Verilog module.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0"><text:span text:style-name="T13">The </text:span><text:span text:style-name="T14">csl_unit</text:span><text:span text:style-name="T13"> is used to build design hierarchies.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0"><text:span text:style-name="T13">The </text:span><text:span text:style-name="T14">csl_unit</text:span><text:span text:style-name="T13"> is a class with a constructor.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0"><text:span text:style-name="T13">CSL types are instantiated in the </text:span><text:span text:style-name="T14">csl_unit</text:span><text:span text:style-name="T13">.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0"><text:span text:style-name="T13">The types, if applicable, may be modified in the </text:span><text:span text:style-name="T14">csl_unit</text:span><text:span text:style-name="T13"> constructor.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1"><text:span text:style-name="T1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10" presentation:class="page"/>
          <draw:frame presentation:style-name="pr3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11" draw:style-name="dp1" draw:master-page-name="fpl_5f_presentation_5f_template" presentation:presentation-page-layout-name="AL2T0">
        <office:forms form:automatic-focus="false" form:apply-design-mode="false"/>
        <draw:frame presentation:style-name="pr4" draw:text-style-name="P4" draw:layer="layout" svg:width="18.66cm" svg:height="3.65cm" svg:x="7.229cm" svg:y="0.975cm" presentation:class="title">
          <draw:text-box>
            <text:p text:style-name="P4">Connections between units</text:p>
          </draw:text-box>
        </draw:frame>
        <draw:frame presentation:style-name="pr14" draw:text-style-name="P12" draw:layer="layout" svg:width="22.209cm" svg:height="15.341cm" svg:x="5.454cm" svg:y="4.62cm" presentation:class="subtitle">
          <draw:text-box>
            <text:list text:style-name="L3">
              <text:list-item>
                <text:list>
                  <text:list-item>
                    <text:p text:style-name="P12">Formal to actual name mapping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Express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Constan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Concatena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Part selec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Aggregate structur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11" presentation:class="page"/>
          <draw:frame presentation:style-name="pr3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12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4" draw:text-style-name="P4" draw:layer="layout" svg:width="18.66cm" svg:height="3.65cm" svg:x="7.229cm" svg:y="0.975cm" presentation:class="title">
          <draw:text-box>
            <text:p text:style-name="P4">Design hierarchy rules</text:p>
          </draw:text-box>
        </draw:frame>
        <draw:frame presentation:style-name="pr15" draw:text-style-name="P12" draw:layer="layout" svg:width="22.209cm" svg:height="15.341cm" svg:x="5.454cm" svg:y="4.62cm" presentation:class="subtitle">
          <draw:text-box>
            <text:list text:style-name="L3">
              <text:list-item>
                <text:list>
                  <text:list-item>
                    <text:p text:style-name="P12">A tree of uni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One root unit (top level uni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12" presentation:class="page"/>
          <draw:frame presentation:style-name="pr3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13" draw:style-name="dp1" draw:master-page-name="fpl_5f_presentation_5f_template" presentation:use-footer-name="ftr1" presentation:use-date-time-name="dtd1">
        <office:forms form:automatic-focus="false" form:apply-design-mode="false"/>
        <draw:frame draw:style-name="gr2" draw:text-style-name="P23" draw:layer="layout" svg:width="14.493cm" svg:height="8.774cm" svg:x="7.502cm" svg:y="6.58cm">
          <draw:text-box>
            <text:p text:style-name="P4"><text:span text:style-name="T5">CSL </text:span></text:p>
            <text:p text:style-name="P4"><text:span text:style-name="T5">Interconnect</text:span></text:p>
            <text:p text:style-name="P4"><text:span text:style-name="T5">Syntax</text:span></text:p>
          </draw:text-box>
        </draw:frame>
        <presentation:notes draw:style-name="dp2">
          <draw:page-thumbnail draw:style-name="gr1" draw:layer="layout" svg:width="13.877cm" svg:height="11.093cm" svg:x="3.577cm" svg:y="2.247cm" draw:page-number="13" presentation:class="page"/>
          <draw:frame presentation:style-name="pr3" draw:text-style-name="P24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14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4" draw:text-style-name="P19" draw:layer="layout" svg:width="18.66cm" svg:height="3.65cm" svg:x="7.229cm" svg:y="0.975cm" presentation:class="title">
          <draw:text-box>
            <text:p text:style-name="P4"><text:span text:style-name="T12">Bitranges</text:span></text:p>
          </draw:text-box>
        </draw:frame>
        <draw:frame presentation:style-name="pr16" draw:text-style-name="P6" draw:layer="layout" svg:width="22.216cm" svg:height="15.337cm" svg:x="5.456cm" svg:y="4.619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6"><text:span text:style-name="T6">Bitranges are objects in CSL and can have an upper and lower index or a width. They can be simple or multi dimensional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">Bitranges can be added to the following CSL connectivity objects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6">Fiel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6">Signa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6">Por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6">(FUTURE) List using the </text:span><text:span text:style-name="T15">set_bitrange</text:span><text:span text:style-name="T6"> command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">Bit ranges are a variable in CS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14" presentation:class="page"/>
          <draw:frame presentation:style-name="pr3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15" draw:style-name="dp1" draw:master-page-name="fpl_5f_presentation_5f_template" presentation:presentation-page-layout-name="AL2T0">
        <office:forms form:automatic-focus="false" form:apply-design-mode="false"/>
        <draw:frame presentation:style-name="pr8" draw:text-style-name="P25" draw:layer="layout" svg:width="18.666cm" svg:height="3.649cm" svg:x="6.35cm" svg:y="0.161cm" presentation:class="title" presentation:user-transformed="true">
          <draw:text-box>
            <text:p text:style-name="P1"><text:span text:style-name="T16">Simple bitranges</text:span></text:p>
          </draw:text-box>
        </draw:frame>
        <draw:frame presentation:style-name="pr17" draw:text-style-name="P6" draw:layer="layout" svg:width="22.209cm" svg:height="15.341cm" svg:x="5.096cm" svg:y="4.133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6"><text:span text:style-name="T17">Declared with a width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18">csl_bitrange</text:span><text:span text:style-name="T19"> br_width(3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17">Creates a simple bit range with a range of [2:0]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17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17">Declared with another bit rang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18">csl_bitrange </text:span><text:span text:style-name="T20">br_br(br_width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17">The copy constructor copies the other bit range values to the new bit range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17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17">Declared with a rang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21">csl_bitrange </text:span><text:span text:style-name="T22">br_range(5,3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17">Creates a simple bit range from the numeric valu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15" presentation:class="page"/>
          <draw:frame presentation:style-name="pr3" draw:text-style-name="P4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16" draw:style-name="dp1" draw:master-page-name="fpl_5f_presentation_5f_template" presentation:presentation-page-layout-name="AL2T0">
        <office:forms form:automatic-focus="false" form:apply-design-mode="false"/>
        <draw:frame presentation:style-name="pr18" draw:text-style-name="P26" draw:layer="layout" svg:width="18.666cm" svg:height="3.398cm" svg:x="6.734cm" svg:y="0.635cm" presentation:class="title" presentation:user-transformed="true">
          <draw:text-box>
            <text:p text:style-name="P4"><text:span text:style-name="T23">Multi dimensional bitranges</text:span></text:p>
          </draw:text-box>
        </draw:frame>
        <draw:frame presentation:style-name="pr19" draw:text-style-name="P4" draw:layer="layout" svg:width="22.216cm" svg:height="15.086cm" svg:x="5.455cm" svg:y="4.743cm" presentation:class="subtitle">
          <draw:text-box>
            <text:p text:style-name="P4">They can be associated only to signals, because ports don't suppport multidim widths.</text:p>
            <text:p text:style-name="P4">The widths of the dimensions have to be set using specific commands.</text:p>
          </draw:text-box>
        </draw:frame>
        <presentation:notes draw:style-name="dp2">
          <draw:page-thumbnail draw:style-name="gr1" draw:layer="layout" svg:width="13.877cm" svg:height="11.093cm" svg:x="3.577cm" svg:y="2.247cm" draw:page-number="16" presentation:class="page"/>
          <draw:frame presentation:style-name="pr20" draw:text-style-name="P4" draw:layer="layout" svg:width="15.399cm" svg:height="13.111cm" svg:x="2.798cm" svg:y="14.102cm" presentation:class="notes" presentation:placeholder="true">
            <draw:text-box/>
          </draw:frame>
        </presentation:notes>
      </draw:page>
      <draw:page draw:name="page17" draw:style-name="dp1" draw:master-page-name="fpl_5f_presentation_5f_template" presentation:presentation-page-layout-name="AL2T0">
        <office:forms form:automatic-focus="false" form:apply-design-mode="false"/>
        <draw:frame presentation:style-name="pr18" draw:text-style-name="P26" draw:layer="layout" svg:width="18.666cm" svg:height="3.398cm" svg:x="6.734cm" svg:y="0.635cm" presentation:class="title" presentation:user-transformed="true">
          <draw:text-box>
            <text:p text:style-name="P4"><text:span text:style-name="T23">Multi dimensional bitranges</text:span></text:p>
          </draw:text-box>
        </draw:frame>
        <presentation:notes draw:style-name="dp2">
          <draw:page-thumbnail draw:style-name="gr1" draw:layer="layout" svg:width="13.877cm" svg:height="11.093cm" svg:x="3.577cm" svg:y="2.247cm" draw:page-number="17" presentation:class="page"/>
          <draw:frame presentation:style-name="pr20" draw:text-style-name="P4" draw:layer="layout" svg:width="15.399cm" svg:height="13.111cm" svg:x="2.798cm" svg:y="14.102cm" presentation:class="notes" presentation:placeholder="true">
            <draw:text-box/>
          </draw:frame>
        </presentation:notes>
      </draw:page>
      <draw:page draw:name="page18" draw:style-name="dp1" draw:master-page-name="fpl_5f_presentation_5f_template" presentation:presentation-page-layout-name="AL2T0">
        <office:forms form:automatic-focus="false" form:apply-design-mode="false"/>
        <draw:frame presentation:style-name="pr21" draw:text-style-name="P27" draw:layer="layout" svg:width="22.216cm" svg:height="10.961cm" svg:x="5.089cm" svg:y="4.797cm" presentation:class="subtitle" presentation:user-transformed="true">
          <draw:text-box>
            <text:p text:style-name="P4"><text:span text:style-name="T24">//multidim bitrange with 3 dimensions</text:span></text:p>
            <text:p text:style-name="P4"><text:span text:style-name="T25">csl_multi_dim_bitrange</text:span><text:span text:style-name="T26"> mbr(3); </text:span></text:p>
            <text:p text:style-name="P4"><text:span text:style-name="T24">//set the width of the dimensions to 8</text:span></text:p>
            <text:p text:style-name="P4"><text:span text:style-name="T26">mbr.</text:span><text:span text:style-name="T27">set_dim_width</text:span><text:span text:style-name="T26">(0,8);</text:span></text:p>
            <text:p text:style-name="P4"><text:span text:style-name="T26">mbr.</text:span><text:span text:style-name="T27">set_dim_width</text:span><text:span text:style-name="T26">(1,8);</text:span></text:p>
            <text:p text:style-name="P4"><text:span text:style-name="T26">mbr.</text:span><text:span text:style-name="T27">set_dim_width</text:span><text:span text:style-name="T26">(2,8);</text:span></text:p>
            <text:p text:style-name="P4"><text:span text:style-name="T25">csl_unit</text:span><text:span text:style-name="T26"> u {</text:span></text:p>
            <text:p text:style-name="P4"><text:span text:style-name="T26"><text:s/></text:span><text:span text:style-name="T25">csl_signal</text:span><text:span text:style-name="T26"> s(mbr);</text:span></text:p>
            <text:p text:style-name="P4"><text:span text:style-name="T26"><text:s text:c="2"/></text:span><text:span text:style-name="T26">u () {}</text:span><text:span text:style-name="T26"><text:line-break/></text:span><text:span text:style-name="T26">};</text:span></text:p>
          </draw:text-box>
        </draw:frame>
        <draw:frame presentation:style-name="pr18" draw:text-style-name="P26" draw:layer="layout" svg:width="18.666cm" svg:height="3.398cm" svg:x="6.734cm" svg:y="0.635cm" presentation:class="title" presentation:user-transformed="true">
          <draw:text-box>
            <text:p text:style-name="P4"><text:span text:style-name="T23">Multi dimensional bitranges</text:span></text:p>
          </draw:text-box>
        </draw:frame>
        <presentation:notes draw:style-name="dp2">
          <draw:page-thumbnail draw:style-name="gr1" draw:layer="layout" svg:width="13.877cm" svg:height="11.093cm" svg:x="3.577cm" svg:y="2.247cm" draw:page-number="18" presentation:class="page"/>
          <draw:frame presentation:style-name="pr20" draw:text-style-name="P4" draw:layer="layout" svg:width="15.399cm" svg:height="13.111cm" svg:x="2.798cm" svg:y="14.102cm" presentation:class="notes" presentation:placeholder="true">
            <draw:text-box/>
          </draw:frame>
        </presentation:notes>
      </draw:page>
      <draw:page draw:name="page19" draw:style-name="dp1" draw:master-page-name="fpl_5f_presentation_5f_template" presentation:presentation-page-layout-name="AL2T0">
        <office:forms form:automatic-focus="false" form:apply-design-mode="false"/>
        <draw:frame presentation:style-name="pr4" draw:text-style-name="P28" draw:layer="layout" svg:width="18.66cm" svg:height="3.65cm" svg:x="7.229cm" svg:y="0.975cm" presentation:class="title">
          <draw:text-box>
            <text:p text:style-name="P1"><text:span text:style-name="T28">Enumerated types</text:span></text:p>
          </draw:text-box>
        </draw:frame>
        <draw:frame presentation:style-name="pr22" draw:text-style-name="P29" draw:layer="layout" svg:width="22.216cm" svg:height="15.337cm" svg:x="5.456cm" svg:y="4.619cm" presentation:class="subtitle" presentation:user-transformed="true">
          <draw:text-box>
            <text:list text:style-name="L10">
              <text:list-item>
                <text:list>
                  <text:list-item>
                    <text:p text:style-name="P17"><text:span text:style-name="T29">Enumerated types are used in interconnects to describe bus operations on buses and decoder output signal names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30">Enum types are declared only in the global scope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30">An enum is a collection of named integer constants, called enum items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30">Enum items can have a value assigned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30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6"><text:span text:style-name="T3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19" presentation:class="page"/>
          <draw:frame presentation:style-name="pr3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20" draw:style-name="dp1" draw:master-page-name="fpl_5f_presentation_5f_template" presentation:presentation-page-layout-name="AL2T0">
        <office:forms form:automatic-focus="false" form:apply-design-mode="false"/>
        <draw:frame presentation:style-name="pr8" draw:text-style-name="P28" draw:layer="layout" svg:width="18.666cm" svg:height="3.649cm" svg:x="6.395cm" svg:y="0cm" presentation:class="title" presentation:user-transformed="true">
          <draw:text-box>
            <text:p text:style-name="P1"><text:span text:style-name="T28">Enumerated types</text:span></text:p>
          </draw:text-box>
        </draw:frame>
        <draw:frame presentation:style-name="pr23" draw:text-style-name="P30" draw:layer="layout" svg:width="22.216cm" svg:height="17.996cm" svg:x="5.322cm" svg:y="2.311cm" presentation:class="subtitle" presentation:user-transformed="true">
          <draw:text-box>
            <text:list text:style-name="L6">
              <text:list-item>
                <text:list>
                  <text:list-item>
                    <text:p text:style-name="P16"><text:span text:style-name="T29">Examples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6"><text:span text:style-name="T32">csl_enum</text:span><text:span text:style-name="T33"> e_alu{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6"><text:span text:style-name="T33"><text:s text:c="2"/></text:span><text:span text:style-name="T33">ADD,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6"><text:span text:style-name="T33"><text:s text:c="2"/></text:span><text:span text:style-name="T33">SUB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16"><text:span text:style-name="T33">};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16"><text:span text:style-name="T34">csl_enum</text:span><text:span text:style-name="T35"> e{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16"><text:span text:style-name="T35"><text:s text:c="2"/></text:span><text:span text:style-name="T35">a = 2,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16"><text:span text:style-name="T35"><text:s text:c="2"/></text:span><text:span text:style-name="T35">b = 3,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16"><text:span text:style-name="T35"><text:s text:c="2"/></text:span><text:span text:style-name="T35">c = 4 <text:s text:c="2"/>}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20" presentation:class="page"/>
          <draw:frame presentation:style-name="pr3" draw:text-style-name="P4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21" draw:style-name="dp1" draw:master-page-name="fpl_5f_presentation_5f_template" presentation:presentation-page-layout-name="AL2T0">
        <office:forms form:automatic-focus="false" form:apply-design-mode="false"/>
        <draw:frame presentation:style-name="pr4" draw:text-style-name="P28" draw:layer="layout" svg:width="18.66cm" svg:height="3.65cm" svg:x="7.229cm" svg:y="0.975cm" presentation:class="title">
          <draw:text-box>
            <text:p text:style-name="P1"><text:span text:style-name="T28">Fields</text:span></text:p>
          </draw:text-box>
        </draw:frame>
        <draw:frame presentation:style-name="pr24" draw:text-style-name="P12" draw:layer="layout" svg:width="22.209cm" svg:height="15.341cm" svg:x="5.454cm" svg:y="4.62cm" presentation:class="subtitle">
          <draw:text-box>
            <text:list text:style-name="L3">
              <text:list-item>
                <text:list>
                  <text:list-item>
                    <text:p text:style-name="P12"><text:span text:style-name="T36">Fields are inherited from bit range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36">Fields can have an associated name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36">Fields can have an associated enum or enum item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36">Fields are an object in CSL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37">Fields can be non-hierarchical or hierarchica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21" presentation:class="page"/>
          <draw:frame presentation:style-name="pr3" draw:text-style-name="P4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22" draw:style-name="dp1" draw:master-page-name="fpl_5f_presentation_5f_template" presentation:presentation-page-layout-name="AL2T0">
        <office:forms form:automatic-focus="false" form:apply-design-mode="false"/>
        <draw:frame presentation:style-name="pr4" draw:text-style-name="P4" draw:layer="layout" svg:width="18.66cm" svg:height="3.65cm" svg:x="7.229cm" svg:y="0.975cm" presentation:class="title">
          <draw:text-box>
            <text:p text:style-name="P4">Field usage</text:p>
          </draw:text-box>
        </draw:frame>
        <draw:frame presentation:style-name="pr25" draw:text-style-name="P12" draw:layer="layout" svg:width="22.209cm" svg:height="15.341cm" svg:x="5.454cm" svg:y="4.62cm" presentation:class="subtitle">
          <draw:text-box>
            <text:list text:style-name="L3">
              <text:list-item>
                <text:list>
                  <text:list-item>
                    <text:p text:style-name="P12"><text:span text:style-name="T36">Fields are used by signals and ports in the interconnect specification and by other CSL language construct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36">Decoders can be generated from signals which contain field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36">Fields can be added to ports and signals (more on that later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22" presentation:class="page"/>
          <draw:frame presentation:style-name="pr3" draw:text-style-name="P4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23" draw:style-name="dp1" draw:master-page-name="fpl_5f_presentation_5f_template" presentation:presentation-page-layout-name="AL2T0">
        <office:forms form:automatic-focus="false" form:apply-design-mode="false"/>
        <draw:frame presentation:style-name="pr4" draw:text-style-name="P4" draw:layer="layout" svg:width="18.66cm" svg:height="3.65cm" svg:x="7.229cm" svg:y="0.975cm" presentation:class="title">
          <draw:text-box>
            <text:p text:style-name="P4">Fields</text:p>
          </draw:text-box>
        </draw:frame>
        <draw:frame presentation:style-name="pr26" draw:text-style-name="P31" draw:layer="layout" svg:width="22.209cm" svg:height="15.341cm" svg:x="5.454cm" svg:y="4.619cm" presentation:class="subtitle" presentation:user-transformed="true">
          <draw:text-box>
            <text:list text:style-name="L11">
              <text:list-item>
                <text:list>
                  <text:list-item>
                    <text:p text:style-name="P6"><text:span text:style-name="T36">Examples: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6"><text:span text:style-name="T38">csl_enum</text:span><text:span text:style-name="T39"> e {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6"><text:span text:style-name="T39">a=0, b=1 };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6"><text:span text:style-name="T40">//non-hierarchical field with width 3 and enum e associated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6"><text:span text:style-name="T41">csl_field </text:span><text:span text:style-name="T42">f1(3,e);</text:span><text:span text:style-name="T41"> 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6"><text:span text:style-name="T40">//hierarchical field – f1 instantiated in f2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6"><text:span text:style-name="T41">csl_field </text:span><text:span text:style-name="T42">f2 {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6"><text:span text:style-name="T42"><text:s text:c="2"/></text:span><text:span text:style-name="T42">f1 f1_0;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6"><text:span text:style-name="T42"><text:s text:c="2"/></text:span><text:span text:style-name="T42">f2() {}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6"><text:span text:style-name="T42">};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6"><text:span text:style-name="T4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23" presentation:class="page"/>
          <draw:frame presentation:style-name="pr3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24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4" draw:text-style-name="P4" draw:layer="layout" svg:width="18.66cm" svg:height="3.65cm" svg:x="7.229cm" svg:y="0.975cm" presentation:class="title">
          <draw:text-box>
            <text:p text:style-name="P4">An enum can be associated with <text:s/>a field</text:p>
          </draw:text-box>
        </draw:frame>
        <draw:frame presentation:style-name="pr27" draw:text-style-name="P6" draw:layer="layout" svg:width="22.209cm" svg:height="15.341cm" svg:x="5.454cm" svg:y="4.62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6"><text:span text:style-name="T36">Example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4">csl_enum</text:span><text:span text:style-name="T45"> e_enum{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5">ADD,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5">SUB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5">}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4">csl_field</text:span><text:span text:style-name="T45"> fld(5,e_enum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6">The enum e_enum is associated with the field named fld and the enum items associated to the field will be ADD = 00000 and SUB = 00001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5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5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24" presentation:class="page"/>
          <draw:frame presentation:style-name="pr3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25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4" draw:text-style-name="P4" draw:layer="layout" svg:width="18.66cm" svg:height="3.65cm" svg:x="6.74cm" svg:y="0.635cm" presentation:class="title" presentation:user-transformed="true">
          <draw:text-box>
            <text:p text:style-name="P4">Signals</text:p>
          </draw:text-box>
        </draw:frame>
        <draw:frame presentation:style-name="pr28" draw:text-style-name="P6" draw:layer="layout" svg:width="22.209cm" svg:height="15.341cm" svg:x="5.08cm" svg:y="3.871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6"><text:span text:style-name="T6">The csl_signal type is used to create Verilog wire type connection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7">csl_signal</text:span><text:span text:style-name="T48"> sig(5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">Creates a 5-bit signal with a bitrange of [4:0]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">The default type is wire. Other types may be specified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">Signals are declared inside of unit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25" presentation:class="page"/>
          <draw:frame presentation:style-name="pr3" draw:text-style-name="P4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26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8" draw:text-style-name="P4" draw:layer="layout" svg:width="18.666cm" svg:height="3.649cm" svg:x="6.764cm" svg:y="0.373cm" presentation:class="title" presentation:user-transformed="true">
          <draw:text-box>
            <text:p text:style-name="P4">Signals</text:p>
          </draw:text-box>
        </draw:frame>
        <draw:frame presentation:style-name="pr29" draw:text-style-name="P6" draw:layer="layout" svg:width="22.216cm" svg:height="15.337cm" svg:x="5.456cm" svg:y="3.748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6"><text:span text:style-name="T49">A csl_bitrange can be used to declare a csl_signa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9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0">csl_bitrange</text:span><text:span text:style-name="T51"> br0(5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0">csl_signal</text:span><text:span text:style-name="T51"> s(br0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9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9">Creates a signal with 5-bits width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0">csl_bitrange</text:span><text:span text:style-name="T51"> br1(5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0">csl_signal</text:span><text:span text:style-name="T51"> r(br1 + br0);</text:span><text:span text:style-name="T49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26" presentation:class="page"/>
          <draw:frame presentation:style-name="pr3" draw:text-style-name="P4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27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4" draw:text-style-name="P6" draw:layer="layout" svg:width="18.66cm" svg:height="3.65cm" svg:x="7.229cm" svg:y="0.975cm" presentation:class="title">
          <draw:text-box>
            <text:p text:style-name="P4">Signal groups</text:p>
          </draw:text-box>
        </draw:frame>
        <draw:frame presentation:style-name="pr30" draw:text-style-name="P32" draw:layer="layout" svg:width="22.216cm" svg:height="15.337cm" svg:x="5.322cm" svg:y="4.117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32"><text:span text:style-name="T52">Signals can be grouped together to form a single object which is more efficient to manipulate than performing the same operation on individual signal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52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52">Signal groups are defined in the global scope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52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52">Signal groups can contain other signal group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27" presentation:class="page"/>
          <draw:frame presentation:style-name="pr3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28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8" draw:text-style-name="P4" draw:layer="layout" svg:width="18.666cm" svg:height="3.649cm" svg:x="7.131cm" svg:y="0.774cm" presentation:class="title" presentation:user-transformed="true">
          <draw:text-box>
            <text:p text:style-name="P4">Signal groups</text:p>
          </draw:text-box>
        </draw:frame>
        <draw:frame presentation:style-name="pr31" draw:text-style-name="P6" draw:layer="layout" svg:width="22.216cm" svg:height="15.337cm" svg:x="5.322cm" svg:y="4.351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6"><text:span text:style-name="T36">The csl_signal_group is used to gather related signals that connect from one point to another point in the design hierarchy.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36">csl_signal_groups may be combined with csl_signals and other csl_signal_group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36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3">csl_signal_group</text:span><text:span text:style-name="T54"> sg{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4"><text:s text:c="3"/></text:span><text:span text:style-name="T53">csl_signal</text:span><text:span text:style-name="T54"> a,b,c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4"><text:s text:c="3"/></text:span><text:span text:style-name="T54">sg(){} <text:s text:c="2"/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4">}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36">Creates <text:s/>signal group with three 1-bit signal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28" presentation:class="page"/>
          <draw:frame presentation:style-name="pr3" draw:text-style-name="P4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29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4" draw:text-style-name="P4" draw:layer="layout" svg:width="18.66cm" svg:height="3.65cm" svg:x="7.229cm" svg:y="0.975cm" presentation:class="title">
          <draw:text-box>
            <text:p text:style-name="P4">Signal groups</text:p>
          </draw:text-box>
        </draw:frame>
        <draw:frame presentation:style-name="pr32" draw:text-style-name="P6" draw:layer="layout" svg:width="22.209cm" svg:height="15.341cm" svg:x="5.454cm" svg:y="4.62cm" presentation:class="subtitle">
          <draw:text-box>
            <text:list text:style-name="L3">
              <text:list-item>
                <text:list>
                  <text:list-item>
                    <text:p text:style-name="P6">The members of the csl_signal group are accessed using the C++ dot operator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1">sg.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1">sg.b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1">sg.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accesses the individual members of the signal group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29" presentation:class="page"/>
          <draw:frame presentation:style-name="pr3" draw:text-style-name="P4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30" draw:style-name="dp1" draw:master-page-name="fpl_5f_presentation_5f_template" presentation:presentation-page-layout-name="AL4T3" presentation:use-footer-name="ftr1" presentation:use-date-time-name="dtd1">
        <office:forms form:automatic-focus="false" form:apply-design-mode="false"/>
        <draw:frame presentation:style-name="pr33" draw:text-style-name="P4" draw:layer="layout" svg:width="18.666cm" svg:height="1.977cm" svg:x="6.796cm" svg:y="0.439cm" presentation:class="title" presentation:user-transformed="true">
          <draw:text-box>
            <text:p text:style-name="P4">Signal groups</text:p>
          </draw:text-box>
        </draw:frame>
        <draw:frame presentation:style-name="pr34" draw:text-style-name="P34" draw:layer="layout" svg:width="11.891cm" svg:height="17.847cm" svg:x="4.458cm" svg:y="1.728cm" presentation:class="outline" presentation:user-transformed="true">
          <draw:text-box>
            <text:list text:style-name="L5">
              <text:list-item>
                <text:p text:style-name="P33"><text:span text:style-name="T19"/></text:p>
              </text:list-item>
            </text:list>
            <text:list text:style-name="L5">
              <text:list-item>
                <text:p text:style-name="P14"><text:span text:style-name="T55">csl_signal_group</text:span><text:span text:style-name="T56"> sg1{</text:span></text:p>
              </text:list-item>
            </text:list>
            <text:list text:style-name="L5">
              <text:list-item>
                <text:p text:style-name="P14"><text:span text:style-name="T56"><text:s text:c="3"/></text:span><text:span text:style-name="T55">csl_signal</text:span><text:span text:style-name="T56"> a,b,c;</text:span></text:p>
              </text:list-item>
            </text:list>
            <text:list text:style-name="L5">
              <text:list-item>
                <text:p text:style-name="P14"><text:span text:style-name="T56"><text:s text:c="3"/></text:span><text:span text:style-name="T56">sg1(){} <text:s text:c="2"/></text:span></text:p>
              </text:list-item>
            </text:list>
            <text:list text:style-name="L5">
              <text:list-item>
                <text:p text:style-name="P14"><text:span text:style-name="T56">};</text:span></text:p>
              </text:list-item>
            </text:list>
            <text:list text:style-name="L5">
              <text:list-item>
                <text:p text:style-name="P14"><text:span text:style-name="T55">csl_signal_group</text:span><text:span text:style-name="T56"> sg2{</text:span></text:p>
              </text:list-item>
            </text:list>
            <text:list text:style-name="L5">
              <text:list-item>
                <text:p text:style-name="P14"><text:span text:style-name="T56"><text:s text:c="4"/></text:span><text:span text:style-name="T56">sg1 sg1;</text:span></text:p>
              </text:list-item>
            </text:list>
            <text:list text:style-name="L5">
              <text:list-item>
                <text:p text:style-name="P14"><text:span text:style-name="T56"><text:s text:c="4"/></text:span><text:span text:style-name="T56">csl_signal x,y,z;</text:span></text:p>
              </text:list-item>
            </text:list>
            <text:list text:style-name="L5">
              <text:list-item>
                <text:p text:style-name="P14"><text:span text:style-name="T56"><text:s text:c="4"/></text:span><text:span text:style-name="T56">sg2(){} <text:s/></text:span></text:p>
              </text:list-item>
            </text:list>
            <text:list text:style-name="L5">
              <text:list-item>
                <text:p text:style-name="P14"><text:span text:style-name="T56">};</text:span></text:p>
              </text:list-item>
            </text:list>
            <text:list text:style-name="L5">
              <text:list-item>
                <text:p text:style-name="P14"><text:span text:style-name="T55">csl_signal_group</text:span><text:span text:style-name="T56"> sg3{</text:span></text:p>
              </text:list-item>
            </text:list>
            <text:list text:style-name="L5">
              <text:list-item>
                <text:p text:style-name="P14"><text:span text:style-name="T56"><text:s text:c="3"/></text:span><text:span text:style-name="T56">sg2 sg2_1;</text:span></text:p>
              </text:list-item>
            </text:list>
            <text:list text:style-name="L5">
              <text:list-item>
                <text:p text:style-name="P14"><text:span text:style-name="T56"><text:s text:c="2"/></text:span><text:span text:style-name="T55">csl_signal</text:span><text:span text:style-name="T56"> m,n;</text:span></text:p>
              </text:list-item>
            </text:list>
            <text:list text:style-name="L5">
              <text:list-item>
                <text:p text:style-name="P14"><text:span text:style-name="T56"><text:s text:c="2"/></text:span><text:span text:style-name="T56">sg3() {} <text:s/></text:span></text:p>
              </text:list-item>
            </text:list>
            <text:list text:style-name="L5">
              <text:list-item>
                <text:p text:style-name="P14"><text:span text:style-name="T56">};</text:span></text:p>
              </text:list-item>
            </text:list>
            <text:list text:style-name="L5">
              <text:list-item>
                <text:p text:style-name="P14"><text:span text:style-name="T19"/></text:p>
              </text:list-item>
            </text:list>
          </draw:text-box>
        </draw:frame>
        <draw:frame presentation:style-name="pr35" draw:text-style-name="P35" draw:layer="layout" svg:width="11.857cm" svg:height="19.272cm" svg:x="15.841cm" svg:y="1.398cm" presentation:class="outline" presentation:user-transformed="true">
          <draw:text-box>
            <text:list text:style-name="L5">
              <text:list-item>
                <text:p text:style-name="P14"><text:span text:style-name="T57"/></text:p>
              </text:list-item>
            </text:list>
            <text:list text:style-name="L5">
              <text:list-item>
                <text:p text:style-name="P14"><text:span text:style-name="T58">Creates signal group sg1 with three 1 bit <text:s/>signals a,b,c.</text:span></text:p>
              </text:list-item>
            </text:list>
            <text:list text:style-name="L5">
              <text:list-item>
                <text:p text:style-name="P14"><text:span text:style-name="T58"/></text:p>
              </text:list-item>
            </text:list>
            <text:list text:style-name="L5">
              <text:list-item>
                <text:p text:style-name="P14"><text:span text:style-name="T58"/></text:p>
              </text:list-item>
            </text:list>
            <text:list text:style-name="L5">
              <text:list-item>
                <text:p text:style-name="P14"><text:span text:style-name="T58">Creates signal group sg2 with three 1 bit signals x,y,z and three 1-bit signals from</text:span></text:p>
              </text:list-item>
            </text:list>
            <text:list text:style-name="L5">
              <text:list-item>
                <text:p text:style-name="P14"><text:span text:style-name="T58"><text:s text:c="5"/></text:span><text:span text:style-name="T58">instance sg1.</text:span></text:p>
              </text:list-item>
            </text:list>
            <text:list text:style-name="L5">
              <text:list-item>
                <text:p text:style-name="P14"><text:span text:style-name="T58"/></text:p>
              </text:list-item>
            </text:list>
            <text:list text:style-name="L5">
              <text:list-item>
                <text:p text:style-name="P14"><text:span text:style-name="T58">Creates a signal group sg3 with</text:span></text:p>
              </text:list-item>
            </text:list>
            <text:list text:style-name="L5">
              <text:list-item>
                <text:p text:style-name="P14"><text:span text:style-name="T58"><text:s text:c="3"/></text:span><text:span text:style-name="T58">two 1 bit signals and six 1 bit</text:span></text:p>
              </text:list-item>
            </text:list>
            <text:list text:style-name="L5">
              <text:list-item>
                <text:p text:style-name="P14"><text:span text:style-name="T58"><text:s text:c="3"/></text:span><text:span text:style-name="T58">signals from sg1 and sg2_1.</text:span></text:p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30" presentation:class="page"/>
          <draw:frame presentation:style-name="pr3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31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4" draw:text-style-name="P4" draw:layer="layout" svg:width="18.66cm" svg:height="3.65cm" svg:x="7.229cm" svg:y="0.975cm" presentation:class="title">
          <draw:text-box>
            <text:p text:style-name="P4">Signal groups</text:p>
          </draw:text-box>
        </draw:frame>
        <draw:frame presentation:style-name="pr36" draw:text-style-name="P36" draw:layer="layout" svg:width="22.216cm" svg:height="15.337cm" svg:x="5.08cm" svg:y="4.348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6"><text:span text:style-name="T9">The members of the csl_signal group are accessed using C++ notation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9">sg3.sg2_1.x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9">sg3.sg2_1.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9">sg3.sg2_1.z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9">accesses the individual members of the signal group instance sg2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31" presentation:class="page"/>
          <draw:frame presentation:style-name="pr3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32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4" draw:text-style-name="P4" draw:layer="layout" svg:width="18.66cm" svg:height="3.65cm" svg:x="7.229cm" svg:y="0.975cm" presentation:class="title">
          <draw:text-box>
            <text:p text:style-name="P4">Signal groups</text:p>
          </draw:text-box>
        </draw:frame>
        <draw:frame presentation:style-name="pr37" draw:text-style-name="P36" draw:layer="layout" svg:width="22.209cm" svg:height="15.341cm" svg:x="5.454cm" svg:y="4.62cm" presentation:class="subtitle">
          <draw:text-box>
            <text:list text:style-name="L3">
              <text:list-item>
                <text:list>
                  <text:list-item>
                    <text:p text:style-name="P6"><text:span text:style-name="T61">sg3.sg2_1.sg1.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1">sg3.sg2_1.sg1.b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1">sg3.sg2_1.sg1.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2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0">accesses the individual members of the signal group instance sg1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32" presentation:class="page"/>
          <draw:frame presentation:style-name="pr3" draw:text-style-name="P4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33" draw:style-name="dp1" draw:master-page-name="fpl_5f_presentation_5f_template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4" draw:layer="layout" svg:width="18.66cm" svg:height="3.65cm" svg:x="7.229cm" svg:y="0.975cm" presentation:class="title">
          <draw:text-box>
            <text:p text:style-name="P4">Signal groups</text:p>
          </draw:text-box>
        </draw:frame>
        <draw:frame presentation:style-name="pr38" draw:text-style-name="P37" draw:layer="layout" svg:width="22.216cm" svg:height="15.337cm" svg:x="5.087cm" svg:y="4.016cm" presentation:class="outline" presentation:user-transformed="true">
          <draw:text-box>
            <text:list text:style-name="L5">
              <text:list-item>
                <text:p text:style-name="P14"><text:span text:style-name="T63">Accessing the signals inside of the signal group:</text:span></text:p>
              </text:list-item>
            </text:list>
            <text:list text:style-name="L5">
              <text:list-item>
                <text:p text:style-name="P14"><text:span text:style-name="T63"/></text:p>
              </text:list-item>
            </text:list>
            <text:list text:style-name="L5">
              <text:list-item>
                <text:p text:style-name="P14"><text:span text:style-name="T64">csl_unit </text:span><text:span text:style-name="T65">u{</text:span></text:p>
              </text:list-item>
            </text:list>
            <text:list text:style-name="L5">
              <text:list-item>
                <text:p text:style-name="P14"><text:span text:style-name="T65"><text:s text:c="2"/></text:span><text:span text:style-name="T65">sg3 sg3_1;</text:span></text:p>
              </text:list-item>
            </text:list>
            <text:list text:style-name="L5">
              <text:list-item>
                <text:p text:style-name="P14"><text:span text:style-name="T65"><text:s text:c="2"/></text:span><text:span text:style-name="T65">sg3 sg3_2;</text:span></text:p>
              </text:list-item>
            </text:list>
            <text:list text:style-name="L5">
              <text:list-item>
                <text:p text:style-name="P14"><text:span text:style-name="T65"><text:s text:c="2"/></text:span><text:span text:style-name="T65">u () {</text:span></text:p>
              </text:list-item>
            </text:list>
            <text:list text:style-name="L5">
              <text:list-item>
                <text:p text:style-name="P14"><text:span text:style-name="T65"><text:s text:c="2"/></text:span><text:span text:style-name="T65">sg3_1.sg2_1.sg1.a.</text:span><text:span text:style-name="T66">set_type</text:span><text:span text:style-name="T65">(wire);</text:span></text:p>
              </text:list-item>
            </text:list>
            <text:list text:style-name="L5">
              <text:list-item>
                <text:p text:style-name="P14"><text:span text:style-name="T65"><text:s text:c="2"/></text:span><text:span text:style-name="T65">sg3_1.sg2_1.z.</text:span><text:span text:style-name="T66">set_type</text:span><text:span text:style-name="T65">(reg);</text:span></text:p>
              </text:list-item>
            </text:list>
            <text:list text:style-name="L5">
              <text:list-item>
                <text:p text:style-name="P14"><text:span text:style-name="T65"><text:s text:c="2"/></text:span><text:span text:style-name="T65">sg3_2.m.</text:span><text:span text:style-name="T66">set_type</text:span><text:span text:style-name="T65">(wire);</text:span></text:p>
              </text:list-item>
            </text:list>
            <text:list text:style-name="L5">
              <text:list-item>
                <text:p text:style-name="P14"><text:span text:style-name="T65"><text:s text:c="2"/></text:span><text:span text:style-name="T65">sg3_2.n.</text:span><text:span text:style-name="T66">set_type</text:span><text:span text:style-name="T65">(reg); }</text:span></text:p>
              </text:list-item>
            </text:list>
            <text:list text:style-name="L5">
              <text:list-item>
                <text:p text:style-name="P14"><text:span text:style-name="T65">};</text:span></text:p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33" presentation:class="page"/>
          <draw:frame presentation:style-name="pr3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34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4" draw:text-style-name="P4" draw:layer="layout" svg:width="18.66cm" svg:height="3.65cm" svg:x="7.229cm" svg:y="0.975cm" presentation:class="title">
          <draw:text-box>
            <text:p text:style-name="P4">Ports</text:p>
          </draw:text-box>
        </draw:frame>
        <draw:frame presentation:style-name="pr39" draw:text-style-name="P6" draw:layer="layout" svg:width="22.209cm" svg:height="15.341cm" svg:x="5.454cm" svg:y="4.62cm" presentation:class="subtitle">
          <draw:text-box>
            <text:list text:style-name="L3">
              <text:list-item>
                <text:list>
                  <text:list-item>
                    <text:p text:style-name="P6"><text:span text:style-name="T36">The csl_port is used to create ports for the csl_units (more later).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36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36">The csl_port are declared in a csl_unit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36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36">The csl_port is instantiated the same way that csl_signals are instantiated except the port has a direction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7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4">csl_port</text:span><text:span text:style-name="T68"> in(input,8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4">csl_port</text:span><text:span text:style-name="T68"> out(output,8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3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34" presentation:class="page"/>
          <draw:frame presentation:style-name="pr3" draw:text-style-name="P4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35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8" draw:text-style-name="P6" draw:layer="layout" svg:width="18.666cm" svg:height="3.649cm" svg:x="6.998cm" svg:y="0cm" presentation:class="title" presentation:user-transformed="true">
          <draw:text-box>
            <text:p text:style-name="P6">Interfaces</text:p>
          </draw:text-box>
        </draw:frame>
        <draw:frame presentation:style-name="pr40" draw:text-style-name="P38" draw:layer="layout" svg:width="22.216cm" svg:height="15.337cm" svg:x="4.618cm" svg:y="4.117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9"><text:span text:style-name="T69">Interfaces are containers for the port list of a unit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69">An interface is defined in the global scope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69">Interfaces may be instantiated inside of other interface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69">More than one interface of the same or different type may be added to one unit.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69">The interfaces may be instances of the same or different interfac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35" presentation:class="page"/>
          <draw:frame presentation:style-name="pr3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36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4" draw:text-style-name="P4" draw:layer="layout" svg:width="18.66cm" svg:height="3.65cm" svg:x="7.229cm" svg:y="0.975cm" presentation:class="title">
          <draw:text-box>
            <text:p text:style-name="P4">Interfaces</text:p>
          </draw:text-box>
        </draw:frame>
        <draw:frame presentation:style-name="pr41" draw:text-style-name="P4" draw:layer="layout" svg:width="22.209cm" svg:height="15.341cm" svg:x="5.454cm" svg:y="4.62cm" presentation:class="subtitle">
          <draw:text-box>
            <text:p text:style-name="P4">The generated interface Verilog code prefixes the name of the interface in front of the name of the port.</text:p>
          </draw:text-box>
        </draw:frame>
        <presentation:notes draw:style-name="dp2">
          <draw:page-thumbnail draw:style-name="gr1" draw:layer="layout" svg:width="13.877cm" svg:height="11.093cm" svg:x="3.577cm" svg:y="2.247cm" draw:page-number="36" presentation:class="page"/>
          <draw:frame presentation:style-name="pr3" draw:text-style-name="P4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37" draw:style-name="dp1" draw:master-page-name="fpl_5f_presentation_5f_template" presentation:presentation-page-layout-name="AL3T1" presentation:use-footer-name="ftr1" presentation:use-date-time-name="dtd1">
        <office:forms form:automatic-focus="false" form:apply-design-mode="false"/>
        <draw:frame presentation:style-name="pr8" draw:text-style-name="P6" draw:layer="layout" svg:width="18.666cm" svg:height="3.649cm" svg:x="6.734cm" svg:y="0cm" presentation:class="title" presentation:user-transformed="true">
          <draw:text-box>
            <text:p text:style-name="P6">Interfaces</text:p>
          </draw:text-box>
        </draw:frame>
        <draw:frame presentation:style-name="pr38" draw:text-style-name="P40" draw:layer="layout" svg:width="22.851cm" svg:height="15.337cm" svg:x="4.445cm" svg:y="3.175cm" presentation:class="outline" presentation:user-transformed="true">
          <draw:text-box>
            <text:list text:style-name="L5">
              <text:list-item>
                <text:p text:style-name="P39"><text:span text:style-name="T70">Modifying the contents (adding, deleting or changing the port names) of the interface container modifies the contents of all generated instances of the interface.</text:span></text:p>
              </text:list-item>
            </text:list>
            <text:list text:style-name="L5">
              <text:list-item>
                <text:p text:style-name="P39"><text:span text:style-name="T70">The directions of all ports in an instance of an interface may be reversed using the </text:span><text:span text:style-name="T71">reverse()</text:span><text:span text:style-name="T72"> </text:span><text:span text:style-name="T70">method</text:span></text:p>
              </text:list-item>
            </text:list>
            <text:list text:style-name="L5">
              <text:list-item>
                <text:p text:style-name="P39"><text:span text:style-name="T70">The ports are not reversed which have a </text:span><text:span text:style-name="T71">dont_modify_direction</text:span><text:span text:style-name="T72"> </text:span><text:span text:style-name="T70">attribute. Examples of ports which should not change direction are reset and clock. The dont_modify_direction is inferred from the attribute set to the port (eg. reset, clock, enable). </text:span></text:p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37" presentation:class="page"/>
          <draw:frame presentation:style-name="pr3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38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42" draw:text-style-name="P4" draw:layer="layout" svg:width="18.666cm" svg:height="1.594cm" svg:x="7.232cm" svg:y="0.975cm" presentation:class="title" presentation:user-transformed="true">
          <draw:text-box>
            <text:p text:style-name="P4">Interfaces</text:p>
          </draw:text-box>
        </draw:frame>
        <draw:frame draw:style-name="gr3" draw:text-style-name="P42" draw:layer="layout" svg:width="0.802cm" svg:height="3.394cm" svg:x="1.609cm" svg:y="2.623cm">
          <draw:text-box>
            <text:list text:style-name="L6">
              <text:list-item>
                <text:list>
                  <text:list-item>
                    <text:p text:style-name="P41"><text:span text:style-name="T73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1"><text:span text:style-name="T73"/></text:p>
                  </text:list-item>
                </text:list>
              </text:list-item>
            </text:list>
          </draw:text-box>
        </draw:frame>
        <draw:frame presentation:style-name="pr43" draw:text-style-name="P43" draw:layer="layout" svg:width="22.216cm" svg:height="17.157cm" svg:x="5.456cm" svg:y="2.599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6"><text:span text:style-name="T74">Example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4">csl_interface</text:span><text:span text:style-name="T65"> ifc1{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6"><text:span text:style-name="T64"><text:s text:c="2"/></text:span><text:span text:style-name="T64">csl_port</text:span><text:span text:style-name="T65"> a(input);</text:span>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6"><text:span text:style-name="T64"><text:s text:c="2"/></text:span><text:span text:style-name="T64">csl_port</text:span><text:span text:style-name="T65"> b(input);</text:span>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6"><text:span text:style-name="T64"><text:s text:c="2"/></text:span><text:span text:style-name="T64">csl_port</text:span><text:span text:style-name="T65"> c(output);</text:span>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6"><text:span text:style-name="T65"><text:s text:c="2"/></text:span><text:span text:style-name="T65">ifc1 () {} }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4">csl_interface</text:span><text:span text:style-name="T65"> ifc2{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6"><text:span text:style-name="T64"><text:s text:c="2"/></text:span><text:span text:style-name="T64">csl_port</text:span><text:span text:style-name="T65"> x(input);</text:span>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6"><text:span text:style-name="T64"><text:s text:c="2"/></text:span><text:span text:style-name="T64">csl_port</text:span><text:span text:style-name="T65"> y(input);</text:span>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6"><text:span text:style-name="T64"><text:s text:c="2"/></text:span><text:span text:style-name="T64">csl_port</text:span><text:span text:style-name="T65"> z(output);</text:span>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6"><text:span text:style-name="T65"><text:s text:c="2"/></text:span><text:span text:style-name="T65">ifc1 ifc1_1;</text:span>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6"><text:span text:style-name="T65"><text:s text:c="2"/></text:span><text:span text:style-name="T65">ifc2 () {} <text:s/>}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38" presentation:class="page"/>
          <draw:frame presentation:style-name="pr3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39" draw:style-name="dp1" draw:master-page-name="fpl_5f_presentation_5f_template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4" draw:layer="layout" svg:width="18.66cm" svg:height="3.65cm" svg:x="7.229cm" svg:y="0.975cm" presentation:class="title">
          <draw:text-box>
            <text:p text:style-name="P4">Multiple Interfaces</text:p>
          </draw:text-box>
        </draw:frame>
        <draw:frame presentation:style-name="pr38" draw:text-style-name="P44" draw:layer="layout" svg:width="22.216cm" svg:height="15.337cm" svg:x="5.456cm" svg:y="4.619cm" presentation:class="outline" presentation:user-transformed="true">
          <draw:text-box>
            <text:list text:style-name="L5">
              <text:list-item>
                <text:p text:style-name="P14"><text:span text:style-name="T75">//2 instances of interface ifc2</text:span></text:p>
              </text:list-item>
            </text:list>
            <text:list text:style-name="L5">
              <text:list-item>
                <text:p text:style-name="P14"><text:span text:style-name="T34">csl_unit</text:span><text:span text:style-name="T35"> u{</text:span></text:p>
              </text:list-item>
            </text:list>
            <text:list text:style-name="L5">
              <text:list-item>
                <text:p text:style-name="P14"><text:span text:style-name="T35"><text:s text:c="2"/></text:span><text:span text:style-name="T35">ifc2 ifc2_1;</text:span></text:p>
              </text:list-item>
            </text:list>
            <text:list text:style-name="L5">
              <text:list-item>
                <text:p text:style-name="P14"><text:span text:style-name="T35"><text:s text:c="2"/></text:span><text:span text:style-name="T35">ifc2 ifc2_2;</text:span></text:p>
              </text:list-item>
            </text:list>
            <text:list text:style-name="L5">
              <text:list-item>
                <text:p text:style-name="P14"><text:span text:style-name="T35"><text:s text:c="2"/></text:span><text:span text:style-name="T35">u () {</text:span></text:p>
              </text:list-item>
            </text:list>
            <text:list text:style-name="L5">
              <text:list-item>
                <text:p text:style-name="P14"><text:span text:style-name="T35"><text:s text:c="2"/></text:span><text:span text:style-name="T35">ifc2_1.ifc1_1.a.</text:span><text:span text:style-name="T76">set_type</text:span><text:span text:style-name="T35">(wire);</text:span></text:p>
              </text:list-item>
            </text:list>
            <text:list text:style-name="L5">
              <text:list-item>
                <text:p text:style-name="P14"><text:span text:style-name="T35"><text:s text:c="2"/></text:span><text:span text:style-name="T35">ifc2_1.x.</text:span><text:span text:style-name="T76">set_type</text:span><text:span text:style-name="T35">(wire);</text:span></text:p>
              </text:list-item>
            </text:list>
            <text:list text:style-name="L5">
              <text:list-item>
                <text:p text:style-name="P14"><text:span text:style-name="T35"><text:s text:c="2"/></text:span><text:span text:style-name="T35">ifc2_2.z.</text:span><text:span text:style-name="T76">set_type</text:span><text:span text:style-name="T35">(reg);</text:span></text:p>
              </text:list-item>
            </text:list>
            <text:list text:style-name="L5">
              <text:list-item>
                <text:p text:style-name="P14"><text:span text:style-name="T35"><text:s text:c="2"/></text:span><text:span text:style-name="T35">}</text:span></text:p>
              </text:list-item>
            </text:list>
            <text:list text:style-name="L5">
              <text:list-item>
                <text:p text:style-name="P14"><text:span text:style-name="T35">};</text:span></text:p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39" presentation:class="page"/>
          <draw:frame presentation:style-name="pr3" draw:text-style-name="P4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40" draw:style-name="dp1" draw:master-page-name="fpl_5f_presentation_5f_template" presentation:presentation-page-layout-name="AL2T0">
        <office:forms form:automatic-focus="false" form:apply-design-mode="false"/>
        <draw:frame presentation:style-name="pr4" draw:text-style-name="P4" draw:layer="layout" svg:width="18.66cm" svg:height="3.65cm" svg:x="7.229cm" svg:y="0.975cm" presentation:class="title">
          <draw:text-box>
            <text:p text:style-name="P4">Assignments</text:p>
          </draw:text-box>
        </draw:frame>
        <draw:frame presentation:style-name="pr44" draw:text-style-name="P6" draw:layer="layout" svg:width="22.209cm" svg:height="15.341cm" svg:x="5.454cm" svg:y="4.62cm" presentation:class="subtitle">
          <draw:text-box>
            <text:list text:style-name="L3">
              <text:list-item>
                <text:list>
                  <text:list-item>
                    <text:p text:style-name="P6">Signals can be driven by expressions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This is the same as a Verilog continuous assign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40" presentation:class="page"/>
          <draw:frame presentation:style-name="pr3" draw:text-style-name="P4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41" draw:style-name="dp1" draw:master-page-name="fpl_5f_presentation_5f_template" presentation:presentation-page-layout-name="AL2T0">
        <office:forms form:automatic-focus="false" form:apply-design-mode="false"/>
        <draw:frame presentation:style-name="pr4" draw:text-style-name="P4" draw:layer="layout" svg:width="18.66cm" svg:height="3.65cm" svg:x="7.229cm" svg:y="0.975cm" presentation:class="title">
          <draw:text-box>
            <text:p text:style-name="P4">Assignment examples</text:p>
          </draw:text-box>
        </draw:frame>
        <draw:frame presentation:style-name="pr41" draw:text-style-name="P45" draw:layer="layout" svg:width="22.209cm" svg:height="15.341cm" svg:x="5.454cm" svg:y="4.62cm" presentation:class="subtitle">
          <draw:text-box>
            <text:p text:style-name="P4"><text:span text:style-name="T77">Part select</text:span></text:p>
            <text:p text:style-name="P4"><text:span text:style-name="T78">e = m[0]; </text:span></text:p>
            <text:p text:style-name="P4"><text:span text:style-name="T78">f = m[1];</text:span></text:p>
            <text:p text:style-name="P4"><text:span text:style-name="T78"/></text:p>
            <text:p text:style-name="P4"><text:span text:style-name="T79">Concatenate</text:span></text:p>
            <text:p text:style-name="P4"><text:span text:style-name="T78">x = {a,b,c,d};</text:span></text:p>
            <text:p text:style-name="P4"><text:span text:style-name="T78">{p,q,r,s} = g; </text:span></text:p>
          </draw:text-box>
        </draw:frame>
        <presentation:notes draw:style-name="dp2">
          <draw:page-thumbnail draw:style-name="gr1" draw:layer="layout" svg:width="13.877cm" svg:height="11.093cm" svg:x="3.577cm" svg:y="2.247cm" draw:page-number="41" presentation:class="page"/>
          <draw:frame presentation:style-name="pr3" draw:text-style-name="P4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42" draw:style-name="dp1" draw:master-page-name="fpl_5f_presentation_5f_template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4" draw:layer="layout" svg:width="18.66cm" svg:height="3.65cm" svg:x="7.229cm" svg:y="0.975cm" presentation:class="title">
          <draw:text-box>
            <text:p text:style-name="P4">CSL interconnect code</text:p>
          </draw:text-box>
        </draw:frame>
        <draw:frame presentation:style-name="pr45" draw:text-style-name="P47" draw:layer="layout" svg:width="16.047cm" svg:height="13.477cm" svg:x="10.445cm" svg:y="5.254cm" presentation:class="outline" presentation:user-transformed="true">
          <draw:text-box>
            <text:list text:style-name="L5">
              <text:list-item>
                <text:p text:id="id4" text:style-name="P46"><text:span text:style-name="T80">csl_unit</text:span><text:span text:style-name="T81"> u_ref {</text:span></text:p>
              </text:list-item>
            </text:list>
            <text:list text:style-name="L5">
              <text:list-item>
                <text:p text:style-name="P46"><text:span text:style-name="T82"><text:s text:c="2"/></text:span><text:span text:style-name="T83">csl_port</text:span><text:span text:style-name="T82"> in(input, 8); </text:span></text:p>
              </text:list-item>
            </text:list>
            <text:list text:style-name="L5">
              <text:list-item>
                <text:p text:style-name="P46"><text:span text:style-name="T82"><text:s text:c="2"/></text:span><text:span text:style-name="T83">csl_port</text:span><text:span text:style-name="T82"> out(output, 8); </text:span></text:p>
              </text:list-item>
            </text:list>
            <text:list text:style-name="L5">
              <text:list-item>
                <text:p text:style-name="P46"><text:span text:style-name="T82"><text:s text:c="2"/></text:span><text:span text:style-name="T82">u_ref () {} <text:s/></text:span></text:p>
              </text:list-item>
            </text:list>
            <text:list text:style-name="L5">
              <text:list-item>
                <text:p text:style-name="P46"><text:span text:style-name="T82"><text:s/></text:span><text:span text:style-name="T82">};</text:span></text:p>
              </text:list-item>
            </text:list>
            <text:list text:style-name="L5">
              <text:list-item>
                <text:p text:style-name="P46"><text:span text:style-name="T82"/></text:p>
              </text:list-item>
            </text:list>
            <text:list text:style-name="L5">
              <text:list-item>
                <text:p text:style-name="P46"><text:span text:style-name="T83">csl_unit</text:span><text:span text:style-name="T82"> u_check {</text:span></text:p>
              </text:list-item>
            </text:list>
            <text:list text:style-name="L5">
              <text:list-item>
                <text:p text:style-name="P46"><text:span text:style-name="T82"><text:s text:c="3"/></text:span><text:span text:style-name="T83">csl_port</text:span><text:span text:style-name="T82"> x_in (input, 8);</text:span></text:p>
              </text:list-item>
            </text:list>
            <text:list text:style-name="L5">
              <text:list-item>
                <text:p text:style-name="P46"><text:span text:style-name="T82"><text:s text:c="3"/></text:span><text:span text:style-name="T83">csl_port</text:span><text:span text:style-name="T82"> x_out(output, 8);</text:span></text:p>
              </text:list-item>
            </text:list>
            <text:list text:style-name="L5">
              <text:list-item>
                <text:p text:style-name="P46"><text:span text:style-name="T82"><text:s text:c="3"/></text:span><text:span text:style-name="T83">csl_signal</text:span><text:span text:style-name="T82"> sgn_ref_data;</text:span></text:p>
              </text:list-item>
            </text:list>
            <text:list text:style-name="L5">
              <text:list-item>
                <text:p text:style-name="P46"><text:span text:style-name="T82"><text:s text:c="3"/></text:span><text:span text:style-name="T82">u_ref ref1(</text:span></text:p>
              </text:list-item>
            </text:list>
            <text:list text:style-name="L5">
              <text:list-item>
                <text:p text:style-name="P46"><text:span text:style-name="T82"><text:s text:c="2"/></text:span><text:span text:style-name="T82">.in(x_in),</text:span></text:p>
              </text:list-item>
            </text:list>
            <text:list text:style-name="L5">
              <text:list-item>
                <text:p text:style-name="P46"><text:span text:style-name="T82"><text:s text:c="2"/></text:span><text:span text:style-name="T82">.out(x_out));</text:span></text:p>
              </text:list-item>
            </text:list>
            <text:list text:style-name="L5">
              <text:list-item>
                <text:p text:style-name="P46"><text:span text:style-name="T82"><text:s text:c="3"/></text:span><text:span text:style-name="T82">u_check() {</text:span></text:p>
              </text:list-item>
            </text:list>
            <text:list text:style-name="L5">
              <text:list-item>
                <text:p text:style-name="P46"><text:span text:style-name="T82"><text:s text:c="4"/></text:span><text:span text:style-name="T82">sgn_ref_data.set_width(8);</text:span></text:p>
              </text:list-item>
            </text:list>
            <text:list text:style-name="L5">
              <text:list-item>
                <text:p text:style-name="P46"><text:span text:style-name="T82"><text:s text:c="3"/></text:span><text:span text:style-name="T82">}</text:span></text:p>
              </text:list-item>
            </text:list>
            <text:list text:style-name="L5">
              <text:list-item>
                <text:p text:style-name="P46"><text:span text:style-name="T82">};</text:span></text:p>
              </text:list-item>
            </text:list>
          </draw:text-box>
        </draw:frame>
        <draw:custom-shape draw:style-name="gr4" draw:text-style-name="P49" draw:layer="layout" svg:width="5.335cm" svg:height="0.69cm" svg:x="2.402cm" svg:y="5.153cm">
          <text:p text:style-name="P48"><text:span text:style-name="T73">Unit declaration</text:span></text:p>
          <draw:enhanced-geometry svg:viewBox="0 0 21600 21600" draw:glue-points="10800 0 0 10800 10800 21600 21600 10800 ?f40 ?f41" draw:text-areas="0 0 21600 21600" draw:type="rectangular-callout" draw:modifiers="31278.7106446777 16317.22141823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9" draw:layer="layout" svg:width="5.335cm" svg:height="1.233cm" svg:x="2.937cm" svg:y="6.278cm">
          <text:p text:style-name="P48"><text:span text:style-name="T73">Adding ports</text:span></text:p>
          <draw:enhanced-geometry svg:viewBox="0 0 21600 21600" draw:glue-points="10800 0 0 10800 10800 21600 21600 10800 ?f40 ?f41" draw:text-areas="0 0 21600 21600" draw:type="rectangular-callout" draw:modifiers="30703.8980509745 4761.102106969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9" draw:layer="layout" svg:width="5.335cm" svg:height="2.298cm" svg:x="22.202cm" svg:y="13.909cm">
          <text:p text:style-name="P48"><text:span text:style-name="T73">formal to actual name mappings</text:span></text:p>
          <draw:enhanced-geometry svg:viewBox="0 0 21600 21600" draw:glue-points="10800 0 0 10800 10800 21600 21600 10800 ?f40 ?f41" draw:text-areas="0 0 21600 21600" draw:type="rectangular-callout" draw:modifiers="-5412.14392803598 6651.935624184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9" draw:layer="layout" svg:width="5.335cm" svg:height="1.963cm" svg:x="2.251cm" svg:y="15.688cm">
          <text:p text:style-name="P48"><text:span text:style-name="T73">CSL object settings</text:span></text:p>
          <draw:enhanced-geometry svg:viewBox="0 0 21600 21600" draw:glue-points="10800 0 0 10800 10800 21600 21600 10800 ?f40 ?f41" draw:text-areas="0 0 21600 21600" draw:type="rectangular-callout" draw:modifiers="38208.8455772114 13109.57230142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9" draw:layer="layout" svg:width="5.335cm" svg:height="2.003cm" svg:x="2.662cm" svg:y="12.809cm">
          <text:p text:style-name="P48"><text:span text:style-name="T73">Unit instantiation</text:span></text:p>
          <draw:enhanced-geometry svg:viewBox="0 0 21600 21600" draw:glue-points="10800 0 0 10800 10800 21600 21600 10800 ?f40 ?f41" draw:text-areas="0 0 21600 21600" draw:type="rectangular-callout" draw:modifiers="34646.6266866567 9592.81437125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9" draw:layer="layout" svg:width="5.335cm" svg:height="0.843cm" svg:x="3.132cm" svg:y="7.813cm">
          <text:p text:style-name="P48"><text:span text:style-name="T73">constructor</text:span></text:p>
          <draw:enhanced-geometry svg:viewBox="0 0 21600 21600" draw:glue-points="10800 0 0 10800 10800 21600 21600 10800 ?f40 ?f41" draw:text-areas="0 0 21600 21600" draw:type="rectangular-callout" draw:modifiers="29910.4947526237 8240.758293838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877cm" svg:height="11.093cm" svg:x="3.577cm" svg:y="2.247cm" draw:page-number="42" presentation:class="page"/>
          <draw:frame presentation:style-name="pr3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43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4" draw:text-style-name="P4" draw:layer="layout" svg:width="18.66cm" svg:height="3.65cm" svg:x="7.229cm" svg:y="0.975cm" presentation:class="title">
          <draw:text-box>
            <text:p text:style-name="P4">Generated Verilog code</text:p>
          </draw:text-box>
        </draw:frame>
        <draw:frame presentation:style-name="pr38" draw:text-style-name="P50" draw:layer="layout" svg:width="10.84cm" svg:height="15.337cm" svg:x="16.839cm" svg:y="4.619cm" presentation:class="outline" presentation:user-transformed="true">
          <draw:text-box>
            <text:list text:style-name="L5">
              <text:list-item>
                <text:p text:style-name="P50"><text:span text:style-name="T84"><text:s text:c="2"/></text:span></text:p>
              </text:list-item>
            </text:list>
          </draw:text-box>
        </draw:frame>
        <draw:frame presentation:style-name="pr46" draw:text-style-name="P52" draw:layer="layout" svg:width="22.209cm" svg:height="15.341cm" svg:x="5.454cm" svg:y="4.62cm" presentation:class="subtitle">
          <draw:text-box>
            <text:list text:style-name="L3">
              <text:list-item>
                <text:list>
                  <text:list-item>
                    <text:p text:style-name="P51"><text:span text:style-name="T85">module</text:span><text:span text:style-name="T86"> u_ref(in, out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1"><text:span text:style-name="T86"><text:s text:c="2"/></text:span><text:span text:style-name="T85">input</text:span><text:span text:style-name="T86"> <text:s/>[7:0] in 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1"><text:span text:style-name="T86"><text:s text:c="2"/></text:span><text:span text:style-name="T85">output</text:span><text:span text:style-name="T86"> [7:0] out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1"><text:span text:style-name="T86">endmodu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1"><text:span text:style-name="T86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1"><text:span text:style-name="T85">module</text:span><text:span text:style-name="T86"> u_check(x_in, x_out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1"><text:span text:style-name="T86"><text:s text:c="2"/></text:span><text:span text:style-name="T85">input</text:span><text:span text:style-name="T86"> <text:s/>[7:0] x_in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1"><text:span text:style-name="T86"><text:s text:c="2"/></text:span><text:span text:style-name="T85">output</text:span><text:span text:style-name="T86"> [7:0] x_out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1"><text:span text:style-name="T86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1"><text:span text:style-name="T86"><text:s text:c="2"/></text:span><text:span text:style-name="T86">u_ref ref1(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1"><text:span text:style-name="T86"><text:s text:c="4"/></text:span><text:span text:style-name="T86">.in(x_in),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1"><text:span text:style-name="T86"><text:s text:c="4"/></text:span><text:span text:style-name="T86">.out(x_out),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1"><text:span text:style-name="T86"><text:s text:c="2"/></text:span><text:span text:style-name="T86">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1"><text:span text:style-name="T86"><text:s/></text:span><text:span text:style-name="T85">endmodu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1"><text:span text:style-name="T87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1"><text:span text:style-name="T87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43" presentation:class="page"/>
          <draw:frame presentation:style-name="pr3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44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4" draw:text-style-name="P4" draw:layer="layout" svg:width="18.66cm" svg:height="3.65cm" svg:x="7.229cm" svg:y="0.975cm" presentation:class="title">
          <draw:text-box>
            <text:p text:style-name="P4">Including user logic in leaf level</text:p>
          </draw:text-box>
        </draw:frame>
        <draw:frame presentation:style-name="pr41" draw:text-style-name="P12" draw:layer="layout" svg:width="22.209cm" svg:height="15.341cm" svg:x="5.454cm" svg:y="4.62cm" presentation:class="subtitle">
          <draw:text-box>
            <text:list text:style-name="L9">
              <text:list-item>
                <text:p text:style-name="P12">The generated code contains the </text:p>
              </text:list-item>
            </text:list>
            <text:list text:style-name="L9">
              <text:list-item>
                <text:p text:style-name="P12">`include "&lt;unit_name&gt;.logic.v"</text:p>
              </text:list-item>
            </text:list>
            <text:list text:style-name="L9">
              <text:list-item>
                <text:p text:style-name="P12">statement.</text:p>
              </text:list-item>
            </text:list>
            <text:list text:style-name="L9">
              <text:list-item>
                <text:p text:style-name="P12"/>
              </text:list-item>
            </text:list>
            <text:list text:style-name="L3">
              <text:list-item>
                <text:list>
                  <text:list-item>
                    <text:p text:style-name="P51"><text:span text:style-name="T85">module</text:span><text:span text:style-name="T86"> leaf(input in, output out) // interfa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1"><text:span text:style-name="T86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1"><text:span text:style-name="T86">`include “&lt;unit_name&gt;.logic.v” // include user cod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1"><text:span text:style-name="T86">endmodu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44" presentation:class="page"/>
          <draw:frame presentation:style-name="pr3" draw:text-style-name="P4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45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42" draw:text-style-name="P53" draw:layer="layout" svg:width="23.276cm" svg:height="1.594cm" svg:x="4.409cm" svg:y="0.575cm" presentation:class="title" presentation:user-transformed="true">
          <draw:text-box>
            <text:list text:style-name="L13">
              <text:list-item>
                <text:list>
                  <text:list-item>
                    <text:p text:style-name="P6"><text:span text:style-name="T88">Formal to actual connection - example</text:span></text:p>
                  </text:list-item>
                </text:list>
              </text:list-item>
            </text:list>
          </draw:text-box>
        </draw:frame>
        <draw:frame presentation:style-name="pr47" draw:text-style-name="P54" draw:layer="layout" svg:width="22.216cm" svg:height="20.03cm" svg:x="5.088cm" svg:y="2.211cm" presentation:class="subtitle" presentation:user-transformed="true">
          <draw:text-box>
            <text:list text:style-name="L11">
              <text:list-item>
                <text:list>
                  <text:list-item>
                    <text:p text:style-name="P6"><text:span text:style-name="T41">csl_unit</text:span><text:span text:style-name="T42"> a {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6"><text:span text:style-name="T41"><text:s text:c="2"/></text:span><text:span text:style-name="T41">csl_port</text:span><text:span text:style-name="T42"> x(input),y(output);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6"><text:span text:style-name="T42"><text:s text:c="2"/></text:span><text:span text:style-name="T42">a () <text:s/>{} <text:s/>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6"><text:span text:style-name="T42">};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6"><text:span text:style-name="T41">csl_unit</text:span><text:span text:style-name="T42"> b {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6"><text:span text:style-name="T41"><text:s text:c="2"/></text:span><text:span text:style-name="T41">csl_port</text:span><text:span text:style-name="T42"> z(input);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6"><text:span text:style-name="T42"><text:s text:c="2"/></text:span><text:span text:style-name="T42">b () <text:s/>{} <text:s/>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6"><text:span text:style-name="T42">};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6"><text:span text:style-name="T41">csl_unit</text:span><text:span text:style-name="T42"> u {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6"><text:span text:style-name="T41"><text:s text:c="2"/></text:span><text:span text:style-name="T41">csl_signal</text:span><text:span text:style-name="T42"> sg1(wire),sg2(wire);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6"><text:span text:style-name="T42"><text:s text:c="2"/></text:span><text:span text:style-name="T42">a a0(.x(sg1),.y(sg2)); <text:s text:c="2"/>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6"><text:span text:style-name="T42"><text:s text:c="2"/></text:span><text:span text:style-name="T42">b b0(.z(sg2));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6"><text:span text:style-name="T42"><text:s text:c="2"/></text:span><text:span text:style-name="T42">u () <text:s/>{} <text:s/>};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6"><text:span text:style-name="T4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45" presentation:class="page"/>
          <draw:frame presentation:style-name="pr3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46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48" draw:text-style-name="P4" draw:layer="layout" svg:width="18.666cm" svg:height="1.517cm" svg:x="7.232cm" svg:y="0.975cm" presentation:class="title" presentation:user-transformed="true">
          <draw:text-box>
            <text:p text:style-name="P4">Unit multiple instances - example</text:p>
          </draw:text-box>
        </draw:frame>
        <draw:frame presentation:style-name="pr49" draw:text-style-name="P43" draw:layer="layout" svg:width="22.216cm" svg:height="16.428cm" svg:x="5.456cm" svg:y="3.027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6"><text:span text:style-name="T64">csl_unit</text:span><text:span text:style-name="T65"> u1 {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5"><text:s text:c="2"/></text:span><text:span text:style-name="T64">csl_port </text:span><text:span text:style-name="T65">x(input,4), y(input), <text:s/>z(output,2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5"><text:s text:c="2"/></text:span><text:span text:style-name="T65">u1 () <text:s/>{} <text:s/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5">}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4">csl_unit</text:span><text:span text:style-name="T65"> u2 {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5"><text:s text:c="2"/></text:span><text:span text:style-name="T65">u1 u1_1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5"><text:s text:c="2"/></text:span><text:span text:style-name="T64">csl_port</text:span><text:span text:style-name="T65"> a(input,2),b(input,2),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5">c(output,4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5"><text:s text:c="2"/></text:span><text:span text:style-name="T65">u2 () <text:s/>{} <text:s/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5">}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46" presentation:class="page"/>
          <draw:frame presentation:style-name="pr3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47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50" draw:text-style-name="P43" draw:layer="layout" svg:width="22.216cm" svg:height="15.337cm" svg:x="5.089cm" svg:y="3.81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6"><text:span text:style-name="T64">csl_unit</text:span><text:span text:style-name="T65"> top {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5"><text:s text:c="2"/></text:span><text:span text:style-name="T65">u1 u1_0, u1_1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5"><text:s text:c="2"/></text:span><text:span text:style-name="T65">u2 u2_0, u2_1;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14"><text:span text:style-name="T65"><text:s text:c="2"/></text:span><text:span text:style-name="T65">top () <text:s/>{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14"><text:span text:style-name="T65"><text:s text:c="3"/></text:span><text:span text:style-name="T65">}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14"><text:span text:style-name="T65"><text:s/></text:span><text:span text:style-name="T65">};</text:span><text:span text:style-name="T65"><text:line-break/></text:span><text:span text:style-name="T65"/></text:p>
                  </text:list-item>
                </text:list>
              </text:list-item>
            </text:list>
          </draw:text-box>
        </draw:frame>
        <draw:frame presentation:style-name="pr51" draw:text-style-name="P4" draw:layer="layout" svg:width="18.666cm" svg:height="1.905cm" svg:x="6.985cm" svg:y="1.27cm" presentation:class="title" presentation:user-transformed="true">
          <draw:text-box>
            <text:p text:style-name="P4">Unit multiple instances - example</text:p>
          </draw:text-box>
        </draw:frame>
        <presentation:notes draw:style-name="dp2">
          <draw:page-thumbnail draw:style-name="gr1" draw:layer="layout" svg:width="13.877cm" svg:height="11.093cm" svg:x="3.577cm" svg:y="2.247cm" draw:page-number="47" presentation:class="page"/>
          <draw:frame presentation:style-name="pr3" draw:text-style-name="P4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48" draw:style-name="dp1" draw:master-page-name="fpl_5f_presentation_5f_template" presentation:use-footer-name="ftr1" presentation:use-date-time-name="dtd1">
        <office:forms form:automatic-focus="false" form:apply-design-mode="false"/>
        <draw:frame draw:style-name="gr2" draw:text-style-name="P23" draw:layer="layout" svg:width="19.616cm" svg:height="3.092cm" svg:x="7.502cm" svg:y="6.58cm">
          <draw:text-box>
            <text:p text:style-name="P4"><text:span text:style-name="T5">CSL Auto Router</text:span></text:p>
          </draw:text-box>
        </draw:frame>
        <presentation:notes draw:style-name="dp2">
          <draw:page-thumbnail draw:style-name="gr1" draw:layer="layout" svg:width="13.877cm" svg:height="11.093cm" svg:x="3.577cm" svg:y="2.247cm" draw:page-number="48" presentation:class="page"/>
          <draw:frame presentation:style-name="pr3" draw:text-style-name="P24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49" draw:style-name="dp1" draw:master-page-name="fpl_5f_presentation_5f_template" presentation:presentation-page-layout-name="AL3T1">
        <office:forms form:automatic-focus="false" form:apply-design-mode="false"/>
        <draw:frame presentation:style-name="pr4" draw:text-style-name="P4" draw:layer="layout" svg:width="18.66cm" svg:height="3.65cm" svg:x="7.229cm" svg:y="0.975cm" presentation:class="title">
          <draw:text-box>
            <text:p text:style-name="P4">Auto router connections</text:p>
          </draw:text-box>
        </draw:frame>
        <draw:frame presentation:style-name="pr10" draw:text-style-name="P14" draw:layer="layout" svg:width="22.209cm" svg:height="15.341cm" svg:x="5.454cm" svg:y="4.62cm" presentation:class="outline">
          <draw:text-box>
            <text:list text:style-name="L5">
              <text:list-item>
                <text:p text:style-name="P14">Connect end points in different units</text:p>
              </text:list-item>
            </text:list>
            <text:list text:style-name="L5">
              <text:list-item>
                <text:p text:style-name="P14">Make connections across hierarchies</text:p>
              </text:list-item>
            </text:list>
            <text:list text:style-name="L5">
              <text:list-item>
                <text:p text:style-name="P14">Connect any connectivity object <text:s/>(ports/signals/interfaces/signal groups)</text:p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49" presentation:class="page"/>
          <draw:frame presentation:style-name="pr3" draw:text-style-name="P4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50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4" draw:text-style-name="P55" draw:layer="layout" svg:width="18.66cm" svg:height="3.65cm" svg:x="7.229cm" svg:y="0.975cm" presentation:class="title">
          <draw:text-box>
            <text:p text:style-name="P55">Connecting signals <text:line-break/>to multiple units</text:p>
          </draw:text-box>
        </draw:frame>
        <draw:rect draw:style-name="gr5" draw:text-style-name="P56" draw:layer="layout" svg:width="14.894cm" svg:height="5.527cm" draw:transform="rotate (1.5707963267946) translate (22.463cm 18.577cm)">
          <text:p text:style-name="P4"/>
        </draw:rect>
        <draw:rect draw:style-name="gr6" draw:text-style-name="P49" draw:layer="layout" svg:width="2.01cm" svg:height="2.267cm" svg:x="24.565cm" svg:y="14.697cm">
          <text:p text:style-name="P48"><text:span text:style-name="T73">pc</text:span></text:p>
        </draw:rect>
        <draw:rect draw:style-name="gr6" draw:text-style-name="P49" draw:layer="layout" svg:width="1.986cm" svg:height="2.267cm" svg:x="24.599cm" svg:y="12.005cm">
          <text:p text:style-name="P48"><text:span text:style-name="T73">im</text:span></text:p>
        </draw:rect>
        <draw:rect draw:style-name="gr6" draw:text-style-name="P49" draw:layer="layout" svg:width="2.043cm" svg:height="2.152cm" svg:x="24.565cm" svg:y="9.428cm">
          <text:p text:style-name="P48"><text:span text:style-name="T73">id</text:span></text:p>
        </draw:rect>
        <draw:rect draw:style-name="gr6" draw:text-style-name="P49" draw:layer="layout" svg:width="2.023cm" svg:height="2.267cm" svg:x="24.565cm" svg:y="6.925cm">
          <text:p text:style-name="P48"><text:span text:style-name="T73">rf</text:span></text:p>
        </draw:rect>
        <draw:rect draw:style-name="gr6" draw:text-style-name="P49" draw:layer="layout" svg:width="2.047cm" svg:height="2.267cm" svg:x="24.532cm" svg:y="4.41cm">
          <text:p text:style-name="P48"><text:span text:style-name="T73">alu</text:span></text:p>
        </draw:rect>
        <draw:line draw:style-name="gr5" draw:text-style-name="P56" draw:layer="layout" svg:x1="23.464cm" svg:y1="17.091cm" svg:x2="23.464cm" svg:y2="6.091cm">
          <text:p text:style-name="P4"/>
        </draw:line>
        <draw:frame draw:style-name="gr7" draw:text-style-name="P57" draw:layer="layout" svg:width="3.083cm" svg:height="1.52cm" svg:x="23.247cm" svg:y="16.866cm">
          <draw:text-box>
            <text:p text:style-name="P4"><text:span text:style-name="T73">sgn_clk</text:span></text:p>
          </draw:text-box>
        </draw:frame>
        <draw:line draw:style-name="gr8" draw:text-style-name="P56" draw:layer="layout" svg:x1="23.464cm" svg:y1="16.378cm" svg:x2="24.529cm" svg:y2="16.378cm">
          <text:p text:style-name="P4"/>
        </draw:line>
        <draw:line draw:style-name="gr8" draw:text-style-name="P56" draw:layer="layout" svg:x1="23.464cm" svg:y1="13.622cm" svg:x2="24.529cm" svg:y2="13.622cm">
          <text:p text:style-name="P4"/>
        </draw:line>
        <draw:line draw:style-name="gr8" draw:text-style-name="P56" draw:layer="layout" svg:x1="23.464cm" svg:y1="11.049cm" svg:x2="24.529cm" svg:y2="11.049cm">
          <text:p text:style-name="P4"/>
        </draw:line>
        <draw:line draw:style-name="gr8" draw:text-style-name="P56" draw:layer="layout" svg:x1="23.464cm" svg:y1="8.599cm" svg:x2="24.529cm" svg:y2="8.599cm">
          <text:p text:style-name="P4"/>
        </draw:line>
        <draw:line draw:style-name="gr8" draw:text-style-name="P56" draw:layer="layout" svg:x1="23.464cm" svg:y1="6.088cm" svg:x2="24.529cm" svg:y2="6.088cm">
          <text:p text:style-name="P4"/>
        </draw:line>
        <draw:frame draw:style-name="gr9" draw:text-style-name="P57" draw:layer="layout" svg:width="3.518cm" svg:height="1.369cm" svg:x="22.679cm" svg:y="17.588cm">
          <draw:text-box>
            <text:p text:style-name="P4"><text:span text:style-name="T73">sgn_reset</text:span></text:p>
          </draw:text-box>
        </draw:frame>
        <draw:line draw:style-name="gr5" draw:text-style-name="P56" draw:layer="layout" svg:x1="22.864cm" svg:y1="17.851cm" svg:x2="22.864cm" svg:y2="5.231cm">
          <text:p text:style-name="P4"/>
        </draw:line>
        <draw:line draw:style-name="gr8" draw:text-style-name="P56" draw:layer="layout" svg:x1="22.864cm" svg:y1="15.52cm" svg:x2="24.563cm" svg:y2="15.52cm">
          <text:p text:style-name="P4"/>
        </draw:line>
        <draw:line draw:style-name="gr8" draw:text-style-name="P56" draw:layer="layout" svg:x1="22.864cm" svg:y1="12.764cm" svg:x2="24.529cm" svg:y2="12.764cm">
          <text:p text:style-name="P4"/>
        </draw:line>
        <draw:line draw:style-name="gr8" draw:text-style-name="P56" draw:layer="layout" svg:x1="22.864cm" svg:y1="10.191cm" svg:x2="24.563cm" svg:y2="10.191cm">
          <text:p text:style-name="P4"/>
        </draw:line>
        <draw:line draw:style-name="gr8" draw:text-style-name="P56" draw:layer="layout" svg:x1="22.864cm" svg:y1="7.741cm" svg:x2="24.563cm" svg:y2="7.741cm">
          <text:p text:style-name="P4"/>
        </draw:line>
        <draw:line draw:style-name="gr8" draw:text-style-name="P56" draw:layer="layout" svg:x1="22.862cm" svg:y1="5.242cm" svg:x2="24.561cm" svg:y2="5.242cm">
          <text:p text:style-name="P4"/>
        </draw:line>
        <draw:frame draw:style-name="gr10" draw:text-style-name="P57" draw:layer="layout" svg:width="2.842cm" svg:height="1.932cm" svg:x="22.109cm" svg:y="3.627cm">
          <draw:text-box>
            <text:p text:style-name="P4"><text:span text:style-name="T73">u_chip</text:span></text:p>
          </draw:text-box>
        </draw:frame>
        <draw:frame presentation:style-name="pr52" draw:text-style-name="P58" draw:layer="layout" svg:width="19.03cm" svg:height="15.337cm" svg:x="4.356cm" svg:y="4.619cm" presentation:class="subtitle" presentation:user-transformed="true">
          <draw:text-box>
            <text:list text:style-name="L11">
              <text:list-item>
                <text:list>
                  <text:list-item>
                    <text:p text:style-name="P6"><text:span text:style-name="T89">csl_unit</text:span><text:span text:style-name="T90"> u_chip {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6"><text:span text:style-name="T90"><text:s/></text:span><text:span text:style-name="T89"><text:s/></text:span><text:span text:style-name="T89">csl_signal</text:span><text:span text:style-name="T90"> sgn_clk(wire); 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6"><text:span text:style-name="T90"><text:s text:c="2"/></text:span><text:span text:style-name="T89">csl_signal</text:span><text:span text:style-name="T90"> sgn_reset(wire); 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6"><text:span text:style-name="T90"><text:s text:c="2"/></text:span><text:span text:style-name="T90">u_chip(){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6"><text:span text:style-name="T90"><text:s text:c="4"/></text:span><text:span text:style-name="T90">sgn_clk.</text:span><text:span text:style-name="T91">set_attr</text:span><text:span text:style-name="T90">(clock); 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6"><text:span text:style-name="T90"><text:s text:c="4"/></text:span><text:span text:style-name="T90">sgn_reset.</text:span><text:span text:style-name="T91">set_attr</text:span><text:span text:style-name="T90">(reset); 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6"><text:span text:style-name="T90"><text:s text:c="4"/></text:span><text:span text:style-name="T90">sgn_clk.</text:span><text:span text:style-name="T91">connect_by_pattern</text:span><text:span text:style-name="T90">(u_chip.u_chip0.**.*); 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6"><text:span text:style-name="T90"><text:s text:c="4"/></text:span><text:span text:style-name="T90">sgn_reset.</text:span><text:span text:style-name="T91">connect_by_pattern</text:span><text:span text:style-name="T90">(u_chip.u_chip0</text:span><text:span text:style-name="T92">.**.*)</text:span><text:span text:style-name="T90">;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6"><text:span text:style-name="T90"><text:s text:c="3"/></text:span><text:span text:style-name="T90">} 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6"><text:span text:style-name="T90">}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50" presentation:class="page"/>
          <draw:frame presentation:style-name="pr3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51" draw:style-name="dp3" draw:master-page-name="fpl_5f_presentation_5f_template" presentation:presentation-page-layout-name="AL2T0" presentation:use-footer-name="ftr2" presentation:use-date-time-name="dtd2">
        <office:forms form:automatic-focus="false" form:apply-design-mode="false"/>
        <draw:frame presentation:style-name="pr4" draw:text-style-name="P4" draw:layer="layout" svg:width="18.66cm" svg:height="3.65cm" svg:x="7.229cm" svg:y="0.975cm" presentation:class="title">
          <draw:text-box>
            <text:p text:style-name="P4">Connections</text:p>
          </draw:text-box>
        </draw:frame>
        <draw:frame presentation:style-name="pr53" draw:text-style-name="P59" draw:layer="layout" svg:width="22.209cm" svg:height="15.341cm" svg:x="5.454cm" svg:y="4.62cm" presentation:class="subtitle">
          <draw:text-box>
            <text:list text:style-name="L3">
              <text:list-item>
                <text:list>
                  <text:list-item>
                    <text:p text:style-name="P6"><text:span text:style-name="T93">Automatically connect connectivity objects <text:s/>(ports/signals/interfaces/signal group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9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51" presentation:class="page"/>
          <draw:frame presentation:style-name="pr3" draw:text-style-name="P24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52" draw:style-name="dp3" draw:master-page-name="fpl_5f_presentation_5f_template" presentation:presentation-page-layout-name="AL2T0" presentation:use-footer-name="ftr3" presentation:use-date-time-name="dtd2">
        <office:forms form:automatic-focus="false" form:apply-design-mode="false"/>
        <draw:frame presentation:style-name="pr54" draw:text-style-name="P59" draw:layer="layout" svg:width="22.216cm" svg:height="21.101cm" svg:x="5.523cm" svg:y="2.144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6"><text:span text:style-name="T93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93">Connect end points in different uni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93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93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93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93">Automatically make connections across hierarchi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93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93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93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93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93"/></text:p>
                  </text:list-item>
                </text:list>
              </text:list-item>
            </text:list>
          </draw:text-box>
        </draw:frame>
        <draw:frame presentation:style-name="pr55" draw:text-style-name="P4" draw:layer="layout" svg:width="18.66cm" svg:height="3.65cm" svg:x="7.229cm" svg:y="0.975cm" presentation:class="title">
          <draw:text-box>
            <text:p text:style-name="P4">Connections</text:p>
          </draw:text-box>
        </draw:frame>
        <draw:g>
          <draw:rect draw:style-name="gr11" draw:text-style-name="P56" draw:layer="layout" svg:width="16.25cm" svg:height="3.803cm" svg:x="6.867cm" svg:y="6.742cm">
            <text:p text:style-name="P4"/>
          </draw:rect>
          <draw:rect draw:style-name="gr11" draw:text-style-name="P56" draw:layer="layout" svg:width="5.625cm" svg:height="2.645cm" svg:x="16.171cm" svg:y="7.28cm">
            <text:p text:style-name="P4"/>
          </draw:rect>
          <draw:rect draw:style-name="gr11" draw:text-style-name="P56" draw:layer="layout" svg:width="5.625cm" svg:height="2.645cm" svg:x="7.609cm" svg:y="7.238cm">
            <text:p text:style-name="P4"/>
          </draw:rect>
          <draw:g>
            <draw:rect draw:style-name="gr11" draw:text-style-name="P56" draw:layer="layout" svg:width="3.68cm" svg:height="1.446cm" svg:x="8.809cm" svg:y="7.942cm">
              <text:p text:style-name="P4"/>
            </draw:rect>
            <draw:rect draw:style-name="gr11" draw:text-style-name="P56" draw:layer="layout" svg:width="3.432cm" svg:height="1.446cm" svg:x="17.494cm" svg:y="7.942cm">
              <text:p text:style-name="P4"/>
            </draw:rect>
            <draw:frame draw:style-name="gr12" draw:text-style-name="P4" draw:layer="layout" svg:width="2.481cm" svg:height="0.966cm" svg:x="10.408cm" svg:y="8.203cm">
              <draw:text-box>
                <text:p text:style-name="P4">output</text:p>
              </draw:text-box>
            </draw:frame>
            <draw:frame draw:style-name="gr12" draw:text-style-name="P4" draw:layer="layout" svg:width="2.481cm" svg:height="0.966cm" svg:x="17.551cm" svg:y="8.121cm">
              <draw:text-box>
                <text:p text:style-name="P4">input</text:p>
              </draw:text-box>
            </draw:frame>
            <draw:rect draw:style-name="gr13" draw:text-style-name="P56" draw:layer="layout" svg:width="0.414cm" svg:height="0.413cm" svg:x="12.489cm" svg:y="8.461cm">
              <text:p text:style-name="P4"/>
            </draw:rect>
            <draw:rect draw:style-name="gr13" draw:text-style-name="P56" draw:layer="layout" svg:width="0.414cm" svg:height="0.413cm" svg:x="17.09cm" svg:y="8.461cm">
              <text:p text:style-name="P4"/>
            </draw:rect>
          </draw:g>
        </draw:g>
        <draw:g>
          <draw:rect draw:style-name="gr11" draw:text-style-name="P56" draw:layer="layout" svg:width="16.25cm" svg:height="3.803cm" svg:x="6.95cm" svg:y="14.367cm">
            <text:p text:style-name="P4"/>
          </draw:rect>
          <draw:rect draw:style-name="gr11" draw:text-style-name="P56" draw:layer="layout" svg:width="5.625cm" svg:height="2.645cm" svg:x="16.254cm" svg:y="14.905cm">
            <text:p text:style-name="P4"/>
          </draw:rect>
          <draw:rect draw:style-name="gr11" draw:text-style-name="P56" draw:layer="layout" svg:width="5.625cm" svg:height="2.645cm" svg:x="7.692cm" svg:y="14.863cm">
            <text:p text:style-name="P4"/>
          </draw:rect>
          <draw:g>
            <draw:rect draw:style-name="gr11" draw:text-style-name="P56" draw:layer="layout" svg:width="3.68cm" svg:height="1.446cm" svg:x="8.892cm" svg:y="15.567cm">
              <text:p text:style-name="P4"/>
            </draw:rect>
            <draw:rect draw:style-name="gr11" draw:text-style-name="P56" draw:layer="layout" svg:width="3.432cm" svg:height="1.446cm" svg:x="17.577cm" svg:y="15.567cm">
              <text:p text:style-name="P4"/>
            </draw:rect>
            <draw:frame draw:style-name="gr12" draw:text-style-name="P4" draw:layer="layout" svg:width="2.481cm" svg:height="0.966cm" svg:x="10.491cm" svg:y="15.828cm">
              <draw:text-box>
                <text:p text:style-name="P4">output</text:p>
              </draw:text-box>
            </draw:frame>
            <draw:frame draw:style-name="gr12" draw:text-style-name="P4" draw:layer="layout" svg:width="2.481cm" svg:height="0.966cm" svg:x="17.634cm" svg:y="15.746cm">
              <draw:text-box>
                <text:p text:style-name="P4">input</text:p>
              </draw:text-box>
            </draw:frame>
            <draw:rect draw:style-name="gr13" draw:text-style-name="P56" draw:layer="layout" svg:width="0.414cm" svg:height="0.413cm" svg:x="12.572cm" svg:y="16.086cm">
              <text:p text:style-name="P4"/>
            </draw:rect>
            <draw:rect draw:style-name="gr13" draw:text-style-name="P56" draw:layer="layout" svg:width="0.414cm" svg:height="0.413cm" svg:x="17.173cm" svg:y="16.086cm">
              <text:p text:style-name="P4"/>
            </draw:rect>
          </draw:g>
        </draw:g>
        <draw:line draw:style-name="gr5" draw:text-style-name="P56" draw:layer="layout" svg:x1="12.986cm" svg:y1="16.289cm" svg:x2="17.203cm" svg:y2="16.289cm">
          <text:p text:style-name="P4"/>
        </draw:line>
        <presentation:notes draw:style-name="dp2">
          <draw:page-thumbnail draw:style-name="gr1" draw:layer="layout" svg:width="13.877cm" svg:height="11.093cm" svg:x="3.577cm" svg:y="2.247cm" draw:page-number="52" presentation:class="page"/>
          <draw:frame presentation:style-name="pr56" draw:text-style-name="P24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53" draw:style-name="dp3" draw:master-page-name="fpl_5f_presentation_5f_template" presentation:presentation-page-layout-name="AL2T0" presentation:use-footer-name="ftr3" presentation:use-date-time-name="dtd2">
        <office:forms form:automatic-focus="false" form:apply-design-mode="false"/>
        <draw:frame presentation:style-name="pr18" draw:text-style-name="P4" draw:layer="layout" svg:width="18.666cm" svg:height="3.398cm" svg:x="7.231cm" svg:y="1.099cm" presentation:class="title" presentation:user-transformed="true">
          <draw:text-box>
            <text:p text:style-name="P4">Port to port connection - example</text:p>
          </draw:text-box>
        </draw:frame>
        <draw:frame presentation:style-name="pr57" draw:text-style-name="P27" draw:layer="layout" svg:width="16.51cm" svg:height="15.017cm" svg:x="5.08cm" svg:y="5.819cm" presentation:class="subtitle" presentation:user-transformed="true">
          <draw:text-box>
            <text:p text:style-name="P4"><text:span text:style-name="T25">csl_unit</text:span><text:span text:style-name="T26"> u1 {</text:span></text:p>
            <text:p text:style-name="P4"><text:span text:style-name="T25"><text:s/></text:span><text:span text:style-name="T25">csl_port</text:span><text:span text:style-name="T26"> x(input),y(output);</text:span></text:p>
            <text:p text:style-name="P4"><text:span text:style-name="T26"><text:s text:c="2"/></text:span><text:span text:style-name="T26">u1 () {}</text:span><text:span text:style-name="T26"><text:line-break/></text:span><text:span text:style-name="T26">};</text:span></text:p>
            <text:p text:style-name="P4"><text:span text:style-name="T25">csl_unit</text:span><text:span text:style-name="T26"> u2 {</text:span></text:p>
            <text:p text:style-name="P4"><text:span text:style-name="T25"><text:s/></text:span><text:span text:style-name="T25">csl_port</text:span><text:span text:style-name="T26"> a(input);</text:span></text:p>
            <text:p text:style-name="P4"><text:span text:style-name="T26"><text:s text:c="2"/></text:span><text:span text:style-name="T26">u2 () {}</text:span></text:p>
            <text:p text:style-name="P4"><text:span text:style-name="T26">};</text:span></text:p>
            <text:p text:style-name="P4"><text:span text:style-name="T25">csl_unit</text:span><text:span text:style-name="T26"> u3 {</text:span></text:p>
            <text:p text:style-name="P4"><text:span text:style-name="T26"><text:s/></text:span><text:span text:style-name="T26">u1 u11;</text:span></text:p>
            <text:p text:style-name="P4"><text:span text:style-name="T26"><text:s text:c="2"/></text:span><text:span text:style-name="T26">u3 () {}</text:span><text:span text:style-name="T26"><text:line-break/></text:span><text:span text:style-name="T26">};</text:span></text:p>
            <text:p text:style-name="P4"><text:span text:style-name="T26"/></text:p>
            <text:p text:style-name="P4"><text:span text:style-name="T26"/></text:p>
          </draw:text-box>
        </draw:frame>
        <presentation:notes draw:style-name="dp2">
          <draw:page-thumbnail draw:style-name="gr1" draw:layer="layout" svg:width="13.877cm" svg:height="11.093cm" svg:x="3.577cm" svg:y="2.247cm" draw:page-number="53" presentation:class="page"/>
          <draw:frame presentation:style-name="pr20" draw:text-style-name="P4" draw:layer="layout" svg:width="15.399cm" svg:height="13.111cm" svg:x="2.798cm" svg:y="14.102cm" presentation:class="notes" presentation:placeholder="true">
            <draw:text-box/>
          </draw:frame>
        </presentation:notes>
      </draw:page>
      <draw:page draw:name="page54" draw:style-name="dp3" draw:master-page-name="fpl_5f_presentation_5f_template" presentation:presentation-page-layout-name="AL2T0" presentation:use-footer-name="ftr3" presentation:use-date-time-name="dtd2">
        <office:forms form:automatic-focus="false" form:apply-design-mode="false"/>
        <draw:frame presentation:style-name="pr57" draw:text-style-name="P27" draw:layer="layout" svg:width="14.605cm" svg:height="16.719cm" svg:x="5.08cm" svg:y="4cm">
          <draw:text-box>
            <text:p text:style-name="P4"><text:span text:style-name="T25">csl_unit</text:span><text:span text:style-name="T26"> u4 {</text:span></text:p>
            <text:p text:style-name="P4"><text:span text:style-name="T26"><text:s/></text:span><text:span text:style-name="T26">u2 u21;</text:span></text:p>
            <text:p text:style-name="P4"><text:span text:style-name="T26"><text:s/></text:span><text:span text:style-name="T26">u3 u31;</text:span></text:p>
            <text:p text:style-name="P4"><text:span text:style-name="T26"><text:s text:c="2"/></text:span><text:span text:style-name="T26">u4 () {</text:span></text:p>
            <text:p text:style-name="P4"><text:span text:style-name="T26"><text:s text:c="3"/></text:span><text:span text:style-name="T26">u21.a.connect_by_name(u31.u11.y);</text:span></text:p>
            <text:p text:style-name="P4"><text:span text:style-name="T26"><text:s/></text:span><text:span text:style-name="T26">} };</text:span></text:p>
            <text:p text:style-name="P4"><text:span text:style-name="T25">csl_unit</text:span><text:span text:style-name="T26"> u5 {</text:span></text:p>
            <text:p text:style-name="P4"><text:span text:style-name="T26"><text:s/></text:span><text:span text:style-name="T25">csl_port</text:span><text:span text:style-name="T26"> m(input);</text:span></text:p>
            <text:p text:style-name="P4"><text:span text:style-name="T26"><text:s/></text:span><text:span text:style-name="T26">u4 u41;</text:span></text:p>
            <text:p text:style-name="P4"><text:span text:style-name="T26"><text:s text:c="2"/></text:span><text:span text:style-name="T26">u5 () {</text:span></text:p>
            <text:p text:style-name="P4"><text:span text:style-name="T26"><text:s text:c="3"/></text:span><text:span text:style-name="T26">u41.u31.u11.x.connect_by_name(m);</text:span></text:p>
            <text:p text:style-name="P4"><text:span text:style-name="T26">} };</text:span></text:p>
          </draw:text-box>
        </draw:frame>
        <draw:frame presentation:style-name="pr18" draw:text-style-name="P4" draw:layer="layout" svg:width="18.666cm" svg:height="3.398cm" svg:x="7.231cm" svg:y="1.1cm" presentation:class="title" presentation:user-transformed="true">
          <draw:text-box>
            <text:p text:style-name="P4">Port to port connection – example (cont)</text:p>
          </draw:text-box>
        </draw:frame>
        <presentation:notes draw:style-name="dp2">
          <draw:page-thumbnail draw:style-name="gr1" draw:layer="layout" svg:width="13.877cm" svg:height="11.093cm" svg:x="3.577cm" svg:y="2.247cm" draw:page-number="54" presentation:class="page"/>
          <draw:frame presentation:style-name="pr20" draw:text-style-name="P4" draw:layer="layout" svg:width="15.399cm" svg:height="13.111cm" svg:x="2.798cm" svg:y="14.102cm" presentation:class="notes" presentation:placeholder="true">
            <draw:text-box/>
          </draw:frame>
        </presentation:notes>
      </draw:page>
      <draw:page draw:name="page55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8" draw:text-style-name="P4" draw:layer="layout" svg:width="18.666cm" svg:height="3.649cm" svg:x="6.797cm" svg:y="0.06cm" presentation:class="title" presentation:user-transformed="true">
          <draw:text-box>
            <text:p text:style-name="P4">Interface and connection example</text:p>
          </draw:text-box>
        </draw:frame>
        <draw:frame presentation:style-name="pr58" draw:text-style-name="P60" draw:layer="layout" svg:width="22.216cm" svg:height="15.384cm" svg:x="5.456cm" svg:y="4.596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6"><text:span text:style-name="T41">csl_interface</text:span><text:span text:style-name="T42"> ifc{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6"><text:span text:style-name="T42"><text:s text:c="2"/></text:span><text:span text:style-name="T41">csl_port</text:span><text:span text:style-name="T42"> x(input), </text:span>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6"><text:span text:style-name="T42"><text:s/></text:span><text:span text:style-name="T41"><text:s/></text:span><text:span text:style-name="T41">csl_port</text:span><text:span text:style-name="T42"> y(input);</text:span>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6"><text:span text:style-name="T42"><text:s text:c="2"/></text:span><text:span text:style-name="T41">csl_port</text:span><text:span text:style-name="T42"> z(input);</text:span>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6"><text:span text:style-name="T42"><text:s text:c="2"/></text:span><text:span text:style-name="T42">ifc () {} <text:s/></text:span>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6"><text:span text:style-name="T42">};</text:span>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6"><text:span text:style-name="T42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1">csl_unit</text:span><text:span text:style-name="T42"> unit{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6"><text:span text:style-name="T42"><text:s text:c="2"/></text:span><text:span text:style-name="T42">ifc ifc_in,ifc_out;</text:span>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6"><text:span text:style-name="T42"><text:s text:c="2"/></text:span><text:span text:style-name="T42">unit(){</text:span></text:p>
                      </text:list-item>
                    </text:list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42"><text:s text:c="4"/></text:span><text:span text:style-name="T42">ifc_out.reverse(); <text:s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42"><text:s text:c="2"/></text:span><text:span text:style-name="T42">} <text:s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42">}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g>
            <draw:g>
              <draw:g>
                <draw:custom-shape draw:style-name="gr14" draw:text-style-name="P48" draw:layer="layout" svg:width="5.309cm" svg:height="2.77cm" svg:x="21.291cm" svg:y="14.669cm">
                  <text:p text:style-name="P48">u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15" draw:text-style-name="P61" draw:layer="layout" svg:width="2.8cm" svg:height="0.969cm" svg:x="21.223cm" svg:y="16.533cm">
                  <draw:text-box>
                    <text:p text:style-name="P4"><text:span text:style-name="T94">ifc_out</text:span></text:p>
                  </draw:text-box>
                </draw:frame>
                <draw:custom-shape draw:style-name="gr16" draw:text-style-name="P62" draw:layer="layout" svg:width="1.879cm" svg:height="0.876cm" svg:x="24.369cm" svg:y="16.568cm">
                  <text:p text:style-name="P4"><text:span text:style-name="T94">x y z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6" draw:text-style-name="P62" draw:layer="layout" svg:width="1.879cm" svg:height="0.876cm" svg:x="24.37cm" svg:y="14.663cm">
                  <text:p text:style-name="P4"><text:span text:style-name="T94">x y z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15" draw:text-style-name="P61" draw:layer="layout" svg:width="2.8cm" svg:height="0.969cm" svg:x="21.223cm" svg:y="14.627cm">
                  <draw:text-box>
                    <text:p text:style-name="P4"><text:span text:style-name="T94">ifc_in</text:span></text:p>
                  </draw:text-box>
                </draw:frame>
              </draw:g>
              <draw:g>
                <draw:custom-shape draw:style-name="gr14" draw:text-style-name="P56" draw:layer="layout" svg:width="5.309cm" svg:height="2.825cm" svg:x="21.292cm" svg:y="14.67cm">
                  <text:p text:style-name="P48">u2</text:p>
                  <draw:enhanced-geometry svg:viewBox="0 0 21600 21600" draw:type="rectangle" draw:enhanced-path="M 0 0 L 21600 0 21600 21600 0 21600 0 0 Z N"/>
                </draw:custom-shape>
                <draw:frame draw:style-name="gr17" draw:text-style-name="P61" draw:layer="layout" svg:width="2.8cm" svg:height="0.988cm" svg:x="21.224cm" svg:y="16.571cm">
                  <draw:text-box>
                    <text:p text:style-name="P4"><text:span text:style-name="T94">ifc_out</text:span></text:p>
                  </draw:text-box>
                </draw:frame>
                <draw:custom-shape draw:style-name="gr16" draw:text-style-name="P63" draw:layer="layout" svg:width="1.879cm" svg:height="0.894cm" svg:x="24.37cm" svg:y="16.606cm">
                  <text:p text:style-name="P4"><text:span text:style-name="T94">x y z</text:span></text:p>
                  <draw:enhanced-geometry svg:viewBox="0 0 21600 21600" draw:type="rectangle" draw:enhanced-path="M 0 0 L 21600 0 21600 21600 0 21600 0 0 Z N"/>
                </draw:custom-shape>
                <draw:custom-shape draw:style-name="gr16" draw:text-style-name="P63" draw:layer="layout" svg:width="1.879cm" svg:height="0.893cm" svg:x="24.371cm" svg:y="14.664cm">
                  <text:p text:style-name="P4"><text:span text:style-name="T94">x y z</text:span></text:p>
                  <draw:enhanced-geometry svg:viewBox="0 0 21600 21600" draw:type="rectangle" draw:enhanced-path="M 0 0 L 21600 0 21600 21600 0 21600 0 0 Z N"/>
                </draw:custom-shape>
                <draw:frame draw:style-name="gr17" draw:text-style-name="P61" draw:layer="layout" svg:width="2.8cm" svg:height="0.988cm" svg:x="21.224cm" svg:y="14.627cm">
                  <draw:text-box>
                    <text:p text:style-name="P4"><text:span text:style-name="T94">ifc_in</text:span></text:p>
                  </draw:text-box>
                </draw:frame>
              </draw:g>
            </draw:g>
            <draw:g>
              <draw:g>
                <draw:custom-shape draw:style-name="gr14" draw:text-style-name="P48" draw:layer="layout" svg:width="5.309cm" svg:height="2.769cm" svg:x="21.291cm" svg:y="10.974cm">
                  <text:p text:style-name="P48">u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15" draw:text-style-name="P61" draw:layer="layout" svg:width="2.8cm" svg:height="0.969cm" svg:x="21.223cm" svg:y="12.837cm">
                  <draw:text-box>
                    <text:p text:style-name="P4"><text:span text:style-name="T94">ifc_out</text:span></text:p>
                  </draw:text-box>
                </draw:frame>
                <draw:custom-shape draw:style-name="gr16" draw:text-style-name="P62" draw:layer="layout" svg:width="1.879cm" svg:height="0.876cm" svg:x="24.369cm" svg:y="12.872cm">
                  <text:p text:style-name="P4"><text:span text:style-name="T94">x y z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6" draw:text-style-name="P62" draw:layer="layout" svg:width="1.879cm" svg:height="0.875cm" svg:x="24.37cm" svg:y="10.968cm">
                  <text:p text:style-name="P4"><text:span text:style-name="T94">x y z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15" draw:text-style-name="P61" draw:layer="layout" svg:width="2.8cm" svg:height="0.969cm" svg:x="21.223cm" svg:y="10.931cm">
                  <draw:text-box>
                    <text:p text:style-name="P4"><text:span text:style-name="T94">ifc_in</text:span></text:p>
                  </draw:text-box>
                </draw:frame>
              </draw:g>
              <draw:g>
                <draw:custom-shape draw:style-name="gr14" draw:text-style-name="P56" draw:layer="layout" svg:width="5.309cm" svg:height="2.824cm" svg:x="21.292cm" svg:y="10.975cm">
                  <text:p text:style-name="P48">u1</text:p>
                  <draw:enhanced-geometry svg:viewBox="0 0 21600 21600" draw:type="rectangle" draw:enhanced-path="M 0 0 L 21600 0 21600 21600 0 21600 0 0 Z N"/>
                </draw:custom-shape>
                <draw:frame draw:style-name="gr18" draw:text-style-name="P61" draw:layer="layout" svg:width="2.8cm" svg:height="0.989cm" svg:x="21.224cm" svg:y="12.875cm">
                  <draw:text-box>
                    <text:p text:style-name="P4"><text:span text:style-name="T94">ifc_out</text:span></text:p>
                  </draw:text-box>
                </draw:frame>
                <draw:custom-shape draw:style-name="gr16" draw:text-style-name="P63" draw:layer="layout" svg:width="1.879cm" svg:height="0.893cm" svg:x="24.37cm" svg:y="12.911cm">
                  <text:p text:style-name="P4"><text:span text:style-name="T94">x y z</text:span></text:p>
                  <draw:enhanced-geometry svg:viewBox="0 0 21600 21600" draw:type="rectangle" draw:enhanced-path="M 0 0 L 21600 0 21600 21600 0 21600 0 0 Z N"/>
                </draw:custom-shape>
                <draw:custom-shape draw:style-name="gr16" draw:text-style-name="P63" draw:layer="layout" svg:width="1.879cm" svg:height="0.892cm" svg:x="24.371cm" svg:y="10.969cm">
                  <text:p text:style-name="P4"><text:span text:style-name="T94">x y z</text:span></text:p>
                  <draw:enhanced-geometry svg:viewBox="0 0 21600 21600" draw:type="rectangle" draw:enhanced-path="M 0 0 L 21600 0 21600 21600 0 21600 0 0 Z N"/>
                </draw:custom-shape>
                <draw:frame draw:style-name="gr18" draw:text-style-name="P61" draw:layer="layout" svg:width="2.8cm" svg:height="0.989cm" svg:x="21.224cm" svg:y="10.931cm">
                  <draw:text-box>
                    <text:p text:style-name="P4"><text:span text:style-name="T94">ifc_in</text:span></text:p>
                  </draw:text-box>
                </draw:frame>
              </draw:g>
            </draw:g>
            <draw:g>
              <draw:g>
                <draw:custom-shape draw:style-name="gr14" draw:text-style-name="P48" draw:layer="layout" svg:width="5.309cm" svg:height="2.77cm" svg:x="21.29cm" svg:y="7.278cm">
                  <text:p text:style-name="P48">u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15" draw:text-style-name="P61" draw:layer="layout" svg:width="2.8cm" svg:height="0.969cm" svg:x="21.222cm" svg:y="9.142cm">
                  <draw:text-box>
                    <text:p text:style-name="P4"><text:span text:style-name="T94">ifc_out</text:span></text:p>
                  </draw:text-box>
                </draw:frame>
                <draw:custom-shape draw:style-name="gr16" draw:text-style-name="P62" draw:layer="layout" svg:width="1.879cm" svg:height="0.876cm" svg:x="24.368cm" svg:y="9.177cm">
                  <text:p text:style-name="P4"><text:span text:style-name="T94">x y z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6" draw:text-style-name="P62" draw:layer="layout" svg:width="1.879cm" svg:height="0.876cm" svg:x="24.369cm" svg:y="7.272cm">
                  <text:p text:style-name="P4"><text:span text:style-name="T94">x y z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15" draw:text-style-name="P61" draw:layer="layout" svg:width="2.8cm" svg:height="0.969cm" svg:x="21.222cm" svg:y="7.236cm">
                  <draw:text-box>
                    <text:p text:style-name="P4"><text:span text:style-name="T94">ifc_in</text:span></text:p>
                  </draw:text-box>
                </draw:frame>
              </draw:g>
              <draw:g>
                <draw:custom-shape draw:style-name="gr14" draw:text-style-name="P56" draw:layer="layout" svg:width="5.309cm" svg:height="2.825cm" svg:x="21.291cm" svg:y="7.279cm">
                  <text:p text:style-name="P48">u0</text:p>
                  <draw:enhanced-geometry svg:viewBox="0 0 21600 21600" draw:type="rectangle" draw:enhanced-path="M 0 0 L 21600 0 21600 21600 0 21600 0 0 Z N"/>
                </draw:custom-shape>
                <draw:frame draw:style-name="gr17" draw:text-style-name="P61" draw:layer="layout" svg:width="2.8cm" svg:height="0.988cm" svg:x="21.223cm" svg:y="9.18cm">
                  <draw:text-box>
                    <text:p text:style-name="P4"><text:span text:style-name="T94">ifc_out</text:span></text:p>
                  </draw:text-box>
                </draw:frame>
                <draw:custom-shape draw:style-name="gr16" draw:text-style-name="P63" draw:layer="layout" svg:width="1.879cm" svg:height="0.894cm" svg:x="24.369cm" svg:y="9.215cm">
                  <text:p text:style-name="P4"><text:span text:style-name="T94">x y z</text:span></text:p>
                  <draw:enhanced-geometry svg:viewBox="0 0 21600 21600" draw:type="rectangle" draw:enhanced-path="M 0 0 L 21600 0 21600 21600 0 21600 0 0 Z N"/>
                </draw:custom-shape>
                <draw:custom-shape draw:style-name="gr16" draw:text-style-name="P63" draw:layer="layout" svg:width="1.879cm" svg:height="0.893cm" svg:x="24.37cm" svg:y="7.273cm">
                  <text:p text:style-name="P4"><text:span text:style-name="T94">x y z</text:span></text:p>
                  <draw:enhanced-geometry svg:viewBox="0 0 21600 21600" draw:type="rectangle" draw:enhanced-path="M 0 0 L 21600 0 21600 21600 0 21600 0 0 Z N"/>
                </draw:custom-shape>
                <draw:frame draw:style-name="gr17" draw:text-style-name="P61" draw:layer="layout" svg:width="2.8cm" svg:height="0.988cm" svg:x="21.223cm" svg:y="7.236cm">
                  <draw:text-box>
                    <text:p text:style-name="P4"><text:span text:style-name="T94">ifc_in</text:span></text:p>
                  </draw:text-box>
                </draw:frame>
              </draw:g>
            </draw:g>
          </draw:g>
          <draw:g>
            <draw:line draw:style-name="gr5" draw:text-style-name="P56" draw:layer="layout" svg:x1="24.752cm" svg:y1="10.148cm" svg:x2="24.752cm" svg:y2="10.952cm">
              <text:p text:style-name="P4"/>
            </draw:line>
            <draw:line draw:style-name="gr5" draw:text-style-name="P56" draw:layer="layout" svg:x1="25.252cm" svg:y1="10.148cm" svg:x2="25.252cm" svg:y2="10.952cm">
              <text:p text:style-name="P4"/>
            </draw:line>
            <draw:line draw:style-name="gr5" draw:text-style-name="P56" draw:layer="layout" svg:x1="25.752cm" svg:y1="10.148cm" svg:x2="25.752cm" svg:y2="10.952cm">
              <text:p text:style-name="P4"/>
            </draw:line>
          </draw:g>
          <draw:line draw:style-name="gr19" draw:text-style-name="P56" draw:layer="layout" svg:x1="24.752cm" svg:y1="10.147cm" svg:x2="24.752cm" svg:y2="10.993cm">
            <text:p text:style-name="P4"/>
          </draw:line>
          <draw:line draw:style-name="gr20" draw:text-style-name="P56" draw:layer="layout" svg:x1="25.252cm" svg:y1="10.147cm" svg:x2="25.252cm" svg:y2="10.993cm">
            <text:p text:style-name="P4"/>
          </draw:line>
          <draw:line draw:style-name="gr19" draw:text-style-name="P56" draw:layer="layout" svg:x1="25.752cm" svg:y1="10.147cm" svg:x2="25.752cm" svg:y2="10.993cm">
            <text:p text:style-name="P4"/>
          </draw:line>
          <draw:line draw:style-name="gr20" draw:text-style-name="P56" draw:layer="layout" svg:x1="24.752cm" svg:y1="13.824cm" svg:x2="24.752cm" svg:y2="14.652cm">
            <text:p text:style-name="P4"/>
          </draw:line>
          <draw:line draw:style-name="gr20" draw:text-style-name="P56" draw:layer="layout" svg:x1="25.252cm" svg:y1="13.824cm" svg:x2="25.252cm" svg:y2="14.652cm">
            <text:p text:style-name="P4"/>
          </draw:line>
          <draw:line draw:style-name="gr19" draw:text-style-name="P56" draw:layer="layout" svg:x1="25.752cm" svg:y1="13.824cm" svg:x2="25.752cm" svg:y2="14.652cm">
            <text:p text:style-name="P4"/>
          </draw:line>
          <draw:line draw:style-name="gr5" draw:text-style-name="P56" draw:layer="layout" svg:x1="24.752cm" svg:y1="17.516cm" svg:x2="24.752cm" svg:y2="18.252cm">
            <text:p text:style-name="P4"/>
          </draw:line>
          <draw:line draw:style-name="gr5" draw:text-style-name="P56" draw:layer="layout" svg:x1="25.252cm" svg:y1="17.516cm" svg:x2="25.252cm" svg:y2="18.686cm">
            <text:p text:style-name="P4"/>
          </draw:line>
          <draw:line draw:style-name="gr21" draw:text-style-name="P56" draw:layer="layout" svg:x1="25.752cm" svg:y1="17.516cm" svg:x2="25.752cm" svg:y2="19.116cm">
            <text:p text:style-name="P4"/>
          </draw:line>
          <draw:line draw:style-name="gr20" draw:text-style-name="P56" draw:layer="layout" svg:x1="24.752cm" svg:y1="6.403cm" svg:x2="24.752cm" svg:y2="7.276cm">
            <text:p text:style-name="P4"/>
          </draw:line>
          <draw:line draw:style-name="gr20" draw:text-style-name="P56" draw:layer="layout" svg:x1="25.252cm" svg:y1="5.953cm" svg:x2="25.252cm" svg:y2="7.276cm">
            <text:p text:style-name="P4"/>
          </draw:line>
          <draw:line draw:style-name="gr20" draw:text-style-name="P56" draw:layer="layout" svg:x1="25.752cm" svg:y1="5.49cm" svg:x2="25.752cm" svg:y2="7.276cm">
            <text:p text:style-name="P4"/>
          </draw:line>
          <draw:g>
            <draw:g>
              <draw:line draw:style-name="gr5" draw:text-style-name="P56" draw:layer="layout" svg:x1="24.752cm" svg:y1="6.398cm" svg:x2="20.566cm" svg:y2="6.398cm">
                <text:p text:style-name="P4"/>
              </draw:line>
              <draw:line draw:style-name="gr5" draw:text-style-name="P56" draw:layer="layout" svg:x1="20.567cm" svg:y1="18.222cm" svg:x2="20.566cm" svg:y2="6.398cm">
                <text:p text:style-name="P4"/>
              </draw:line>
            </draw:g>
            <draw:line draw:style-name="gr5" draw:text-style-name="P56" draw:layer="layout" svg:x1="20.568cm" svg:y1="18.256cm" svg:x2="24.767cm" svg:y2="18.255cm">
              <text:p text:style-name="P4"/>
            </draw:line>
          </draw:g>
          <draw:line draw:style-name="gr5" draw:text-style-name="P56" draw:layer="layout" svg:x1="25.76cm" svg:y1="5.457cm" svg:x2="19.467cm" svg:y2="5.457cm">
            <text:p text:style-name="P4"/>
          </draw:line>
          <draw:line draw:style-name="gr5" draw:text-style-name="P56" draw:layer="layout" svg:x1="19.468cm" svg:y1="19.109cm" svg:x2="19.467cm" svg:y2="5.457cm">
            <text:p text:style-name="P4"/>
          </draw:line>
          <draw:line draw:style-name="gr5" draw:text-style-name="P56" draw:layer="layout" svg:x1="19.469cm" svg:y1="19.149cm" svg:x2="25.76cm" svg:y2="19.148cm">
            <text:p text:style-name="P4"/>
          </draw:line>
          <draw:line draw:style-name="gr5" draw:text-style-name="P56" draw:layer="layout" svg:x1="25.263cm" svg:y1="5.92cm" svg:x2="20.035cm" svg:y2="5.92cm">
            <text:p text:style-name="P4"/>
          </draw:line>
          <draw:line draw:style-name="gr5" draw:text-style-name="P56" draw:layer="layout" svg:x1="20.036cm" svg:y1="18.65cm" svg:x2="20.035cm" svg:y2="5.92cm">
            <text:p text:style-name="P4"/>
          </draw:line>
          <draw:line draw:style-name="gr5" draw:text-style-name="P56" draw:layer="layout" svg:x1="20.037cm" svg:y1="18.686cm" svg:x2="25.263cm" svg:y2="18.686cm">
            <text:p text:style-name="P4"/>
          </draw:line>
        </draw:g>
        <presentation:notes draw:style-name="dp2">
          <draw:page-thumbnail draw:style-name="gr1" draw:layer="layout" svg:width="13.877cm" svg:height="11.093cm" svg:x="3.577cm" svg:y="2.247cm" draw:page-number="55" presentation:class="page"/>
          <draw:frame presentation:style-name="pr3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56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8" draw:text-style-name="P4" draw:layer="layout" svg:width="18.666cm" svg:height="3.649cm" svg:x="7.466cm" svg:y="0.06cm" presentation:class="title" presentation:user-transformed="true">
          <draw:text-box>
            <text:p text:style-name="P4">Interface and conection example (cont.)</text:p>
          </draw:text-box>
        </draw:frame>
        <draw:frame presentation:style-name="pr59" draw:text-style-name="P66" draw:layer="layout" svg:width="23.006cm" svg:height="18.112cm" svg:x="4.299cm" svg:y="2.545cm" presentation:class="subtitle" presentation:user-transformed="true">
          <draw:text-box>
            <text:list text:style-name="L17">
              <text:list-item>
                <text:list>
                  <text:list-item>
                    <text:p text:style-name="P14"><text:span text:style-name="T41">csl_unit</text:span><text:span text:style-name="T42"> top{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p text:style-name="P64"><text:span text:style-name="T42">unit u0, u1, u2;</text:span></text:p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p text:style-name="P64"><text:span text:style-name="T42">top(){</text:span></text:p>
                      </text:list-item>
                    </text:list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5"><text:span text:style-name="T42">u0.ifc_out.connect_by_name(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5"><text:span text:style-name="T42"><text:s text:c="2"/></text:span><text:span text:style-name="T42">u1.ifc_in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5"><text:span text:style-name="T42">u1.ifc_out.connect_by_name(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5"><text:span text:style-name="T42"><text:s text:c="2"/></text:span><text:span text:style-name="T42">u2.ifc_in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5"><text:span text:style-name="T42">u3.ifc_out.connect_by_name(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5"><text:span text:style-name="T42"><text:s text:c="2"/></text:span><text:span text:style-name="T42">u0.ifc_in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5"><text:span text:style-name="T42">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p text:style-name="P14"><text:span text:style-name="T42">};</text:span></text:p>
                  </text:list-item>
                </text:list>
              </text:list-item>
            </text:list>
          </draw:text-box>
        </draw:frame>
        <draw:g>
          <draw:g>
            <draw:g>
              <draw:g>
                <draw:custom-shape draw:style-name="gr14" draw:text-style-name="P48" draw:layer="layout" svg:width="5.309cm" svg:height="2.77cm" svg:x="21.986cm" svg:y="14.947cm">
                  <text:p text:style-name="P48">u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15" draw:text-style-name="P61" draw:layer="layout" svg:width="2.8cm" svg:height="0.969cm" svg:x="21.918cm" svg:y="16.811cm">
                  <draw:text-box>
                    <text:p text:style-name="P4"><text:span text:style-name="T94">ifc_out</text:span></text:p>
                  </draw:text-box>
                </draw:frame>
                <draw:custom-shape draw:style-name="gr16" draw:text-style-name="P62" draw:layer="layout" svg:width="1.879cm" svg:height="0.876cm" svg:x="25.064cm" svg:y="16.846cm">
                  <text:p text:style-name="P4"><text:span text:style-name="T94">x y z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6" draw:text-style-name="P62" draw:layer="layout" svg:width="1.879cm" svg:height="0.876cm" svg:x="25.065cm" svg:y="14.941cm">
                  <text:p text:style-name="P4"><text:span text:style-name="T94">x y z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15" draw:text-style-name="P61" draw:layer="layout" svg:width="2.8cm" svg:height="0.969cm" svg:x="21.918cm" svg:y="14.905cm">
                  <draw:text-box>
                    <text:p text:style-name="P4"><text:span text:style-name="T94">ifc_in</text:span></text:p>
                  </draw:text-box>
                </draw:frame>
              </draw:g>
              <draw:g>
                <draw:custom-shape draw:style-name="gr14" draw:text-style-name="P56" draw:layer="layout" svg:width="5.309cm" svg:height="2.825cm" svg:x="21.987cm" svg:y="14.948cm">
                  <text:p text:style-name="P48">u2</text:p>
                  <draw:enhanced-geometry svg:viewBox="0 0 21600 21600" draw:type="rectangle" draw:enhanced-path="M 0 0 L 21600 0 21600 21600 0 21600 0 0 Z N"/>
                </draw:custom-shape>
                <draw:frame draw:style-name="gr17" draw:text-style-name="P61" draw:layer="layout" svg:width="2.8cm" svg:height="0.988cm" svg:x="21.919cm" svg:y="16.849cm">
                  <draw:text-box>
                    <text:p text:style-name="P4"><text:span text:style-name="T94">ifc_out</text:span></text:p>
                  </draw:text-box>
                </draw:frame>
                <draw:custom-shape draw:style-name="gr16" draw:text-style-name="P63" draw:layer="layout" svg:width="1.879cm" svg:height="0.894cm" svg:x="25.065cm" svg:y="16.884cm">
                  <text:p text:style-name="P4"><text:span text:style-name="T94">x y z</text:span></text:p>
                  <draw:enhanced-geometry svg:viewBox="0 0 21600 21600" draw:type="rectangle" draw:enhanced-path="M 0 0 L 21600 0 21600 21600 0 21600 0 0 Z N"/>
                </draw:custom-shape>
                <draw:custom-shape draw:style-name="gr16" draw:text-style-name="P63" draw:layer="layout" svg:width="1.879cm" svg:height="0.893cm" svg:x="25.066cm" svg:y="14.942cm">
                  <text:p text:style-name="P4"><text:span text:style-name="T94">x y z</text:span></text:p>
                  <draw:enhanced-geometry svg:viewBox="0 0 21600 21600" draw:type="rectangle" draw:enhanced-path="M 0 0 L 21600 0 21600 21600 0 21600 0 0 Z N"/>
                </draw:custom-shape>
                <draw:frame draw:style-name="gr17" draw:text-style-name="P61" draw:layer="layout" svg:width="2.8cm" svg:height="0.988cm" svg:x="21.919cm" svg:y="14.905cm">
                  <draw:text-box>
                    <text:p text:style-name="P4"><text:span text:style-name="T94">ifc_in</text:span></text:p>
                  </draw:text-box>
                </draw:frame>
              </draw:g>
            </draw:g>
            <draw:g>
              <draw:g>
                <draw:custom-shape draw:style-name="gr14" draw:text-style-name="P48" draw:layer="layout" svg:width="5.309cm" svg:height="2.769cm" svg:x="21.986cm" svg:y="11.252cm">
                  <text:p text:style-name="P48">u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15" draw:text-style-name="P61" draw:layer="layout" svg:width="2.8cm" svg:height="0.969cm" svg:x="21.918cm" svg:y="13.115cm">
                  <draw:text-box>
                    <text:p text:style-name="P4"><text:span text:style-name="T94">ifc_out</text:span></text:p>
                  </draw:text-box>
                </draw:frame>
                <draw:custom-shape draw:style-name="gr16" draw:text-style-name="P62" draw:layer="layout" svg:width="1.879cm" svg:height="0.876cm" svg:x="25.064cm" svg:y="13.15cm">
                  <text:p text:style-name="P4"><text:span text:style-name="T94">x y z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6" draw:text-style-name="P62" draw:layer="layout" svg:width="1.879cm" svg:height="0.875cm" svg:x="25.065cm" svg:y="11.246cm">
                  <text:p text:style-name="P4"><text:span text:style-name="T94">x y z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15" draw:text-style-name="P61" draw:layer="layout" svg:width="2.8cm" svg:height="0.969cm" svg:x="21.918cm" svg:y="11.209cm">
                  <draw:text-box>
                    <text:p text:style-name="P4"><text:span text:style-name="T94">ifc_in</text:span></text:p>
                  </draw:text-box>
                </draw:frame>
              </draw:g>
              <draw:g>
                <draw:custom-shape draw:style-name="gr14" draw:text-style-name="P56" draw:layer="layout" svg:width="5.309cm" svg:height="2.824cm" svg:x="21.987cm" svg:y="11.253cm">
                  <text:p text:style-name="P48">u1</text:p>
                  <draw:enhanced-geometry svg:viewBox="0 0 21600 21600" draw:type="rectangle" draw:enhanced-path="M 0 0 L 21600 0 21600 21600 0 21600 0 0 Z N"/>
                </draw:custom-shape>
                <draw:frame draw:style-name="gr18" draw:text-style-name="P61" draw:layer="layout" svg:width="2.8cm" svg:height="0.989cm" svg:x="21.919cm" svg:y="13.153cm">
                  <draw:text-box>
                    <text:p text:style-name="P4"><text:span text:style-name="T94">ifc_out</text:span></text:p>
                  </draw:text-box>
                </draw:frame>
                <draw:custom-shape draw:style-name="gr16" draw:text-style-name="P63" draw:layer="layout" svg:width="1.879cm" svg:height="0.893cm" svg:x="25.065cm" svg:y="13.189cm">
                  <text:p text:style-name="P4"><text:span text:style-name="T94">x y z</text:span></text:p>
                  <draw:enhanced-geometry svg:viewBox="0 0 21600 21600" draw:type="rectangle" draw:enhanced-path="M 0 0 L 21600 0 21600 21600 0 21600 0 0 Z N"/>
                </draw:custom-shape>
                <draw:custom-shape draw:style-name="gr16" draw:text-style-name="P63" draw:layer="layout" svg:width="1.879cm" svg:height="0.892cm" svg:x="25.066cm" svg:y="11.247cm">
                  <text:p text:style-name="P4"><text:span text:style-name="T94">x y z</text:span></text:p>
                  <draw:enhanced-geometry svg:viewBox="0 0 21600 21600" draw:type="rectangle" draw:enhanced-path="M 0 0 L 21600 0 21600 21600 0 21600 0 0 Z N"/>
                </draw:custom-shape>
                <draw:frame draw:style-name="gr18" draw:text-style-name="P61" draw:layer="layout" svg:width="2.8cm" svg:height="0.989cm" svg:x="21.919cm" svg:y="11.209cm">
                  <draw:text-box>
                    <text:p text:style-name="P4"><text:span text:style-name="T94">ifc_in</text:span></text:p>
                  </draw:text-box>
                </draw:frame>
              </draw:g>
            </draw:g>
            <draw:g>
              <draw:g>
                <draw:custom-shape draw:style-name="gr14" draw:text-style-name="P48" draw:layer="layout" svg:width="5.309cm" svg:height="2.77cm" svg:x="21.985cm" svg:y="7.556cm">
                  <text:p text:style-name="P48">u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15" draw:text-style-name="P61" draw:layer="layout" svg:width="2.8cm" svg:height="0.969cm" svg:x="21.917cm" svg:y="9.42cm">
                  <draw:text-box>
                    <text:p text:style-name="P4"><text:span text:style-name="T94">ifc_out</text:span></text:p>
                  </draw:text-box>
                </draw:frame>
                <draw:custom-shape draw:style-name="gr16" draw:text-style-name="P62" draw:layer="layout" svg:width="1.879cm" svg:height="0.876cm" svg:x="25.063cm" svg:y="9.455cm">
                  <text:p text:style-name="P4"><text:span text:style-name="T94">x y z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6" draw:text-style-name="P62" draw:layer="layout" svg:width="1.879cm" svg:height="0.876cm" svg:x="25.064cm" svg:y="7.55cm">
                  <text:p text:style-name="P4"><text:span text:style-name="T94">x y z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15" draw:text-style-name="P61" draw:layer="layout" svg:width="2.8cm" svg:height="0.969cm" svg:x="21.917cm" svg:y="7.514cm">
                  <draw:text-box>
                    <text:p text:style-name="P4"><text:span text:style-name="T94">ifc_in</text:span></text:p>
                  </draw:text-box>
                </draw:frame>
              </draw:g>
              <draw:g>
                <draw:custom-shape draw:style-name="gr14" draw:text-style-name="P56" draw:layer="layout" svg:width="5.309cm" svg:height="2.825cm" svg:x="21.986cm" svg:y="7.557cm">
                  <text:p text:style-name="P48">u0</text:p>
                  <draw:enhanced-geometry svg:viewBox="0 0 21600 21600" draw:type="rectangle" draw:enhanced-path="M 0 0 L 21600 0 21600 21600 0 21600 0 0 Z N"/>
                </draw:custom-shape>
                <draw:frame draw:style-name="gr17" draw:text-style-name="P61" draw:layer="layout" svg:width="2.8cm" svg:height="0.988cm" svg:x="21.918cm" svg:y="9.458cm">
                  <draw:text-box>
                    <text:p text:style-name="P4"><text:span text:style-name="T94">ifc_out</text:span></text:p>
                  </draw:text-box>
                </draw:frame>
                <draw:custom-shape draw:style-name="gr16" draw:text-style-name="P63" draw:layer="layout" svg:width="1.879cm" svg:height="0.894cm" svg:x="25.064cm" svg:y="9.493cm">
                  <text:p text:style-name="P4"><text:span text:style-name="T94">x y z</text:span></text:p>
                  <draw:enhanced-geometry svg:viewBox="0 0 21600 21600" draw:type="rectangle" draw:enhanced-path="M 0 0 L 21600 0 21600 21600 0 21600 0 0 Z N"/>
                </draw:custom-shape>
                <draw:custom-shape draw:style-name="gr16" draw:text-style-name="P63" draw:layer="layout" svg:width="1.879cm" svg:height="0.893cm" svg:x="25.065cm" svg:y="7.551cm">
                  <text:p text:style-name="P4"><text:span text:style-name="T94">x y z</text:span></text:p>
                  <draw:enhanced-geometry svg:viewBox="0 0 21600 21600" draw:type="rectangle" draw:enhanced-path="M 0 0 L 21600 0 21600 21600 0 21600 0 0 Z N"/>
                </draw:custom-shape>
                <draw:frame draw:style-name="gr17" draw:text-style-name="P61" draw:layer="layout" svg:width="2.8cm" svg:height="0.988cm" svg:x="21.918cm" svg:y="7.514cm">
                  <draw:text-box>
                    <text:p text:style-name="P4"><text:span text:style-name="T94">ifc_in</text:span></text:p>
                  </draw:text-box>
                </draw:frame>
              </draw:g>
            </draw:g>
          </draw:g>
          <draw:g>
            <draw:line draw:style-name="gr5" draw:text-style-name="P56" draw:layer="layout" svg:x1="25.447cm" svg:y1="10.426cm" svg:x2="25.447cm" svg:y2="11.23cm">
              <text:p text:style-name="P4"/>
            </draw:line>
            <draw:line draw:style-name="gr5" draw:text-style-name="P56" draw:layer="layout" svg:x1="25.947cm" svg:y1="10.426cm" svg:x2="25.947cm" svg:y2="11.23cm">
              <text:p text:style-name="P4"/>
            </draw:line>
            <draw:line draw:style-name="gr5" draw:text-style-name="P56" draw:layer="layout" svg:x1="26.447cm" svg:y1="10.426cm" svg:x2="26.447cm" svg:y2="11.23cm">
              <text:p text:style-name="P4"/>
            </draw:line>
          </draw:g>
          <draw:line draw:style-name="gr19" draw:text-style-name="P56" draw:layer="layout" svg:x1="25.447cm" svg:y1="10.425cm" svg:x2="25.447cm" svg:y2="11.271cm">
            <text:p text:style-name="P4"/>
          </draw:line>
          <draw:line draw:style-name="gr20" draw:text-style-name="P56" draw:layer="layout" svg:x1="25.947cm" svg:y1="10.425cm" svg:x2="25.947cm" svg:y2="11.271cm">
            <text:p text:style-name="P4"/>
          </draw:line>
          <draw:line draw:style-name="gr19" draw:text-style-name="P56" draw:layer="layout" svg:x1="26.447cm" svg:y1="10.425cm" svg:x2="26.447cm" svg:y2="11.271cm">
            <text:p text:style-name="P4"/>
          </draw:line>
          <draw:line draw:style-name="gr20" draw:text-style-name="P56" draw:layer="layout" svg:x1="25.447cm" svg:y1="14.102cm" svg:x2="25.447cm" svg:y2="14.93cm">
            <text:p text:style-name="P4"/>
          </draw:line>
          <draw:line draw:style-name="gr20" draw:text-style-name="P56" draw:layer="layout" svg:x1="25.947cm" svg:y1="14.102cm" svg:x2="25.947cm" svg:y2="14.93cm">
            <text:p text:style-name="P4"/>
          </draw:line>
          <draw:line draw:style-name="gr19" draw:text-style-name="P56" draw:layer="layout" svg:x1="26.447cm" svg:y1="14.102cm" svg:x2="26.447cm" svg:y2="14.93cm">
            <text:p text:style-name="P4"/>
          </draw:line>
          <draw:line draw:style-name="gr5" draw:text-style-name="P56" draw:layer="layout" svg:x1="25.447cm" svg:y1="17.794cm" svg:x2="25.447cm" svg:y2="18.53cm">
            <text:p text:style-name="P4"/>
          </draw:line>
          <draw:line draw:style-name="gr5" draw:text-style-name="P56" draw:layer="layout" svg:x1="25.947cm" svg:y1="17.794cm" svg:x2="25.947cm" svg:y2="18.964cm">
            <text:p text:style-name="P4"/>
          </draw:line>
          <draw:line draw:style-name="gr21" draw:text-style-name="P56" draw:layer="layout" svg:x1="26.447cm" svg:y1="17.794cm" svg:x2="26.447cm" svg:y2="19.394cm">
            <text:p text:style-name="P4"/>
          </draw:line>
          <draw:line draw:style-name="gr20" draw:text-style-name="P56" draw:layer="layout" svg:x1="25.447cm" svg:y1="6.681cm" svg:x2="25.447cm" svg:y2="7.554cm">
            <text:p text:style-name="P4"/>
          </draw:line>
          <draw:line draw:style-name="gr20" draw:text-style-name="P56" draw:layer="layout" svg:x1="25.947cm" svg:y1="6.231cm" svg:x2="25.947cm" svg:y2="7.554cm">
            <text:p text:style-name="P4"/>
          </draw:line>
          <draw:line draw:style-name="gr20" draw:text-style-name="P56" draw:layer="layout" svg:x1="26.447cm" svg:y1="5.768cm" svg:x2="26.447cm" svg:y2="7.554cm">
            <text:p text:style-name="P4"/>
          </draw:line>
          <draw:g>
            <draw:g>
              <draw:line draw:style-name="gr5" draw:text-style-name="P56" draw:layer="layout" svg:x1="25.447cm" svg:y1="6.676cm" svg:x2="21.261cm" svg:y2="6.676cm">
                <text:p text:style-name="P4"/>
              </draw:line>
              <draw:line draw:style-name="gr5" draw:text-style-name="P56" draw:layer="layout" svg:x1="21.262cm" svg:y1="18.5cm" svg:x2="21.261cm" svg:y2="6.676cm">
                <text:p text:style-name="P4"/>
              </draw:line>
            </draw:g>
            <draw:line draw:style-name="gr5" draw:text-style-name="P56" draw:layer="layout" svg:x1="21.263cm" svg:y1="18.534cm" svg:x2="25.462cm" svg:y2="18.533cm">
              <text:p text:style-name="P4"/>
            </draw:line>
          </draw:g>
          <draw:line draw:style-name="gr5" draw:text-style-name="P56" draw:layer="layout" svg:x1="26.455cm" svg:y1="5.735cm" svg:x2="20.162cm" svg:y2="5.735cm">
            <text:p text:style-name="P4"/>
          </draw:line>
          <draw:line draw:style-name="gr5" draw:text-style-name="P56" draw:layer="layout" svg:x1="20.163cm" svg:y1="19.387cm" svg:x2="20.162cm" svg:y2="5.735cm">
            <text:p text:style-name="P4"/>
          </draw:line>
          <draw:line draw:style-name="gr5" draw:text-style-name="P56" draw:layer="layout" svg:x1="20.164cm" svg:y1="19.427cm" svg:x2="26.455cm" svg:y2="19.426cm">
            <text:p text:style-name="P4"/>
          </draw:line>
          <draw:line draw:style-name="gr5" draw:text-style-name="P56" draw:layer="layout" svg:x1="25.958cm" svg:y1="6.198cm" svg:x2="20.73cm" svg:y2="6.198cm">
            <text:p text:style-name="P4"/>
          </draw:line>
          <draw:line draw:style-name="gr5" draw:text-style-name="P56" draw:layer="layout" svg:x1="20.731cm" svg:y1="18.928cm" svg:x2="20.73cm" svg:y2="6.198cm">
            <text:p text:style-name="P4"/>
          </draw:line>
          <draw:line draw:style-name="gr5" draw:text-style-name="P56" draw:layer="layout" svg:x1="20.732cm" svg:y1="18.964cm" svg:x2="25.958cm" svg:y2="18.964cm">
            <text:p text:style-name="P4"/>
          </draw:line>
        </draw:g>
        <presentation:notes draw:style-name="dp2">
          <draw:page-thumbnail draw:style-name="gr1" draw:layer="layout" svg:width="13.877cm" svg:height="11.093cm" svg:x="3.577cm" svg:y="2.247cm" draw:page-number="56" presentation:class="page"/>
          <draw:frame presentation:style-name="pr3" draw:text-style-name="P4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57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4" draw:text-style-name="P6" draw:layer="layout" svg:width="18.66cm" svg:height="3.65cm" svg:x="6.985cm" svg:y="0.16cm" presentation:class="title" presentation:user-transformed="true">
          <draw:text-box>
            <text:p text:style-name="P6">CSL_INSTANCE_TREE</text:p>
          </draw:text-box>
        </draw:frame>
        <draw:frame presentation:style-name="pr60" draw:text-style-name="P12" draw:layer="layout" svg:width="22.209cm" svg:height="15.341cm" svg:x="5.096cm" svg:y="4.126cm" presentation:class="subtitle" presentation:user-transformed="true">
          <draw:text-box>
            <text:list text:style-name="L20">
              <text:list-item>
                <text:list>
                  <text:list-item>
                    <text:p text:style-name="P12"><text:span text:style-name="T9">Each design has an instance tree which is created by the architecture/design team.</text:span></text:p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p text:style-name="P12"><text:span text:style-name="T9">The instance tree is constructed from the design hierarchy which describes the unit instances.</text:span></text:p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p text:style-name="P12"><text:span text:style-name="T9">Connections are made between end points in the instance tree using <text:s/>connectivity objects. </text:span></text:p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p text:style-name="P12"><text:span text:style-name="T9">The connectivity objects are typically located in the leaf level units.</text:span></text:p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p text:style-name="P12"><text:span text:style-name="T9">The auto router adds the intermediate signals and ports to the unit instances with formal to actual connections which connect end point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57" presentation:class="page"/>
          <draw:frame presentation:style-name="pr3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58" draw:style-name="dp1" draw:master-page-name="fpl_5f_presentation_5f_template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6" draw:layer="layout" svg:width="18.66cm" svg:height="3.65cm" svg:x="7.229cm" svg:y="0.975cm" presentation:class="title">
          <draw:text-box>
            <text:p text:style-name="P6">CSL_AUTOROUTER</text:p>
          </draw:text-box>
        </draw:frame>
        <draw:frame presentation:style-name="pr10" draw:text-style-name="P68" draw:layer="layout" svg:width="22.209cm" svg:height="15.341cm" svg:x="5.454cm" svg:y="4.62cm" presentation:class="outline">
          <draw:text-box>
            <text:list text:style-name="L5">
              <text:list-item>
                <text:p text:style-name="P14"><text:span text:style-name="T95">CSL auto router uses CSL language constructs that allows the designer to specify:</text:span></text:p>
              </text:list-item>
            </text:list>
            <text:list text:style-name="L21">
              <text:list-item>
                <text:p text:style-name="P67"><text:span text:style-name="T95">portions of the specification that should be processed/skipped by the auto router tool</text:span></text:p>
              </text:list-item>
            </text:list>
            <text:list text:style-name="L21">
              <text:list-item>
                <text:p text:style-name="P67"><text:span text:style-name="T95">Auto router directives</text:span></text:p>
              </text:list-item>
            </text:list>
            <text:list text:style-name="L21">
              <text:list-item>
                <text:p text:style-name="P67"><text:span text:style-name="T95">Auto router options</text:span></text:p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58" presentation:class="page"/>
          <draw:frame presentation:style-name="pr3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59" draw:style-name="dp1" draw:master-page-name="fpl_5f_presentation_5f_template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6" draw:layer="layout" svg:width="18.66cm" svg:height="3.65cm" svg:x="7.229cm" svg:y="0.975cm" presentation:class="title">
          <draw:text-box>
            <text:p text:style-name="P6">CSL_AUTOROUTER</text:p>
          </draw:text-box>
        </draw:frame>
        <draw:frame presentation:style-name="pr10" draw:text-style-name="P71" draw:layer="layout" svg:width="22.209cm" svg:height="15.341cm" svg:x="5.454cm" svg:y="4.62cm" presentation:class="outline">
          <draw:text-box>
            <text:list text:style-name="L5">
              <text:list-item>
                <text:p text:style-name="P69"><text:span text:style-name="T96">The cslc auto router automatically connects signals in the following cases:</text:span></text:p>
              </text:list-item>
            </text:list>
            <text:list text:style-name="L21">
              <text:list-item>
                <text:p text:style-name="P70"><text:span text:style-name="T96">csl connection statement - explicit connections specified by the </text:span><text:span text:style-name="T97">connect </text:span><text:span text:style-name="T96">method</text:span></text:p>
              </text:list-item>
            </text:list>
            <text:list text:style-name="L22">
              <text:list-item>
                <text:p text:style-name="P70"><text:span text:style-name="T96">(Future enhancement) connect by name - inference when the names of the connection endpoints are the same.</text:span></text:p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59" presentation:class="page"/>
          <draw:frame presentation:style-name="pr3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60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8" draw:text-style-name="P6" draw:layer="layout" svg:width="23.833cm" svg:height="3.649cm" svg:x="4.167cm" svg:y="0.06cm" presentation:class="title" presentation:user-transformed="true">
          <draw:text-box>
            <text:p text:style-name="P6">Auto router: Connection by name<text:line-break/><text:span text:style-name="T98">No formal to actuals (future enhancement)</text:span></text:p>
          </draw:text-box>
        </draw:frame>
        <draw:frame presentation:style-name="pr61" draw:text-style-name="P72" draw:layer="layout" svg:width="22.216cm" svg:height="18.033cm" svg:x="5.456cm" svg:y="3.81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32"><text:span text:style-name="T99">csl_unit</text:span><text:span text:style-name="T100"> a{ <text:s/></text:span><text:span text:style-name="T99">csl_port</text:span><text:span text:style-name="T100"> x(input); </text:span><text:span text:style-name="T101">a () {} <text:s/>}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99">csl_unit</text:span><text:span text:style-name="T100"> b{ <text:s/></text:span><text:span text:style-name="T99">csl_port</text:span><text:span text:style-name="T100"> x(input); </text:span><text:span text:style-name="T101">b () {} <text:s/>}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99">csl_unit</text:span><text:span text:style-name="T100"> c{ <text:s/></text:span><text:span text:style-name="T99">csl_port</text:span><text:span text:style-name="T100"> x(input); </text:span><text:span text:style-name="T101">c () {} <text:s/>}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99">csl_unit</text:span><text:span text:style-name="T100"> middle{ <text:s/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00"><text:s text:c="2"/></text:span><text:span text:style-name="T99">csl_port</text:span><text:span text:style-name="T100"> x(input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00"><text:s text:c="2"/></text:span><text:span text:style-name="T100">a a0; <text:s text:c="2"/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00"><text:s text:c="2"/></text:span><text:span text:style-name="T100">b b0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00"><text:s text:c="2"/></text:span><text:span text:style-name="T100">c c0;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01"><text:s text:c="2"/></text:span><text:span text:style-name="T101">middle () {} <text:s/>}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99">csl_unit</text:span><text:span text:style-name="T100"> top{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00"><text:s text:c="2"/></text:span><text:span text:style-name="T99">csl_port</text:span><text:span text:style-name="T100"> x(input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00"><text:s text:c="2"/></text:span><text:span text:style-name="T100">middle middle0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01"><text:s text:c="2"/></text:span><text:span text:style-name="T101">top () { x.connect_by_name(middle0.b0.x); <text:s text:c="2"/>} }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0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60" presentation:class="page"/>
          <draw:frame presentation:style-name="pr3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61" draw:style-name="dp1" draw:master-page-name="fpl_5f_presentation_5f_template" presentation:presentation-page-layout-name="AL4T3" presentation:use-footer-name="ftr1" presentation:use-date-time-name="dtd1">
        <office:forms form:automatic-focus="false" form:apply-design-mode="false"/>
        <draw:frame presentation:style-name="pr8" draw:text-style-name="P4" draw:layer="layout" svg:width="18.666cm" svg:height="3.649cm" svg:x="7.366cm" svg:y="0.372cm" presentation:class="title" presentation:user-transformed="true">
          <draw:text-box>
            <text:p text:style-name="P4">Generated Verilog code</text:p>
          </draw:text-box>
        </draw:frame>
        <draw:frame presentation:style-name="pr38" draw:text-style-name="P73" draw:layer="layout" svg:width="10.84cm" svg:height="15.337cm" svg:x="5.423cm" svg:y="3.58cm" presentation:class="outline" presentation:user-transformed="true">
          <draw:text-box>
            <text:list text:style-name="L5">
              <text:list-item>
                <text:p text:style-name="P69"><text:span text:style-name="T103">module</text:span><text:span text:style-name="T102"> </text:span><text:span text:style-name="T100">top(x);</text:span></text:p>
              </text:list-item>
            </text:list>
            <text:list text:style-name="L5">
              <text:list-item>
                <text:p text:style-name="P69"><text:span text:style-name="T102"><text:s text:c="2"/></text:span><text:span text:style-name="T103">input</text:span><text:span text:style-name="T102"> </text:span><text:span text:style-name="T100">x;</text:span></text:p>
              </text:list-item>
            </text:list>
            <text:list text:style-name="L5">
              <text:list-item>
                <text:p text:style-name="P69"><text:span text:style-name="T100"><text:s text:c="2"/></text:span><text:span text:style-name="T100">middle middle0(.x(x));</text:span></text:p>
              </text:list-item>
            </text:list>
            <text:list text:style-name="L5">
              <text:list-item>
                <text:p text:style-name="P69"><text:span text:style-name="T103">endmodule</text:span></text:p>
              </text:list-item>
            </text:list>
            <text:list text:style-name="L5">
              <text:list-item>
                <text:p text:style-name="P69"><text:span text:style-name="T103">module</text:span><text:span text:style-name="T102"> </text:span><text:span text:style-name="T100">middle(x);</text:span></text:p>
              </text:list-item>
            </text:list>
            <text:list text:style-name="L5">
              <text:list-item>
                <text:p text:style-name="P69"><text:span text:style-name="T102"><text:s text:c="2"/></text:span><text:span text:style-name="T103">input</text:span><text:span text:style-name="T102"> </text:span><text:span text:style-name="T100">x;</text:span></text:p>
              </text:list-item>
            </text:list>
            <text:list text:style-name="L5">
              <text:list-item>
                <text:p text:style-name="P69"><text:span text:style-name="T100"><text:s text:c="2"/></text:span><text:span text:style-name="T100">a a0(.x(x));</text:span></text:p>
              </text:list-item>
            </text:list>
            <text:list text:style-name="L5">
              <text:list-item>
                <text:p text:style-name="P69"><text:span text:style-name="T100"><text:s text:c="2"/></text:span><text:span text:style-name="T100">b b0(.x(x));</text:span></text:p>
              </text:list-item>
            </text:list>
            <text:list text:style-name="L5">
              <text:list-item>
                <text:p text:style-name="P69"><text:span text:style-name="T100"><text:s text:c="2"/></text:span><text:span text:style-name="T100">c c0(.x(x));</text:span></text:p>
              </text:list-item>
            </text:list>
            <text:list text:style-name="L5">
              <text:list-item>
                <text:p text:style-name="P69"><text:span text:style-name="T103">endmodule</text:span></text:p>
              </text:list-item>
            </text:list>
            <text:list text:style-name="L5">
              <text:list-item>
                <text:p text:style-name="P69"><text:span text:style-name="T103">module</text:span><text:span text:style-name="T102"> </text:span><text:span text:style-name="T100">a(x);</text:span></text:p>
              </text:list-item>
            </text:list>
            <text:list text:style-name="L5">
              <text:list-item>
                <text:p text:style-name="P69"><text:span text:style-name="T100"><text:s text:c="2"/></text:span><text:span text:style-name="T99">input</text:span><text:span text:style-name="T100"> x;</text:span></text:p>
              </text:list-item>
            </text:list>
            <text:list text:style-name="L5">
              <text:list-item>
                <text:p text:style-name="P69"><text:span text:style-name="T103">endmodule</text:span></text:p>
              </text:list-item>
            </text:list>
          </draw:text-box>
        </draw:frame>
        <draw:frame presentation:style-name="pr38" draw:text-style-name="P74" draw:layer="layout" svg:width="10.84cm" svg:height="15.337cm" svg:x="16.705cm" svg:y="3.748cm" presentation:class="outline" presentation:user-transformed="true">
          <draw:text-box>
            <text:list text:style-name="L5">
              <text:list-item>
                <text:p text:style-name="P69"><text:span text:style-name="T104"/></text:p>
              </text:list-item>
            </text:list>
            <text:list text:style-name="L5">
              <text:list-item>
                <text:p text:style-name="P69"><text:span text:style-name="T105">module</text:span><text:span text:style-name="T106"> </text:span><text:span text:style-name="T107">b(x);</text:span></text:p>
              </text:list-item>
            </text:list>
            <text:list text:style-name="L5">
              <text:list-item>
                <text:p text:style-name="P69"><text:span text:style-name="T106"><text:s text:c="2"/></text:span><text:span text:style-name="T105">input</text:span><text:span text:style-name="T106"> </text:span><text:span text:style-name="T108">x;</text:span></text:p>
              </text:list-item>
            </text:list>
            <text:list text:style-name="L5">
              <text:list-item>
                <text:p text:style-name="P69"><text:span text:style-name="T105">endmodule</text:span></text:p>
              </text:list-item>
            </text:list>
            <text:list text:style-name="L5">
              <text:list-item>
                <text:p text:style-name="P69"><text:span text:style-name="T105">module</text:span><text:span text:style-name="T106"> </text:span><text:span text:style-name="T108">c(x);</text:span></text:p>
              </text:list-item>
            </text:list>
            <text:list text:style-name="L5">
              <text:list-item>
                <text:p text:style-name="P69"><text:span text:style-name="T106"><text:s text:c="2"/></text:span><text:span text:style-name="T105">input</text:span><text:span text:style-name="T106"> </text:span><text:span text:style-name="T108">x;</text:span></text:p>
              </text:list-item>
            </text:list>
            <text:list text:style-name="L5">
              <text:list-item>
                <text:p text:style-name="P69"><text:span text:style-name="T105">endmodule</text:span></text:p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61" presentation:class="page"/>
          <draw:frame presentation:style-name="pr3" draw:text-style-name="P4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62" draw:style-name="dp1" draw:master-page-name="fpl_5f_presentation_5f_template" presentation:presentation-page-layout-name="AL1T19" presentation:use-footer-name="ftr1" presentation:use-date-time-name="dtd1">
        <office:forms form:automatic-focus="false" form:apply-design-mode="false"/>
        <draw:frame presentation:style-name="pr8" draw:text-style-name="P6" draw:layer="layout" svg:width="18.666cm" svg:height="4.282cm" svg:x="7.232cm" svg:y="0.659cm" presentation:class="title" presentation:user-transformed="true">
          <draw:text-box>
            <text:p text:style-name="P6">Auto router: Connection by name<text:line-break/>No formal to actuals (future enhancement)</text:p>
          </draw:text-box>
        </draw:frame>
        <draw:custom-shape draw:style-name="gr22" draw:text-style-name="P75" draw:layer="layout" svg:width="11.195cm" svg:height="3.704cm" svg:x="7.103cm" svg:y="7.447cm">
          <text:p text:style-name="P4"/>
          <draw:enhanced-geometry svg:viewBox="0 0 21600 21600" draw:type="rectangle" draw:enhanced-path="M 0 0 L 21600 0 21600 21600 0 21600 0 0 Z N"/>
        </draw:custom-shape>
        <draw:custom-shape draw:style-name="gr22" draw:text-style-name="P75" draw:layer="layout" svg:width="11.195cm" svg:height="3.704cm" svg:x="7.103cm" svg:y="12.85cm">
          <text:p text:style-name="P4"/>
          <draw:enhanced-geometry svg:viewBox="0 0 21600 21600" draw:type="rectangle" draw:enhanced-path="M 0 0 L 21600 0 21600 21600 0 21600 0 0 Z N"/>
        </draw:custom-shape>
        <draw:custom-shape draw:style-name="gr23" draw:text-style-name="P75" draw:layer="layout" svg:width="9.692cm" svg:height="2.256cm" svg:x="7.883cm" svg:y="8.199cm">
          <text:p text:style-name="P4"/>
          <draw:enhanced-geometry svg:viewBox="0 0 21600 21600" draw:type="rectangle" draw:enhanced-path="M 0 0 L 21600 0 21600 21600 0 21600 0 0 Z N"/>
        </draw:custom-shape>
        <draw:custom-shape draw:style-name="gr23" draw:text-style-name="P75" draw:layer="layout" svg:width="9.692cm" svg:height="2.284cm" svg:x="7.883cm" svg:y="13.546cm">
          <text:p text:style-name="P4"/>
          <draw:enhanced-geometry svg:viewBox="0 0 21600 21600" draw:type="rectangle" draw:enhanced-path="M 0 0 L 21600 0 21600 21600 0 21600 0 0 Z N"/>
        </draw:custom-shape>
        <draw:custom-shape draw:style-name="gr24" draw:text-style-name="P75" draw:layer="layout" svg:width="1.392cm" svg:height="1.003cm" svg:x="9.888cm" svg:y="8.955cm">
          <text:p text:style-name="P4"/>
          <draw:enhanced-geometry svg:viewBox="0 0 21600 21600" draw:type="rectangle" draw:enhanced-path="M 0 0 L 21600 0 21600 21600 0 21600 0 0 Z N"/>
        </draw:custom-shape>
        <draw:custom-shape draw:style-name="gr24" draw:text-style-name="P75" draw:layer="layout" svg:width="1.392cm" svg:height="1.003cm" svg:x="12.188cm" svg:y="8.956cm">
          <text:p text:style-name="P4"/>
          <draw:enhanced-geometry svg:viewBox="0 0 21600 21600" draw:type="rectangle" draw:enhanced-path="M 0 0 L 21600 0 21600 21600 0 21600 0 0 Z N"/>
        </draw:custom-shape>
        <draw:custom-shape draw:style-name="gr24" draw:text-style-name="P75" draw:layer="layout" svg:width="1.392cm" svg:height="1.003cm" svg:x="14.488cm" svg:y="8.957cm">
          <text:p text:style-name="P4"/>
          <draw:enhanced-geometry svg:viewBox="0 0 21600 21600" draw:type="rectangle" draw:enhanced-path="M 0 0 L 21600 0 21600 21600 0 21600 0 0 Z N"/>
        </draw:custom-shape>
        <draw:custom-shape draw:style-name="gr24" draw:text-style-name="P75" draw:id="id3" draw:layer="layout" svg:width="1.392cm" svg:height="1.003cm" svg:x="9.888cm" svg:y="14.356cm">
          <text:p text:style-name="P4"/>
          <draw:enhanced-geometry svg:viewBox="0 0 21600 21600" draw:type="rectangle" draw:enhanced-path="M 0 0 L 21600 0 21600 21600 0 21600 0 0 Z N"/>
        </draw:custom-shape>
        <draw:custom-shape draw:style-name="gr24" draw:text-style-name="P75" draw:layer="layout" svg:width="1.392cm" svg:height="1.003cm" svg:x="12.188cm" svg:y="14.357cm">
          <text:p text:style-name="P4"/>
          <draw:enhanced-geometry svg:viewBox="0 0 21600 21600" draw:type="rectangle" draw:enhanced-path="M 0 0 L 21600 0 21600 21600 0 21600 0 0 Z N"/>
        </draw:custom-shape>
        <draw:custom-shape draw:style-name="gr24" draw:text-style-name="P75" draw:layer="layout" svg:width="1.392cm" svg:height="1.003cm" svg:x="14.488cm" svg:y="14.358cm">
          <text:p text:style-name="P4"/>
          <draw:enhanced-geometry svg:viewBox="0 0 21600 21600" draw:type="rectangle" draw:enhanced-path="M 0 0 L 21600 0 21600 21600 0 21600 0 0 Z N"/>
        </draw:custom-shape>
        <draw:frame draw:style-name="gr25" draw:text-style-name="P76" draw:layer="layout" svg:width="1.588cm" svg:height="0.729cm" svg:x="7.018cm" svg:y="7.588cm">
          <draw:text-box>
            <text:p text:style-name="P4"><text:span text:style-name="T109">top</text:span></text:p>
          </draw:text-box>
        </draw:frame>
        <draw:frame draw:style-name="gr25" draw:text-style-name="P76" draw:layer="layout" svg:width="1.588cm" svg:height="0.729cm" svg:x="7.085cm" svg:y="12.971cm">
          <draw:text-box>
            <text:p text:style-name="P4"><text:span text:style-name="T109">top</text:span></text:p>
          </draw:text-box>
        </draw:frame>
        <draw:frame draw:style-name="gr25" draw:text-style-name="P76" draw:layer="layout" svg:width="2.209cm" svg:height="0.729cm" svg:x="7.762cm" svg:y="8.26cm">
          <draw:text-box>
            <text:p text:style-name="P4"><text:span text:style-name="T109">middle</text:span></text:p>
          </draw:text-box>
        </draw:frame>
        <draw:frame draw:style-name="gr25" draw:text-style-name="P76" draw:layer="layout" svg:width="2.209cm" svg:height="0.729cm" svg:x="7.763cm" svg:y="13.66cm">
          <draw:text-box>
            <text:p text:style-name="P4"><text:span text:style-name="T109">middle</text:span></text:p>
          </draw:text-box>
        </draw:frame>
        <draw:frame draw:style-name="gr25" draw:text-style-name="P76" draw:layer="layout" svg:width="0.717cm" svg:height="0.729cm" svg:x="12.43cm" svg:y="7.248cm">
          <draw:text-box>
            <text:p text:style-name="P4"><text:span text:style-name="T109">x</text:span></text:p>
          </draw:text-box>
        </draw:frame>
        <draw:frame draw:style-name="gr25" draw:text-style-name="P76" draw:layer="layout" svg:width="0.717cm" svg:height="0.729cm" svg:x="12.771cm" svg:y="12.62cm">
          <draw:text-box>
            <text:p text:style-name="P4"><text:span text:style-name="T109">x</text:span></text:p>
          </draw:text-box>
        </draw:frame>
        <draw:frame draw:style-name="gr25" draw:text-style-name="P76" draw:layer="layout" svg:width="0.717cm" svg:height="0.729cm" svg:x="10.235cm" svg:y="8.744cm">
          <draw:text-box>
            <text:p text:style-name="P4"><text:span text:style-name="T109">x</text:span></text:p>
          </draw:text-box>
        </draw:frame>
        <draw:frame draw:style-name="gr25" draw:text-style-name="P76" draw:layer="layout" svg:width="0.717cm" svg:height="0.729cm" svg:x="12.536cm" svg:y="8.744cm">
          <draw:text-box>
            <text:p text:style-name="P4"><text:span text:style-name="T109">x</text:span></text:p>
          </draw:text-box>
        </draw:frame>
        <draw:frame draw:style-name="gr25" draw:text-style-name="P76" draw:layer="layout" svg:width="0.717cm" svg:height="0.729cm" svg:x="14.837cm" svg:y="8.744cm">
          <draw:text-box>
            <text:p text:style-name="P4"><text:span text:style-name="T109">x</text:span></text:p>
          </draw:text-box>
        </draw:frame>
        <draw:frame draw:style-name="gr26" draw:text-style-name="P76" draw:id="id2" draw:layer="layout" svg:width="0.717cm" svg:height="0.604cm" svg:x="14.838cm" svg:y="14.36cm">
          <draw:text-box>
            <text:p text:style-name="P4"><text:span text:style-name="T109">x</text:span></text:p>
          </draw:text-box>
        </draw:frame>
        <draw:frame draw:style-name="gr25" draw:text-style-name="P76" draw:layer="layout" svg:width="0.717cm" svg:height="0.729cm" svg:x="12.539cm" svg:y="14.144cm">
          <draw:text-box>
            <text:p text:style-name="P4"><text:span text:style-name="T109">x</text:span></text:p>
          </draw:text-box>
        </draw:frame>
        <draw:frame draw:style-name="gr25" draw:text-style-name="P76" draw:layer="layout" svg:width="0.717cm" svg:height="0.729cm" svg:x="10.24cm" svg:y="14.144cm">
          <draw:text-box>
            <text:p text:style-name="P4"><text:span text:style-name="T109">x</text:span></text:p>
          </draw:text-box>
        </draw:frame>
        <draw:frame draw:style-name="gr27" draw:text-style-name="P76" draw:layer="layout" svg:width="0.717cm" svg:height="2.673cm" svg:x="9.762cm" svg:y="8.821cm">
          <draw:text-box>
            <text:p text:style-name="P4"><text:span text:style-name="T109">a</text:span></text:p>
          </draw:text-box>
        </draw:frame>
        <draw:frame draw:style-name="gr28" draw:text-style-name="P76" draw:layer="layout" svg:width="0.717cm" svg:height="0.729cm" svg:x="12.13cm" svg:y="8.849cm">
          <draw:text-box>
            <text:p text:style-name="P4"><text:span text:style-name="T109">b</text:span></text:p>
          </draw:text-box>
        </draw:frame>
        <draw:frame draw:style-name="gr28" draw:text-style-name="P76" draw:layer="layout" svg:width="0.717cm" svg:height="0.729cm" svg:x="14.359cm" svg:y="8.82cm">
          <draw:text-box>
            <text:p text:style-name="P4"><text:span text:style-name="T109">c</text:span></text:p>
          </draw:text-box>
        </draw:frame>
        <draw:frame draw:style-name="gr29" draw:text-style-name="P76" draw:layer="layout" svg:width="0.717cm" svg:height="0.729cm" svg:x="9.708cm" svg:y="14.174cm">
          <draw:text-box>
            <text:p text:style-name="P4"><text:span text:style-name="T109">a</text:span></text:p>
          </draw:text-box>
        </draw:frame>
        <draw:frame draw:style-name="gr25" draw:text-style-name="P76" draw:layer="layout" svg:width="0.717cm" svg:height="0.729cm" svg:x="12.103cm" svg:y="14.249cm">
          <draw:text-box>
            <text:p text:style-name="P4"><text:span text:style-name="T109">b</text:span></text:p>
          </draw:text-box>
        </draw:frame>
        <draw:frame draw:style-name="gr25" draw:text-style-name="P76" draw:layer="layout" svg:width="0.717cm" svg:height="0.729cm" svg:x="14.36cm" svg:y="14.22cm">
          <draw:text-box>
            <text:p text:style-name="P4"><text:span text:style-name="T109">c</text:span></text:p>
          </draw:text-box>
        </draw:frame>
        <draw:frame draw:style-name="gr25" draw:text-style-name="P76" draw:layer="layout" svg:width="0.717cm" svg:height="0.729cm" svg:x="12.754cm" svg:y="13.327cm">
          <draw:text-box>
            <text:p text:style-name="P4"><text:span text:style-name="T109">x</text:span></text:p>
          </draw:text-box>
        </draw:frame>
        <draw:line draw:style-name="gr30" draw:text-style-name="P75" draw:id="id1" draw:layer="layout" svg:x1="12.912cm" svg:y1="12.85cm" svg:x2="12.912cm" svg:y2="14.382cm">
          <draw:glue-point draw:id="4" svg:x="-20cm" svg:y="2.362cm"/>
          <text:p text:style-name="P4"/>
        </draw:line>
        <draw:connector draw:style-name="gr30" draw:text-style-name="P75" draw:layer="layout" draw:line-skew="0cm 0.117cm" svg:x1="12.912cm" svg:y1="13.977cm" svg:x2="15.196cm" svg:y2="14.36cm" draw:start-shape="id1" draw:start-glue-point="4" draw:end-shape="id2" draw:end-glue-point="0">
          <text:p text:style-name="P4"/>
        </draw:connector>
        <draw:connector draw:style-name="gr30" draw:text-style-name="P75" draw:layer="layout" draw:line-skew="-0.048cm 0.122cm" svg:x1="12.912cm" svg:y1="13.977cm" svg:x2="10.584cm" svg:y2="14.356cm" draw:start-shape="id1" draw:start-glue-point="4" draw:end-shape="id3" draw:end-glue-point="0">
          <text:p text:style-name="P4"/>
        </draw:connector>
        <presentation:notes draw:style-name="dp2">
          <draw:page-thumbnail draw:style-name="gr1" draw:layer="layout" svg:width="13.877cm" svg:height="11.093cm" svg:x="3.577cm" svg:y="2.247cm" draw:page-number="62" presentation:class="page"/>
          <draw:frame presentation:style-name="pr3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63" draw:style-name="dp1" draw:master-page-name="fpl_5f_presentation_5f_template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6" draw:layer="layout" svg:width="18.66cm" svg:height="3.65cm" svg:x="7.229cm" svg:y="0.975cm" presentation:class="title">
          <draw:text-box>
            <text:p text:style-name="P6">CSL_AUTOROUTER: Connection rules</text:p>
          </draw:text-box>
        </draw:frame>
        <draw:frame presentation:style-name="pr10" draw:text-style-name="P77" draw:layer="layout" svg:width="22.209cm" svg:height="15.341cm" svg:x="5.454cm" svg:y="4.62cm" presentation:class="outline">
          <draw:text-box>
            <text:list text:style-name="L5">
              <text:list-item>
                <text:p text:style-name="P39"><text:span text:style-name="T110">Connecting a port of the parent unit to a port in the child unit: <text:s/>creates a formal to actual mapping, no wire is created</text:span></text:p>
              </text:list-item>
            </text:list>
            <text:list text:style-name="L5">
              <text:list-item>
                <text:p text:style-name="P39"><text:span text:style-name="T110">Connecting two ports belonging to sibling units: a formal to actual connection is created to each unit instance and is connected to a new wire</text:span></text:p>
              </text:list-item>
            </text:list>
            <text:list text:style-name="L5">
              <text:list-item>
                <text:p text:style-name="P39"><text:span text:style-name="T110">Connecting ports on different levels of the hierarchy: auto router will </text:span><text:span text:style-name="T111">infer ports for each level until it reaches the scope of the nearest common container where it will infer wires.</text:span></text:p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63" presentation:class="page"/>
          <draw:frame presentation:style-name="pr3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64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4" draw:text-style-name="P4" draw:layer="layout" svg:width="18.66cm" svg:height="3.65cm" svg:x="7.229cm" svg:y="0.975cm" presentation:class="title">
          <draw:text-box>
            <text:p text:style-name="P4">Auto router directives</text:p>
          </draw:text-box>
        </draw:frame>
        <draw:frame presentation:style-name="pr62" draw:text-style-name="P32" draw:layer="layout" svg:width="22.209cm" svg:height="15.341cm" svg:x="5.454cm" svg:y="4.62cm" presentation:class="subtitle">
          <draw:text-box>
            <text:list text:style-name="L3">
              <text:list-item>
                <text:list>
                  <text:list-item>
                    <text:p text:style-name="P32"><text:span text:style-name="T112">(Future enhancement) The following directive is used to turn the auto router on and off for specific units. It cannot be used on instances.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13">&lt;unit_name&gt;.set_auto_router(</text:span><text:span text:style-name="T114">off</text:span><text:span text:style-name="T113">) // turns off the autorouter at and below the unit na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13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13">&lt;unit_name&gt;.set_auto_router(</text:span><text:span text:style-name="T115">on</text:span><text:span text:style-name="T113">) // turns on the autorouter at and below the unit na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64" presentation:class="page"/>
          <draw:frame presentation:style-name="pr3" draw:text-style-name="P4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65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8" draw:text-style-name="P4" draw:layer="layout" svg:width="18.666cm" svg:height="3.649cm" svg:x="6.662cm" svg:y="0.205cm" presentation:class="title" presentation:user-transformed="true">
          <draw:text-box>
            <text:p text:style-name="P4">Signal to port connection - example</text:p>
          </draw:text-box>
        </draw:frame>
        <draw:frame presentation:style-name="pr63" draw:text-style-name="P78" draw:layer="layout" svg:width="22.216cm" svg:height="15.337cm" svg:x="5.188cm" svg:y="4.048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32"><text:span text:style-name="T116">csl_unit</text:span><text:span text:style-name="T117"> a{ </text:span><text:span text:style-name="T116"><text:s/>csl_port</text:span><text:span text:style-name="T117"> x(input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18"><text:s text:c="2"/></text:span><text:span text:style-name="T118">a () {} <text:s/>}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16">csl_unit</text:span><text:span text:style-name="T117"> b{ <text:s/></text:span><text:span text:style-name="T116">csl_port</text:span><text:span text:style-name="T117"> x(input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17"><text:s text:c="2"/></text:span><text:span text:style-name="T116">csl_signal</text:span><text:span text:style-name="T117"> z(wire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17"><text:s text:c="2"/></text:span><text:span text:style-name="T117">a a0,a1(.x(z)),a2;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18"><text:s text:c="2"/></text:span><text:span text:style-name="T118">b () { </text:span><text:span text:style-name="T117">a1</text:span><text:span text:style-name="T119">.set_auto_router(</text:span><text:span text:style-name="T117">off</text:span><text:span text:style-name="T119">); <text:s/></text:span><text:span text:style-name="T118">} <text:s/>}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16">csl_unit</text:span><text:span text:style-name="T117"> c{ <text:s/></text:span><text:span text:style-name="T116">csl_port</text:span><text:span text:style-name="T117"> x(output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18"><text:s text:c="2"/></text:span><text:span text:style-name="T118">c () {} <text:s/>}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16">csl_unit</text:span><text:span text:style-name="T117"> top{ </text:span><text:span text:style-name="T120">csl_signal</text:span><text:span text:style-name="T114"> y(wire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17"><text:s text:c="2"/></text:span><text:span text:style-name="T117">b b0; c c0(.x(y)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18"><text:s text:c="2"/></text:span><text:span text:style-name="T118">top (){ </text:span><text:span text:style-name="T121">y</text:span><text:span text:style-name="T119">.connect_by_name(</text:span><text:span text:style-name="T117">a0.x</text:span><text:span text:style-name="T119">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19"><text:s text:c="10"/></text:span><text:span text:style-name="T115">y</text:span><text:span text:style-name="T113">.connect_by_name(</text:span><text:span text:style-name="T115">a2.x</text:span><text:span text:style-name="T113">); </text:span><text:span text:style-name="T119">} <text:s/>}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65" presentation:class="page"/>
          <draw:frame presentation:style-name="pr3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66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18" draw:text-style-name="P4" draw:layer="layout" svg:width="18.666cm" svg:height="3.398cm" svg:x="6.985cm" svg:y="0cm" presentation:class="title" presentation:user-transformed="true">
          <draw:text-box>
            <text:p text:style-name="P4">CSL_AUTOROUTER</text:p>
          </draw:text-box>
        </draw:frame>
        <draw:frame presentation:style-name="pr19" draw:text-style-name="P4" draw:layer="layout" svg:width="22.216cm" svg:height="15.086cm" svg:x="5.089cm" svg:y="3.474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32"><text:span text:style-name="T120">csl_unit</text:span><text:span text:style-name="T114"> a{ </text:span><text:span text:style-name="T120"><text:s/>csl_port</text:span><text:span text:style-name="T114"> x(input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22"><text:s text:c="2"/></text:span><text:span text:style-name="T122">a () {} <text:s/>}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20">csl_unit</text:span><text:span text:style-name="T114"> b{ <text:s/></text:span><text:span text:style-name="T120">csl_port</text:span><text:span text:style-name="T114"> x(input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14"><text:s text:c="2"/></text:span><text:span text:style-name="T120">csl_signal</text:span><text:span text:style-name="T114"> z(wire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14"><text:s text:c="2"/></text:span><text:span text:style-name="T114">a a0,a1(.x(z)),a2;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22"><text:s text:c="2"/></text:span><text:span text:style-name="T122">b () { </text:span><text:span text:style-name="T114">a1</text:span><text:span text:style-name="T113">.set_auto_router(</text:span><text:span text:style-name="T114">off</text:span><text:span text:style-name="T113">); <text:s/></text:span><text:span text:style-name="T122">} <text:s/>}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20">csl_unit</text:span><text:span text:style-name="T114"> c{ <text:s/></text:span><text:span text:style-name="T120">csl_port</text:span><text:span text:style-name="T114"> x(output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22"><text:s text:c="2"/></text:span><text:span text:style-name="T122">c () {} <text:s/>}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20">csl_unit</text:span><text:span text:style-name="T114"> top{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14"><text:s text:c="2"/></text:span><text:span text:style-name="T114">b b0; c c0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14"><text:s text:c="2"/></text:span><text:span text:style-name="T120">csl_signal</text:span><text:span text:style-name="T114"> x(wire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22"><text:s text:c="2"/></text:span><text:span text:style-name="T122">top (){ </text:span><text:span text:style-name="T113">} }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66" presentation:class="page"/>
          <draw:frame presentation:style-name="pr3" draw:text-style-name="P4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67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4" draw:text-style-name="P4" draw:layer="layout" svg:width="18.66cm" svg:height="3.65cm" svg:x="7.229cm" svg:y="0.975cm" presentation:class="title" presentation:placeholder="true">
          <draw:text-box/>
        </draw:frame>
        <draw:frame presentation:style-name="pr64" draw:text-style-name="P79" draw:layer="layout" svg:width="22.209cm" svg:height="15.341cm" svg:x="5.454cm" svg:y="4.62cm" presentation:class="subtitle">
          <draw:text-box>
            <text:list text:style-name="L3">
              <text:list-item>
                <text:list>
                  <text:list-item>
                    <text:p text:style-name="P32"><text:span text:style-name="T123">//no need to specifically turn on the aut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23">//router on a0 and a2 since it is on by defaul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67" presentation:class="page"/>
          <draw:frame presentation:style-name="pr3" draw:text-style-name="P4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68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4" draw:text-style-name="P4" draw:layer="layout" svg:width="18.66cm" svg:height="3.65cm" svg:x="6.985cm" svg:y="0.635cm" presentation:class="title" presentation:user-transformed="true">
          <draw:text-box>
            <text:p text:style-name="P4">Generated Verilog code</text:p>
          </draw:text-box>
        </draw:frame>
        <draw:frame presentation:style-name="pr65" draw:text-style-name="P80" draw:layer="layout" svg:width="22.216cm" svg:height="15.337cm" svg:x="5.456cm" svg:y="4.619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32"><text:span text:style-name="T124">module </text:span><text:span text:style-name="T125">top</text:span><text:span text:style-name="T124">(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24"><text:s text:c="2"/></text:span><text:span text:style-name="T124">wire </text:span><text:span text:style-name="T125">y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25"><text:s text:c="2"/></text:span><text:span text:style-name="T125">b b0(.x(y)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25"><text:s text:c="2"/></text:span><text:span text:style-name="T125">c c0(.x(y)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24">endmodu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24">module </text:span><text:span text:style-name="T125">c</text:span><text:span text:style-name="T124">(</text:span><text:span text:style-name="T125">x</text:span><text:span text:style-name="T124">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24"><text:s text:c="2"/></text:span><text:span text:style-name="T124">output </text:span><text:span text:style-name="T125">x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24">endmodu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24">module </text:span><text:span text:style-name="T125">b</text:span><text:span text:style-name="T124">(</text:span><text:span text:style-name="T125">x</text:span><text:span text:style-name="T124">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24"><text:s text:c="2"/></text:span><text:span text:style-name="T124">input </text:span><text:span text:style-name="T125">x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24"><text:s text:c="2"/></text:span><text:span text:style-name="T124">wire </text:span><text:span text:style-name="T125">z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25"><text:s text:c="2"/></text:span><text:span text:style-name="T125">a a0(.x(x)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25"><text:s text:c="2"/></text:span><text:span text:style-name="T125">a a1(.x(z)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26"><text:s text:c="2"/></text:span><text:span text:style-name="T126">a a2(.x(x)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24">endmodu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24">module </text:span><text:span text:style-name="T125">a(x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24"><text:s text:c="2"/></text:span><text:span text:style-name="T124">input </text:span><text:span text:style-name="T125">x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24">endmodu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68" presentation:class="page"/>
          <draw:frame presentation:style-name="pr3" draw:text-style-name="P4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69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18" draw:text-style-name="P4" draw:layer="layout" svg:width="18.666cm" svg:height="3.398cm" svg:x="6.985cm" svg:y="0.635cm" presentation:class="title" presentation:user-transformed="true">
          <draw:text-box>
            <text:p text:style-name="P4">Generated Verilog code</text:p>
          </draw:text-box>
        </draw:frame>
        <draw:frame presentation:style-name="pr19" draw:text-style-name="P4" draw:layer="layout" svg:width="22.216cm" svg:height="15.086cm" svg:x="5.455cm" svg:y="4.743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32"><text:span text:style-name="T124">module </text:span><text:span text:style-name="T125">top</text:span><text:span text:style-name="T124">(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24"><text:s text:c="2"/></text:span><text:span text:style-name="T124">wire x</text:span><text:span text:style-name="T125">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25"><text:s text:c="2"/></text:span><text:span text:style-name="T125">b b0(.x(x)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25"><text:s text:c="2"/></text:span><text:span text:style-name="T125">c c0(.x(x)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24">endmodu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24">module </text:span><text:span text:style-name="T125">c</text:span><text:span text:style-name="T124">(</text:span><text:span text:style-name="T125">x</text:span><text:span text:style-name="T124">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24"><text:s text:c="2"/></text:span><text:span text:style-name="T124">output </text:span><text:span text:style-name="T125">x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24">endmodu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24">module </text:span><text:span text:style-name="T125">b</text:span><text:span text:style-name="T124">(</text:span><text:span text:style-name="T125">x</text:span><text:span text:style-name="T124">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24"><text:s text:c="2"/></text:span><text:span text:style-name="T124">input </text:span><text:span text:style-name="T125">x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24"><text:s text:c="2"/></text:span><text:span text:style-name="T124">wire </text:span><text:span text:style-name="T125">z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25"><text:s text:c="2"/></text:span><text:span text:style-name="T125">a a0(.x(x)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25"><text:s text:c="2"/></text:span><text:span text:style-name="T125">a a1(.x(z)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26"><text:s text:c="2"/></text:span><text:span text:style-name="T126">a a2(.x(x)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24">endmodu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24">module </text:span><text:span text:style-name="T125">a(x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24"><text:s text:c="2"/></text:span><text:span text:style-name="T124">input </text:span><text:span text:style-name="T125">x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24">endmodu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69" presentation:class="page"/>
          <draw:frame presentation:style-name="pr3" draw:text-style-name="P4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70" draw:style-name="dp1" draw:master-page-name="fpl_5f_presentation_5f_template" presentation:presentation-page-layout-name="AL1T19" presentation:use-footer-name="ftr1" presentation:use-date-time-name="dtd1">
        <office:forms form:automatic-focus="false" form:apply-design-mode="false"/>
        <draw:frame presentation:style-name="pr4" draw:text-style-name="P4" draw:layer="layout" svg:width="18.66cm" svg:height="3.65cm" svg:x="7.229cm" svg:y="0.975cm" presentation:class="title">
          <draw:text-box>
            <text:p text:style-name="P4">1<text:span text:style-name="T127">st</text:span> variant</text:p>
          </draw:text-box>
        </draw:frame>
        <draw:custom-shape draw:style-name="gr22" draw:text-style-name="P75" draw:layer="layout" svg:width="15.242cm" svg:height="8.942cm" svg:x="6.852cm" svg:y="7.371cm">
          <text:p text:style-name="P4"/>
          <draw:enhanced-geometry svg:viewBox="0 0 21600 21600" draw:type="rectangle" draw:enhanced-path="M 0 0 L 21600 0 21600 21600 0 21600 0 0 Z N"/>
        </draw:custom-shape>
        <draw:custom-shape draw:style-name="gr23" draw:text-style-name="P75" draw:layer="layout" svg:width="13.008cm" svg:height="3.917cm" svg:x="8.055cm" svg:y="8.203cm">
          <text:p text:style-name="P4"/>
          <draw:enhanced-geometry svg:viewBox="0 0 21600 21600" draw:type="rectangle" draw:enhanced-path="M 0 0 L 21600 0 21600 21600 0 21600 0 0 Z N"/>
        </draw:custom-shape>
        <draw:custom-shape draw:style-name="gr24" draw:text-style-name="P75" draw:layer="layout" svg:width="3.228cm" svg:height="2.037cm" svg:x="9.014cm" svg:y="8.811cm">
          <text:p text:style-name="P4"/>
          <draw:enhanced-geometry svg:viewBox="0 0 21600 21600" draw:type="rectangle" draw:enhanced-path="M 0 0 L 21600 0 21600 21600 0 21600 0 0 Z N"/>
        </draw:custom-shape>
        <draw:custom-shape draw:style-name="gr24" draw:text-style-name="P75" draw:layer="layout" svg:width="3.228cm" svg:height="2.063cm" svg:x="13.014cm" svg:y="8.812cm">
          <text:p text:style-name="P4"/>
          <draw:enhanced-geometry svg:viewBox="0 0 21600 21600" draw:type="rectangle" draw:enhanced-path="M 0 0 L 21600 0 21600 21600 0 21600 0 0 Z N"/>
        </draw:custom-shape>
        <draw:custom-shape draw:style-name="gr24" draw:text-style-name="P75" draw:layer="layout" svg:width="3.228cm" svg:height="2.062cm" svg:x="17.014cm" svg:y="8.813cm">
          <text:p text:style-name="P4"/>
          <draw:enhanced-geometry svg:viewBox="0 0 21600 21600" draw:type="rectangle" draw:enhanced-path="M 0 0 L 21600 0 21600 21600 0 21600 0 0 Z N"/>
        </draw:custom-shape>
        <draw:frame draw:style-name="gr25" draw:text-style-name="P76" draw:layer="layout" svg:width="1.376cm" svg:height="0.729cm" svg:x="6.827cm" svg:y="7.435cm">
          <draw:text-box>
            <text:p text:style-name="P4"><text:span text:style-name="T109">top</text:span></text:p>
          </draw:text-box>
        </draw:frame>
        <draw:frame draw:style-name="gr25" draw:text-style-name="P76" draw:layer="layout" svg:width="1.085cm" svg:height="0.729cm" svg:x="8.045cm" svg:y="8.254cm">
          <draw:text-box>
            <text:p text:style-name="P4"><text:span text:style-name="T109">b0</text:span></text:p>
          </draw:text-box>
        </draw:frame>
        <draw:frame draw:style-name="gr25" draw:text-style-name="P76" draw:layer="layout" svg:width="1.058cm" svg:height="0.729cm" svg:x="12.252cm" svg:y="12.7cm">
          <draw:text-box>
            <text:p text:style-name="P4"><text:span text:style-name="T109">c0</text:span></text:p>
          </draw:text-box>
        </draw:frame>
        <draw:frame draw:style-name="gr25" draw:text-style-name="P76" draw:layer="layout" svg:width="0.688cm" svg:height="0.729cm" svg:x="14.475cm" svg:y="12.804cm">
          <draw:text-box>
            <text:p text:style-name="P4"><text:span text:style-name="T109">x</text:span></text:p>
          </draw:text-box>
        </draw:frame>
        <draw:frame draw:style-name="gr25" draw:text-style-name="P76" draw:layer="layout" svg:width="0.688cm" svg:height="0.729cm" svg:x="8.406cm" svg:y="11.349cm">
          <draw:text-box>
            <text:p text:style-name="P4"><text:span text:style-name="T109">z</text:span></text:p>
          </draw:text-box>
        </draw:frame>
        <draw:frame draw:style-name="gr31" draw:text-style-name="P76" draw:layer="layout" svg:width="3.633cm" svg:height="2.163cm" svg:x="8.883cm" svg:y="8.809cm">
          <draw:text-box>
            <text:p text:style-name="P4"><text:span text:style-name="T109">a0</text:span></text:p>
            <text:p text:style-name="P4"><text:span text:style-name="T128">autorouter(on)</text:span></text:p>
            <text:p text:style-name="P4"><text:span text:style-name="T109"/></text:p>
            <text:p text:style-name="P4"><text:span text:style-name="T109"><text:s text:c="14"/></text:span><text:span text:style-name="T109">x</text:span></text:p>
          </draw:text-box>
        </draw:frame>
        <draw:frame draw:style-name="gr31" draw:text-style-name="P76" draw:layer="layout" svg:width="3.681cm" svg:height="2.163cm" svg:x="12.883cm" svg:y="8.81cm">
          <draw:text-box>
            <text:p text:style-name="P4"><text:span text:style-name="T109">a1</text:span></text:p>
            <text:p text:style-name="P4"><text:span text:style-name="T128">autorouter(off)</text:span></text:p>
            <text:p text:style-name="P4"><text:span text:style-name="T109"/></text:p>
            <text:p text:style-name="P4"><text:span text:style-name="T109"><text:s text:c="13"/></text:span><text:span text:style-name="T109">x</text:span></text:p>
          </draw:text-box>
        </draw:frame>
        <draw:frame draw:style-name="gr31" draw:text-style-name="P76" draw:layer="layout" svg:width="3.729cm" svg:height="2.163cm" svg:x="16.883cm" svg:y="8.811cm">
          <draw:text-box>
            <text:p text:style-name="P4"><text:span text:style-name="T109">a2</text:span></text:p>
            <text:p text:style-name="P4"><text:span text:style-name="T128">autorouter(on)</text:span></text:p>
            <text:p text:style-name="P4"><text:span text:style-name="T109"/></text:p>
            <text:p text:style-name="P4"><text:span text:style-name="T109"><text:s text:c="14"/></text:span><text:span text:style-name="T109">x</text:span></text:p>
          </draw:text-box>
        </draw:frame>
        <draw:line draw:style-name="gr30" draw:text-style-name="P75" draw:layer="layout" svg:x1="10.611cm" svg:y1="10.848cm" svg:x2="10.611cm" svg:y2="10.346cm">
          <text:p text:style-name="P4"/>
        </draw:line>
        <draw:line draw:style-name="gr30" draw:text-style-name="P75" draw:layer="layout" svg:x1="14.511cm" svg:y1="10.848cm" svg:x2="14.511cm" svg:y2="10.346cm">
          <text:p text:style-name="P4"/>
        </draw:line>
        <draw:line draw:style-name="gr30" draw:text-style-name="P75" draw:layer="layout" svg:x1="18.611cm" svg:y1="10.848cm" svg:x2="18.611cm" svg:y2="10.346cm">
          <text:p text:style-name="P4"/>
        </draw:line>
        <draw:custom-shape draw:style-name="gr32" draw:text-style-name="P81" draw:layer="layout" svg:width="4.582cm" svg:height="2.405cm" svg:x="12.326cm" svg:y="12.755cm">
          <text:p text:style-name="P4"><text:span text:style-name="T129">autorouter(on)</text:span></text:p>
          <draw:enhanced-geometry svg:viewBox="0 0 21600 21600" draw:type="rectangle" draw:enhanced-path="M 0 0 L 21600 0 21600 21600 0 21600 0 0 Z N"/>
        </draw:custom-shape>
        <draw:line draw:style-name="gr30" draw:text-style-name="P75" draw:layer="layout" svg:x1="14.553cm" svg:y1="13.414cm" svg:x2="14.553cm" svg:y2="12.753cm">
          <text:p text:style-name="P4"/>
        </draw:line>
        <draw:frame draw:style-name="gr25" draw:text-style-name="P76" draw:layer="layout" svg:width="0.688cm" svg:height="0.729cm" svg:x="14.421cm" svg:y="12.789cm">
          <draw:text-box>
            <text:p text:style-name="P4"><text:span text:style-name="T109">x</text:span></text:p>
          </draw:text-box>
        </draw:frame>
        <draw:frame draw:style-name="gr25" draw:text-style-name="P76" draw:layer="layout" svg:width="1.085cm" svg:height="0.729cm" svg:x="12.279cm" svg:y="12.725cm">
          <draw:text-box>
            <text:p text:style-name="P4"><text:span text:style-name="T109">c0</text:span></text:p>
          </draw:text-box>
        </draw:frame>
        <draw:frame draw:style-name="gr33" draw:text-style-name="P82" draw:layer="layout" svg:width="3.194cm" svg:height="0.73cm" svg:x="7.151cm" svg:y="15.159cm">
          <draw:text-box>
            <text:p text:style-name="P4"><text:span text:style-name="T129">autorouter(on)</text:span></text:p>
          </draw:text-box>
        </draw:frame>
        <draw:connector draw:style-name="gr34" draw:text-style-name="P56" draw:layer="layout" draw:line-skew="-0.176cm" svg:x1="9.072cm" svg:y1="11.799cm" svg:x2="9.639cm" svg:y2="11.394cm">
          <text:p text:style-name="P4"/>
        </draw:connector>
        <presentation:notes draw:style-name="dp2">
          <draw:page-thumbnail draw:style-name="gr1" draw:layer="layout" svg:width="13.877cm" svg:height="11.093cm" svg:x="3.577cm" svg:y="2.247cm" draw:page-number="70" presentation:class="page"/>
          <draw:frame presentation:style-name="pr3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71" draw:style-name="dp1" draw:master-page-name="fpl_5f_presentation_5f_template" presentation:presentation-page-layout-name="AL1T19" presentation:use-footer-name="ftr1" presentation:use-date-time-name="dtd1">
        <office:forms form:automatic-focus="false" form:apply-design-mode="false"/>
        <draw:frame presentation:style-name="pr66" draw:text-style-name="P4" draw:layer="layout" svg:width="25.823cm" svg:height="3.008cm" svg:x="2.479cm" svg:y="0.528cm" presentation:class="title" presentation:user-transformed="true">
          <draw:text-box>
            <text:p text:style-name="P4">Selective autorouting: before routing </text:p>
          </draw:text-box>
        </draw:frame>
        <draw:custom-shape draw:style-name="gr22" draw:text-style-name="P75" draw:layer="layout" svg:width="15.242cm" svg:height="8.942cm" svg:x="6.852cm" svg:y="7.371cm">
          <text:p text:style-name="P4"/>
          <draw:enhanced-geometry svg:viewBox="0 0 21600 21600" draw:type="rectangle" draw:enhanced-path="M 0 0 L 21600 0 21600 21600 0 21600 0 0 Z N"/>
        </draw:custom-shape>
        <draw:custom-shape draw:style-name="gr23" draw:text-style-name="P75" draw:layer="layout" svg:width="13.008cm" svg:height="3.917cm" svg:x="8.055cm" svg:y="8.203cm">
          <text:p text:style-name="P4"/>
          <draw:enhanced-geometry svg:viewBox="0 0 21600 21600" draw:type="rectangle" draw:enhanced-path="M 0 0 L 21600 0 21600 21600 0 21600 0 0 Z N"/>
        </draw:custom-shape>
        <draw:custom-shape draw:style-name="gr24" draw:text-style-name="P75" draw:layer="layout" svg:width="3.228cm" svg:height="2.037cm" svg:x="9.014cm" svg:y="8.811cm">
          <text:p text:style-name="P4"/>
          <draw:enhanced-geometry svg:viewBox="0 0 21600 21600" draw:type="rectangle" draw:enhanced-path="M 0 0 L 21600 0 21600 21600 0 21600 0 0 Z N"/>
        </draw:custom-shape>
        <draw:custom-shape draw:style-name="gr24" draw:text-style-name="P75" draw:layer="layout" svg:width="3.228cm" svg:height="2.063cm" svg:x="13.014cm" svg:y="8.812cm">
          <text:p text:style-name="P4"/>
          <draw:enhanced-geometry svg:viewBox="0 0 21600 21600" draw:type="rectangle" draw:enhanced-path="M 0 0 L 21600 0 21600 21600 0 21600 0 0 Z N"/>
        </draw:custom-shape>
        <draw:custom-shape draw:style-name="gr24" draw:text-style-name="P75" draw:layer="layout" svg:width="3.228cm" svg:height="2.062cm" svg:x="17.014cm" svg:y="8.813cm">
          <text:p text:style-name="P4"/>
          <draw:enhanced-geometry svg:viewBox="0 0 21600 21600" draw:type="rectangle" draw:enhanced-path="M 0 0 L 21600 0 21600 21600 0 21600 0 0 Z N"/>
        </draw:custom-shape>
        <draw:frame draw:style-name="gr25" draw:text-style-name="P76" draw:layer="layout" svg:width="1.376cm" svg:height="0.729cm" svg:x="6.827cm" svg:y="7.435cm">
          <draw:text-box>
            <text:p text:style-name="P4"><text:span text:style-name="T109">top</text:span></text:p>
          </draw:text-box>
        </draw:frame>
        <draw:frame draw:style-name="gr25" draw:text-style-name="P76" draw:layer="layout" svg:width="1.085cm" svg:height="0.729cm" svg:x="8.045cm" svg:y="8.254cm">
          <draw:text-box>
            <text:p text:style-name="P4"><text:span text:style-name="T109">b0</text:span></text:p>
          </draw:text-box>
        </draw:frame>
        <draw:frame draw:style-name="gr25" draw:text-style-name="P76" draw:layer="layout" svg:width="1.058cm" svg:height="0.729cm" svg:x="12.252cm" svg:y="12.7cm">
          <draw:text-box>
            <text:p text:style-name="P4"><text:span text:style-name="T109">c0</text:span></text:p>
          </draw:text-box>
        </draw:frame>
        <draw:frame draw:style-name="gr25" draw:text-style-name="P76" draw:layer="layout" svg:width="0.688cm" svg:height="0.729cm" svg:x="14.475cm" svg:y="12.804cm">
          <draw:text-box>
            <text:p text:style-name="P4"><text:span text:style-name="T109">x</text:span></text:p>
          </draw:text-box>
        </draw:frame>
        <draw:frame draw:style-name="gr25" draw:text-style-name="P76" draw:layer="layout" svg:width="0.688cm" svg:height="0.729cm" svg:x="8.865cm" svg:y="11.349cm">
          <draw:text-box>
            <text:p text:style-name="P4"><text:span text:style-name="T109">z</text:span></text:p>
          </draw:text-box>
        </draw:frame>
        <draw:frame draw:style-name="gr31" draw:text-style-name="P76" draw:layer="layout" svg:width="3.633cm" svg:height="2.163cm" svg:x="8.883cm" svg:y="8.809cm">
          <draw:text-box>
            <text:p text:style-name="P4"><text:span text:style-name="T109">a0</text:span></text:p>
            <text:p text:style-name="P4"><text:span text:style-name="T128"/></text:p>
            <text:p text:style-name="P4"><text:span text:style-name="T109"/></text:p>
            <text:p text:style-name="P4"><text:span text:style-name="T109"><text:s text:c="14"/></text:span><text:span text:style-name="T109">x</text:span></text:p>
          </draw:text-box>
        </draw:frame>
        <draw:frame draw:style-name="gr31" draw:text-style-name="P76" draw:layer="layout" svg:width="3.681cm" svg:height="2.163cm" svg:x="12.883cm" svg:y="8.81cm">
          <draw:text-box>
            <text:p text:style-name="P4"><text:span text:style-name="T109">a1</text:span></text:p>
            <text:p text:style-name="P4"><text:span text:style-name="T128"/></text:p>
            <text:p text:style-name="P4"><text:span text:style-name="T109"/></text:p>
            <text:p text:style-name="P4"><text:span text:style-name="T109"><text:s text:c="13"/></text:span><text:span text:style-name="T109">x</text:span></text:p>
          </draw:text-box>
        </draw:frame>
        <draw:frame draw:style-name="gr31" draw:text-style-name="P76" draw:layer="layout" svg:width="3.729cm" svg:height="2.163cm" svg:x="16.883cm" svg:y="8.811cm">
          <draw:text-box>
            <text:p text:style-name="P4"><text:span text:style-name="T109">a2</text:span></text:p>
            <text:p text:style-name="P4"><text:span text:style-name="T128"/></text:p>
            <text:p text:style-name="P4"><text:span text:style-name="T109"/></text:p>
            <text:p text:style-name="P4"><text:span text:style-name="T109"><text:s text:c="14"/></text:span><text:span text:style-name="T109">x</text:span></text:p>
          </draw:text-box>
        </draw:frame>
        <draw:line draw:style-name="gr30" draw:text-style-name="P75" draw:layer="layout" svg:x1="10.611cm" svg:y1="10.848cm" svg:x2="10.611cm" svg:y2="10.346cm">
          <text:p text:style-name="P4"/>
        </draw:line>
        <draw:line draw:style-name="gr30" draw:text-style-name="P75" draw:layer="layout" svg:x1="14.511cm" svg:y1="10.848cm" svg:x2="14.511cm" svg:y2="10.346cm">
          <text:p text:style-name="P4"/>
        </draw:line>
        <draw:line draw:style-name="gr30" draw:text-style-name="P75" draw:layer="layout" svg:x1="18.611cm" svg:y1="10.848cm" svg:x2="18.611cm" svg:y2="10.346cm">
          <text:p text:style-name="P4"/>
        </draw:line>
        <draw:line draw:style-name="gr35" draw:text-style-name="P75" draw:layer="layout" svg:x1="8.997cm" svg:y1="11.06cm" svg:x2="8.997cm" svg:y2="11.921cm">
          <text:p text:style-name="P4"/>
        </draw:line>
        <draw:custom-shape draw:style-name="gr23" draw:text-style-name="P75" draw:layer="layout" svg:width="4.582cm" svg:height="2.405cm" svg:x="12.326cm" svg:y="12.755cm">
          <text:p text:style-name="P4"/>
          <draw:enhanced-geometry svg:viewBox="0 0 21600 21600" draw:type="rectangle" draw:enhanced-path="M 0 0 L 21600 0 21600 21600 0 21600 0 0 Z N"/>
        </draw:custom-shape>
        <draw:line draw:style-name="gr30" draw:text-style-name="P75" draw:layer="layout" svg:x1="14.553cm" svg:y1="13.414cm" svg:x2="14.553cm" svg:y2="12.753cm">
          <text:p text:style-name="P4"/>
        </draw:line>
        <draw:frame draw:style-name="gr25" draw:text-style-name="P76" draw:layer="layout" svg:width="0.688cm" svg:height="0.729cm" svg:x="14.421cm" svg:y="12.789cm">
          <draw:text-box>
            <text:p text:style-name="P4"><text:span text:style-name="T109">x</text:span></text:p>
          </draw:text-box>
        </draw:frame>
        <draw:frame draw:style-name="gr25" draw:text-style-name="P76" draw:layer="layout" svg:width="1.085cm" svg:height="0.729cm" svg:x="12.279cm" svg:y="12.725cm">
          <draw:text-box>
            <text:p text:style-name="P4"><text:span text:style-name="T109">c0</text:span></text:p>
          </draw:text-box>
        </draw:frame>
        <draw:g>
          <draw:custom-shape draw:style-name="gr36" draw:text-style-name="P56" draw:layer="layout" svg:width="0.624cm" svg:height="0.397cm" draw:transform="rotate (1.5707963267946) translate (11.804cm 10.532cm)">
            <text:p text:style-name="P4"/>
  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  </draw:custom-shape>
          <draw:line draw:style-name="gr5" draw:text-style-name="P56" draw:layer="layout" svg:x1="11.804cm" svg:y1="9.908cm" svg:x2="11.804cm" svg:y2="10.82cm">
            <text:p text:style-name="P4"/>
          </draw:line>
        </draw:g>
        <draw:g>
          <draw:custom-shape draw:style-name="gr37" draw:text-style-name="P56" draw:layer="layout" svg:width="0.624cm" svg:height="0.397cm" draw:transform="rotate (1.5707963267946) translate (15.834cm 10.573cm)">
            <text:p text:style-name="P4"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  <draw:line draw:style-name="gr5" draw:text-style-name="P56" draw:layer="layout" svg:x1="15.834cm" svg:y1="9.949cm" svg:x2="15.834cm" svg:y2="10.861cm">
            <text:p text:style-name="P4"/>
          </draw:line>
        </draw:g>
        <draw:g>
          <draw:custom-shape draw:style-name="gr36" draw:text-style-name="P56" draw:layer="layout" svg:width="0.624cm" svg:height="0.397cm" draw:transform="rotate (1.5707963267946) translate (19.823cm 10.553cm)">
            <text:p text:style-name="P4"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  <draw:line draw:style-name="gr5" draw:text-style-name="P56" draw:layer="layout" svg:x1="19.823cm" svg:y1="9.929cm" svg:x2="19.823cm" svg:y2="10.841cm">
            <text:p text:style-name="P4"/>
          </draw:line>
        </draw:g>
        <draw:g>
          <draw:custom-shape draw:style-name="gr36" draw:text-style-name="P56" draw:layer="layout" svg:width="0.624cm" svg:height="0.397cm" draw:transform="rotate (1.5707963267946) translate (16.269cm 14.749cm)">
            <text:p text:style-name="P4"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  <draw:line draw:style-name="gr5" draw:text-style-name="P56" draw:layer="layout" svg:x1="16.269cm" svg:y1="14.125cm" svg:x2="16.269cm" svg:y2="15.037cm">
            <text:p text:style-name="P4"/>
          </draw:line>
        </draw:g>
        <draw:g>
          <draw:custom-shape draw:style-name="gr36" draw:text-style-name="P56" draw:layer="layout" svg:width="0.624cm" svg:height="0.397cm" draw:transform="rotate (1.5707963267946) translate (2.265cm 4.996cm)">
            <text:p text:style-name="P4"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  <draw:line draw:style-name="gr5" draw:text-style-name="P56" draw:layer="layout" svg:x1="2.265cm" svg:y1="4.372cm" svg:x2="2.265cm" svg:y2="5.284cm">
            <text:p text:style-name="P4"/>
          </draw:line>
        </draw:g>
        <draw:g>
          <draw:custom-shape draw:style-name="gr37" draw:text-style-name="P56" draw:layer="layout" svg:width="0.624cm" svg:height="0.397cm" draw:transform="rotate (1.5707963267946) translate (2.266cm 6.05cm)">
            <text:p text:style-name="P4"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  <draw:line draw:style-name="gr5" draw:text-style-name="P56" draw:layer="layout" svg:x1="2.266cm" svg:y1="5.426cm" svg:x2="2.266cm" svg:y2="6.338cm">
            <text:p text:style-name="P4"/>
          </draw:line>
        </draw:g>
        <draw:frame draw:style-name="gr38" draw:text-style-name="P83" draw:layer="layout" svg:width="4.512cm" svg:height="0.966cm" svg:x="3.548cm" svg:y="4.131cm">
          <draw:text-box>
            <text:p text:style-name="P4"><text:span text:style-name="T130">autoroute(on)</text:span></text:p>
          </draw:text-box>
        </draw:frame>
        <draw:frame draw:style-name="gr38" draw:text-style-name="P83" draw:layer="layout" svg:width="4.512cm" svg:height="0.966cm" svg:x="3.48cm" svg:y="5.352cm">
          <draw:text-box>
            <text:p text:style-name="P4"><text:span text:style-name="T130">autoroute(off)</text:span></text:p>
          </draw:text-box>
        </draw:frame>
        <draw:g>
          <draw:custom-shape draw:style-name="gr36" draw:text-style-name="P56" draw:layer="layout" svg:width="0.624cm" svg:height="0.397cm" draw:transform="rotate (1.5707963267946) translate (7.553cm 15.564cm)">
            <text:p text:style-name="P4"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  <draw:line draw:style-name="gr5" draw:text-style-name="P56" draw:layer="layout" svg:x1="7.553cm" svg:y1="14.94cm" svg:x2="7.553cm" svg:y2="15.852cm">
            <text:p text:style-name="P4"/>
          </draw:line>
        </draw:g>
        <draw:frame presentation:style-name="pr67" draw:text-style-name="P4" draw:layer="layout" svg:width="6.065cm" svg:height="1.704cm" svg:x="20.31cm" svg:y="3.758cm">
          <draw:text-box>
            <text:p text:style-name="P4">2<text:span text:style-name="T127">nd</text:span> Variant</text:p>
          </draw:text-box>
        </draw:frame>
        <presentation:notes draw:style-name="dp2">
          <draw:page-thumbnail draw:style-name="gr1" draw:layer="layout" svg:width="13.877cm" svg:height="11.093cm" svg:x="3.577cm" svg:y="2.247cm" draw:page-number="71" presentation:class="page"/>
          <draw:frame presentation:style-name="pr3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72" draw:style-name="dp1" draw:master-page-name="fpl_5f_presentation_5f_template" presentation:presentation-page-layout-name="AL1T19" presentation:use-footer-name="ftr1" presentation:use-date-time-name="dtd1">
        <office:forms form:automatic-focus="false" form:apply-design-mode="false"/>
        <draw:frame presentation:style-name="pr4" draw:text-style-name="P4" draw:layer="layout" svg:width="18.66cm" svg:height="3.65cm" svg:x="7.229cm" svg:y="0.975cm" presentation:class="title">
          <draw:text-box>
            <text:p text:style-name="P4">Selective autorouting: after autorouting</text:p>
          </draw:text-box>
        </draw:frame>
        <draw:custom-shape draw:style-name="gr22" draw:text-style-name="P75" draw:layer="layout" svg:width="15.242cm" svg:height="8.942cm" svg:x="5.908cm" svg:y="6.755cm">
          <text:p text:style-name="P4"/>
          <draw:enhanced-geometry svg:viewBox="0 0 21600 21600" draw:type="rectangle" draw:enhanced-path="M 0 0 L 21600 0 21600 21600 0 21600 0 0 Z N"/>
        </draw:custom-shape>
        <draw:custom-shape draw:style-name="gr23" draw:text-style-name="P75" draw:layer="layout" svg:width="13.008cm" svg:height="4.042cm" svg:x="7.156cm" svg:y="7.594cm">
          <text:p text:style-name="P4"/>
          <draw:enhanced-geometry svg:viewBox="0 0 21600 21600" draw:type="rectangle" draw:enhanced-path="M 0 0 L 21600 0 21600 21600 0 21600 0 0 Z N"/>
        </draw:custom-shape>
        <draw:custom-shape draw:style-name="gr24" draw:text-style-name="P75" draw:layer="layout" svg:width="3.228cm" svg:height="2.037cm" svg:x="8.115cm" svg:y="8.202cm">
          <text:p text:style-name="P4"/>
          <draw:enhanced-geometry svg:viewBox="0 0 21600 21600" draw:type="rectangle" draw:enhanced-path="M 0 0 L 21600 0 21600 21600 0 21600 0 0 Z N"/>
        </draw:custom-shape>
        <draw:custom-shape draw:style-name="gr24" draw:text-style-name="P75" draw:layer="layout" svg:width="3.228cm" svg:height="2.063cm" svg:x="12.115cm" svg:y="8.203cm">
          <text:p text:style-name="P4"/>
          <draw:enhanced-geometry svg:viewBox="0 0 21600 21600" draw:type="rectangle" draw:enhanced-path="M 0 0 L 21600 0 21600 21600 0 21600 0 0 Z N"/>
        </draw:custom-shape>
        <draw:custom-shape draw:style-name="gr24" draw:text-style-name="P75" draw:layer="layout" svg:width="3.228cm" svg:height="2.062cm" svg:x="16.115cm" svg:y="8.204cm">
          <text:p text:style-name="P4"/>
          <draw:enhanced-geometry svg:viewBox="0 0 21600 21600" draw:type="rectangle" draw:enhanced-path="M 0 0 L 21600 0 21600 21600 0 21600 0 0 Z N"/>
        </draw:custom-shape>
        <draw:frame draw:style-name="gr25" draw:text-style-name="P76" draw:layer="layout" svg:width="1.376cm" svg:height="0.729cm" svg:x="5.928cm" svg:y="6.826cm">
          <draw:text-box>
            <text:p text:style-name="P4"><text:span text:style-name="T109">top</text:span></text:p>
          </draw:text-box>
        </draw:frame>
        <draw:frame draw:style-name="gr25" draw:text-style-name="P76" draw:layer="layout" svg:width="1.085cm" svg:height="0.729cm" svg:x="7.146cm" svg:y="7.645cm">
          <draw:text-box>
            <text:p text:style-name="P4"><text:span text:style-name="T109">b0</text:span></text:p>
          </draw:text-box>
        </draw:frame>
        <draw:frame draw:style-name="gr25" draw:text-style-name="P76" draw:layer="layout" svg:width="1.058cm" svg:height="0.729cm" svg:x="11.353cm" svg:y="12.091cm">
          <draw:text-box>
            <text:p text:style-name="P4"><text:span text:style-name="T109">c0</text:span></text:p>
          </draw:text-box>
        </draw:frame>
        <draw:frame draw:style-name="gr25" draw:text-style-name="P76" draw:layer="layout" svg:width="0.688cm" svg:height="0.729cm" svg:x="13.576cm" svg:y="12.195cm">
          <draw:text-box>
            <text:p text:style-name="P4"><text:span text:style-name="T109">x</text:span></text:p>
          </draw:text-box>
        </draw:frame>
        <draw:frame draw:style-name="gr25" draw:text-style-name="P76" draw:layer="layout" svg:width="0.688cm" svg:height="0.729cm" svg:x="7.966cm" svg:y="10.84cm">
          <draw:text-box>
            <text:p text:style-name="P4"><text:span text:style-name="T109">z</text:span></text:p>
          </draw:text-box>
        </draw:frame>
        <draw:frame draw:style-name="gr31" draw:text-style-name="P76" draw:layer="layout" svg:width="3.633cm" svg:height="2.163cm" svg:x="7.984cm" svg:y="8.2cm">
          <draw:text-box>
            <text:p text:style-name="P4"><text:span text:style-name="T109">a0</text:span></text:p>
            <text:p text:style-name="P4"><text:span text:style-name="T128"/></text:p>
            <text:p text:style-name="P4"><text:span text:style-name="T109"/></text:p>
            <text:p text:style-name="P4"><text:span text:style-name="T109"><text:s text:c="14"/></text:span><text:span text:style-name="T109">x</text:span></text:p>
          </draw:text-box>
        </draw:frame>
        <draw:frame draw:style-name="gr31" draw:text-style-name="P76" draw:layer="layout" svg:width="3.681cm" svg:height="2.163cm" svg:x="11.984cm" svg:y="8.201cm">
          <draw:text-box>
            <text:p text:style-name="P4"><text:span text:style-name="T109">a1</text:span></text:p>
            <text:p text:style-name="P4"><text:span text:style-name="T128"/></text:p>
            <text:p text:style-name="P4"><text:span text:style-name="T109"/></text:p>
            <text:p text:style-name="P4"><text:span text:style-name="T109"><text:s text:c="14"/></text:span><text:span text:style-name="T109">x</text:span></text:p>
          </draw:text-box>
        </draw:frame>
        <draw:frame draw:style-name="gr31" draw:text-style-name="P76" draw:layer="layout" svg:width="3.729cm" svg:height="2.163cm" svg:x="15.984cm" svg:y="8.202cm">
          <draw:text-box>
            <text:p text:style-name="P4"><text:span text:style-name="T109">a2</text:span></text:p>
            <text:p text:style-name="P4"><text:span text:style-name="T128"/></text:p>
            <text:p text:style-name="P4"><text:span text:style-name="T109"/></text:p>
            <text:p text:style-name="P4"><text:span text:style-name="T109"><text:s text:c="14"/></text:span><text:span text:style-name="T109">x</text:span></text:p>
          </draw:text-box>
        </draw:frame>
        <draw:line draw:style-name="gr30" draw:text-style-name="P75" draw:layer="layout" svg:x1="9.712cm" svg:y1="10.951cm" svg:x2="9.712cm" svg:y2="9.737cm">
          <text:p text:style-name="P4"/>
        </draw:line>
        <draw:line draw:style-name="gr30" draw:text-style-name="P75" draw:layer="layout" svg:x1="13.712cm" svg:y1="10.557cm" svg:x2="13.712cm" svg:y2="9.737cm">
          <text:p text:style-name="P4"/>
        </draw:line>
        <draw:line draw:style-name="gr30" draw:text-style-name="P75" draw:layer="layout" svg:x1="17.712cm" svg:y1="10.954cm" svg:x2="17.712cm" svg:y2="9.737cm">
          <text:p text:style-name="P4"/>
        </draw:line>
        <draw:line draw:style-name="gr35" draw:text-style-name="P75" draw:layer="layout" svg:x1="8.098cm" svg:y1="10.557cm" svg:x2="8.098cm" svg:y2="11.38cm">
          <text:p text:style-name="P4"/>
        </draw:line>
        <draw:custom-shape draw:style-name="gr23" draw:text-style-name="P75" draw:layer="layout" svg:width="4.582cm" svg:height="2.405cm" svg:x="11.427cm" svg:y="12.146cm">
          <text:p text:style-name="P4"/>
          <draw:enhanced-geometry svg:viewBox="0 0 21600 21600" draw:type="rectangle" draw:enhanced-path="M 0 0 L 21600 0 21600 21600 0 21600 0 0 Z N"/>
        </draw:custom-shape>
        <draw:line draw:style-name="gr30" draw:text-style-name="P75" draw:layer="layout" svg:x1="13.654cm" svg:y1="12.805cm" svg:x2="13.654cm" svg:y2="12.144cm">
          <text:p text:style-name="P4"/>
        </draw:line>
        <draw:frame draw:style-name="gr25" draw:text-style-name="P76" draw:layer="layout" svg:width="0.688cm" svg:height="0.729cm" svg:x="13.522cm" svg:y="12.18cm">
          <draw:text-box>
            <text:p text:style-name="P4"><text:span text:style-name="T109">x</text:span></text:p>
          </draw:text-box>
        </draw:frame>
        <draw:frame draw:style-name="gr25" draw:text-style-name="P76" draw:layer="layout" svg:width="1.085cm" svg:height="0.729cm" svg:x="11.38cm" svg:y="12.116cm">
          <draw:text-box>
            <text:p text:style-name="P4"><text:span text:style-name="T109">c0</text:span></text:p>
          </draw:text-box>
        </draw:frame>
        <draw:line draw:style-name="gr35" draw:text-style-name="P75" draw:layer="layout" svg:x1="8.097cm" svg:y1="10.557cm" svg:x2="13.706cm" svg:y2="10.557cm">
          <text:p text:style-name="P4"/>
        </draw:line>
        <draw:line draw:style-name="gr35" draw:text-style-name="P75" draw:layer="layout" svg:x1="9.712cm" svg:y1="10.96cm" svg:x2="17.701cm" svg:y2="10.96cm">
          <text:p text:style-name="P4"/>
        </draw:line>
        <draw:line draw:style-name="gr30" draw:text-style-name="P75" draw:layer="layout" svg:x1="13.654cm" svg:y1="12.206cm" svg:x2="13.654cm" svg:y2="11.177cm">
          <text:p text:style-name="P4"/>
        </draw:line>
        <draw:line draw:style-name="gr35" draw:text-style-name="P75" draw:layer="layout" svg:x1="13.653cm" svg:y1="11.248cm" svg:x2="13.653cm" svg:y2="10.993cm">
          <text:p text:style-name="P4"/>
        </draw:line>
        <draw:frame draw:style-name="gr25" draw:text-style-name="P76" draw:layer="layout" svg:width="0.688cm" svg:height="0.729cm" svg:x="13.522cm" svg:y="11.08cm">
          <draw:text-box>
            <text:p text:style-name="P4"><text:span text:style-name="T109">x</text:span></text:p>
          </draw:text-box>
        </draw:frame>
        <draw:circle draw:style-name="gr39" draw:text-style-name="P56" draw:layer="layout" svg:width="0.15cm" svg:height="0.15cm" svg:x="13.588cm" svg:y="10.888cm">
          <text:p text:style-name="P4"/>
        </draw:circle>
        <presentation:notes draw:style-name="dp2">
          <office:forms form:automatic-focus="false" form:apply-design-mode="false"/>
          <draw:page-thumbnail draw:style-name="gr1" draw:layer="layout" svg:width="13.877cm" svg:height="11.093cm" svg:x="3.577cm" svg:y="2.247cm" draw:page-number="72" presentation:class="page"/>
          <draw:frame presentation:style-name="pr3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1" draw:display-name="Arrowheads 1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fpl_5f_presentation_5f_template-title" style:display-name="fpl_presentation_template-title" style:family="presentation">
      <style:graphic-properties draw:stroke="none" draw:fill="none" draw:textarea-vertical-align="middle">
        <text:list-style style:name="fpl_5f_5f_5f_presentation_5f_5f_5f_template-title" style:display-name="fpl_5f_presentation_5f_template-title">
          <text:list-level-style-bullet text:level="1" text:bullet-char="•">
            <style:text-properties fo:font-family="Arial" style:font-family-generic="decorative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decorative" style:font-pitch="variable" fo:font-size="36pt" fo:font-style="normal" fo:text-shadow="none" style:text-underline-style="none" fo:font-weight="normal" style:font-family-asian="'Andale Sans UI'" style:font-family-generic-asian="system" style:font-pitch-asian="variable" style:font-size-asian="36pt" style:font-style-asian="normal" style:font-weight-asian="normal" style:font-family-complex="'Andale Sans UI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fpl_5f_presentation_5f_template-subtitle" style:display-name="fpl_presentation_template-subtitle" style:family="presentation">
      <style:graphic-properties draw:stroke="none" draw:fill="none" draw:textarea-vertical-align="middle">
        <text:list-style style:name="fpl_5f_5f_5f_presentation_5f_5f_5f_template-subtitle" style:display-name="fpl_5f_presentation_5f_template-subtitle">
          <text:list-level-style-bullet text:level="1" text:bullet-char="•">
            <style:text-properties fo:font-family="Arial" style:font-family-generic="decorative" style:font-pitch="variable" fo:color="#00ff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decorative" style:font-pitch="variable" fo:color="#0000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decorative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decorative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decorative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'Andale Sans UI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pl_5f_presentation_5f_template-background" style:display-name="fpl_presentation_template-background" style:family="presentation">
      <style:graphic-properties draw:stroke="none" draw:fill="solid" draw:fill-color="#cccccc" draw:fill-image-width="0cm" draw:fill-image-height="0cm" draw:textarea-horizontal-align="center" draw:textarea-vertical-align="middle" draw:shadow="hidden"/>
      <style:paragraph-properties fo:text-align="center"/>
    </style:style>
    <style:style style:name="fpl_5f_presentation_5f_template-backgroundobjects" style:display-name="fpl_presentation_template-backgroundobjects" style:family="presentation">
      <style:graphic-properties draw:shadow="hidden" draw:shadow-offset-x="0.3cm" draw:shadow-offset-y="0.3cm" draw:shadow-color="#808080">
        <text:list-style style:name="fpl_5f_5f_5f_presentation_5f_5f_5f_template-backgroundobjects" style:display-name="fpl_5f_presentation_5f_template-backgroundobjects">
          <text:list-level-style-bullet text:level="1" text:bullet-char="•">
            <style:text-properties fo:font-family="'Times New Roman'" style:font-family-generic="decorative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decorative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decorative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decorative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decorative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fpl_5f_presentation_5f_template-notes" style:display-name="fpl_presentation_template-notes" style:family="presentation">
      <style:graphic-properties draw:stroke="none" draw:fill="none">
        <text:list-style style:name="fpl_5f_5f_5f_presentation_5f_5f_5f_template-notes" style:display-name="fpl_5f_presentation_5f_template-notes">
          <text:list-level-style-bullet text:level="1" text:bullet-char="•">
            <style:text-properties fo:font-family="'Times New Roman'" style:font-family-generic="decorative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decorative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decorative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decorative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decorative" style:font-pitch="variable" fo:font-size="12pt" fo:font-style="normal" fo:text-shadow="none" style:text-underline-style="none" fo:font-weight="normal" style:font-family-asian="'Andale Sans UI'" style:font-family-generic-asian="system" style:font-pitch-asian="variable" style:font-size-asian="12pt" style:font-style-asian="normal" style:font-weight-asian="normal" style:font-family-complex="'Andale Sans UI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fpl_5f_presentation_5f_template-outline1" style:display-name="fpl_presentation_template-outline1" style:family="presentation">
      <style:graphic-properties draw:stroke="none" draw:fill="none">
        <text:list-style style:name="fpl_5f_5f_5f_presentation_5f_5f_5f_template-outline1" style:display-name="fpl_5f_presentation_5f_template-outline1">
          <text:list-level-style-bullet text:level="1" text:bullet-char="•">
            <style:list-level-properties text:min-label-width="0.952cm"/>
            <style:text-properties fo:font-family="StarSymbol" style:font-charset="x-symbol" fo:color="#000000" fo:font-size="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•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•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•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•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•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decorative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'Andale Sans UI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pl_5f_presentation_5f_template-outline2" style:display-name="fpl_presentation_template-outline2" style:family="presentation" style:parent-style-name="fpl_5f_presentation_5f_template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fpl_5f_presentation_5f_template-outline3" style:display-name="fpl_presentation_template-outline3" style:family="presentation" style:parent-style-name="fpl_5f_presentation_5f_template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fpl_5f_presentation_5f_template-outline4" style:display-name="fpl_presentation_template-outline4" style:family="presentation" style:parent-style-name="fpl_5f_presentation_5f_template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pl_5f_presentation_5f_template-outline5" style:display-name="fpl_presentation_template-outline5" style:family="presentation" style:parent-style-name="fpl_5f_presentation_5f_template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pl_5f_presentation_5f_template-outline6" style:display-name="fpl_presentation_template-outline6" style:family="presentation" style:parent-style-name="fpl_5f_presentation_5f_template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pl_5f_presentation_5f_template-outline7" style:display-name="fpl_presentation_template-outline7" style:family="presentation" style:parent-style-name="fpl_5f_presentation_5f_template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pl_5f_presentation_5f_template-outline8" style:display-name="fpl_presentation_template-outline8" style:family="presentation" style:parent-style-name="fpl_5f_presentation_5f_template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pl_5f_presentation_5f_template-outline9" style:display-name="fpl_presentation_template-outline9" style:family="presentation" style:parent-style-name="fpl_5f_presentation_5f_template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solid" draw:fill-color="#cccccc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898cm"/>
    </style:style>
    <style:style style:name="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fpl_5f_presentation_5f_template-outline1">
      <style:graphic-properties draw:fill-color="#ffffff" draw:auto-grow-height="false" fo:min-height="12.573cm"/>
    </style:style>
    <style:style style:name="pr2" style:family="presentation" style:parent-style-name="fpl_5f_presentation_5f_template-backgroundobjects">
      <style:graphic-properties draw:fill-color="#333333" draw:textarea-horizontal-align="center" draw:textarea-vertical-align="middle"/>
    </style:style>
    <style:style style:name="pr3" style:family="presentation" style:parent-style-name="fpl_5f_presentation_5f_template-backgroundobjects" style:list-style-name="L3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fpl_5f_presentation_5f_template-backgroundobjects" style:list-style-name="L3">
      <style:graphic-properties draw:stroke="none" draw:fill="none" draw:fill-color="#bbe0e3" draw:textarea-horizontal-align="justify" draw:textarea-vertical-align="top" draw:auto-grow-height="false" draw:auto-grow-width="false" fo:min-height="1.446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fpl_5f_presentation_5f_template-backgroundobjects" style:list-style-name="L3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fpl_5f_presentation_5f_template-backgroundobjects">
      <style:graphic-properties svg:stroke-color="#c0c0c0" draw:textarea-horizontal-align="center" draw:textarea-vertical-align="middle"/>
    </style:style>
    <style:style style:name="pr7" style:family="presentation" style:parent-style-name="fpl_5f_presentation_5f_template-backgroundobjects">
      <style:graphic-properties draw:stroke="none" draw:fill="none" draw:fill-color="#00cc99" draw:textarea-horizontal-align="justify" draw:textarea-vertical-align="top" draw:auto-grow-height="false" draw:auto-grow-width="false" fo:min-height="1.294cm" fo:min-width="0cm" fo:padding-top="0cm" fo:padding-bottom="0cm" fo:padding-left="0.054cm" fo:padding-right="0.054cm" fo:wrap-option="no-wrap" draw:shadow="hidden" draw:shadow-color="#808080"/>
    </style:style>
    <style:style style:name="pr8" style:family="presentation" style:parent-style-name="fpl_5f_presentation_5f_template-backgroundobjects">
      <style:graphic-properties draw:stroke="none" draw:fill="none" draw:fill-color="#00cc99" draw:textarea-horizontal-align="justify" draw:textarea-vertical-align="bottom" draw:auto-grow-height="false" draw:auto-grow-width="false" fo:min-height="1.294cm" fo:min-width="0cm" fo:padding-top="0cm" fo:padding-bottom="0cm" fo:padding-left="0.054cm" fo:padding-right="0.054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.952cm" fo:margin-right="0cm" text:enable-numbering="true" fo:text-indent="-0.952cm"/>
    </style:style>
    <style:style style:name="P4" style:family="paragraph">
      <style:paragraph-properties fo:margin-left="2.063cm" fo:margin-right="0cm" text:enable-numbering="true" fo:text-indent="-0.793cm"/>
    </style:style>
    <style:style style:name="P5" style:family="paragraph">
      <style:paragraph-properties fo:margin-left="3.175cm" fo:margin-right="0cm" text:enable-numbering="true" fo:text-indent="-0.635cm"/>
    </style:style>
    <style:style style:name="P6" style:family="paragraph">
      <style:paragraph-properties fo:margin-left="4.445cm" fo:margin-right="0cm" text:enable-numbering="true" fo:text-indent="-0.635cm"/>
    </style:style>
    <style:style style:name="P7" style:family="paragraph">
      <style:paragraph-properties fo:margin-left="5.715cm" fo:margin-right="0cm" text:enable-numbering="true" fo:text-indent="-0.635cm"/>
    </style:style>
    <style:style style:name="P8" style:family="paragraph">
      <style:paragraph-properties fo:margin-left="5.4cm" fo:margin-right="0cm" text:enable-numbering="true" fo:text-indent="-0.6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0cm" fo:margin-right="0cm" fo:line-height="100%" text:enable-numbering="false" fo:text-indent="0cm" style:writing-mode="lr-tb"/>
    </style:style>
    <style:style style:name="P11" style:family="paragraph">
      <style:paragraph-properties fo:margin-left="0cm" fo:margin-right="0cm" fo:line-height="100%" fo:text-align="center" text:enable-numbering="false" fo:text-indent="0cm" style:writing-mode="lr-tb"/>
    </style:style>
    <style:style style:name="P12" style:family="paragraph">
      <style:paragraph-properties fo:margin-left="0cm" fo:margin-right="0cm" fo:line-height="100%" fo:text-align="end" text:enable-numbering="false" fo:text-indent="0cm" style:writing-mode="lr-tb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cm" fo:margin-right="0cm" fo:text-indent="0cm"/>
      <style:text-properties fo:color="#c0c0c0" fo:font-size="48pt" fo:font-style="italic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text:enable-numbering="false" fo:text-indent="0cm" style:writing-mode="lr-tb"/>
    </style:style>
    <style:style style:name="P17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family-generic="decorative" style:font-pitch="variable" fo:font-size="14pt" style:font-size-asian="14pt" style:font-size-complex="14pt"/>
    </style:style>
    <style:style style:name="T3" style:family="text">
      <style:text-properties fo:color="#c0c0c0" fo:font-size="48pt" fo:font-style="italic"/>
    </style:style>
    <style:style style:name="T4" style:family="text">
      <style:text-properties fo:font-size="9pt" fo:language="en" fo:country="US" fo:font-style="italic" style:font-size-asian="9pt" style:font-size-complex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decorative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decorative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decorative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decorative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decorative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decorative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decorative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decorative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•">
        <style:text-properties fo:font-family="Arial" style:font-family-generic="decorative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decorative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decorative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decorative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'Times New Roman'" style:font-family-generic="decorative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decorative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decorative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decorative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 draw:page-number="2"/>
      <draw:page-thumbnail draw:layer="backgroundobjects" svg:width="5.939cm" svg:height="4.454cm" svg:x="20.79cm" svg:y="4.02cm" draw:page-number="3"/>
      <draw:page-thumbnail draw:layer="backgroundobjects" svg:width="5.939cm" svg:height="4.454cm" svg:x="2.97cm" svg:y="12.525cm" draw:page-number="4"/>
      <draw:page-thumbnail draw:layer="backgroundobjects" svg:width="5.939cm" svg:height="4.454cm" svg:x="11.88cm" svg:y="12.525cm" draw:page-number="5"/>
      <draw:page-thumbnail draw:layer="backgroundobjects" svg:width="5.939cm" svg:height="4.454cm" svg:x="20.79cm" svg:y="12.525cm" draw:page-number="6"/>
    </style:handout-master>
    <style:master-page style:name="fpl_5f_presentation_5f_template" style:display-name="fpl_presentation_template" style:page-layout-name="PM1" draw:style-name="dp1">
      <office:forms form:automatic-focus="false" form:apply-design-mode="false"/>
      <draw:frame presentation:style-name="fpl_5f_presentation_5f_template-title" draw:layer="backgroundobjects" svg:width="18.666cm" svg:height="3.648cm" svg:x="7.231cm" svg:y="0.974cm" presentation:class="title" presentation:placeholder="true">
        <draw:text-box/>
      </draw:frame>
      <draw:frame presentation:style-name="pr1" draw:text-style-name="P9" draw:layer="backgroundobjects" svg:width="22.216cm" svg:height="15.336cm" svg:x="5.455cm" svg:y="4.618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8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pr2" draw:layer="backgroundobjects" svg:width="4.12cm" svg:height="21cm" svg:x="0cm" svg:y="-0.001cm">
        <text:p text:style-name="P13"/>
      </draw:rect>
      <draw:frame presentation:style-name="pr3" draw:text-style-name="P10" draw:layer="backgroundobjects" svg:width="5.834cm" svg:height="0.747cm" svg:x="5.499cm" svg:y="20.087cm" presentation:class="date-time">
        <draw:text-box>
          <text:p text:style-name="P10"><text:span text:style-name="T2"><presentation:date-time/></text:span></text:p>
        </draw:text-box>
      </draw:frame>
      <draw:frame presentation:style-name="pr4" draw:text-style-name="P11" draw:layer="backgroundobjects" svg:width="13.142cm" svg:height="0.871cm" svg:x="9.665cm" svg:y="20.127cm" presentation:class="footer">
        <draw:text-box>
          <text:p text:style-name="P11"><text:span text:style-name="T2">Copyright © 2008 Fastpath Logic, Inc. CONFIDENTIAL</text:span></text:p>
        </draw:text-box>
      </draw:frame>
      <draw:frame presentation:style-name="pr5" draw:text-style-name="P12" draw:layer="backgroundobjects" svg:width="5.834cm" svg:height="0.714cm" svg:x="22.065cm" svg:y="20.12cm" presentation:class="page-number">
        <draw:text-box>
          <text:p text:style-name="P12"><text:span text:style-name="T2"><text:page-number>&lt;number&gt;</text:page-number></text:span></text:p>
        </draw:text-box>
      </draw:frame>
      <draw:frame draw:style-name="gr3" draw:text-style-name="P14" draw:layer="backgroundobjects" svg:width="5.226cm" svg:height="2.148cm" svg:x="0cm" svg:y="18.714cm">
        <draw:text-box>
          <text:p text:style-name="P13"><text:span text:style-name="T3">FPL</text:span></text:p>
        </draw:text-box>
      </draw:frame>
      <draw:line presentation:style-name="pr6" draw:layer="backgroundobjects" svg:x1="0cm" svg:y1="18.748cm" svg:x2="4.164cm" svg:y2="18.748cm">
        <text:p text:style-name="P13"/>
      </draw:line>
      <presentation:notes style:page-layout-name="PM2">
        <office:forms form:automatic-focus="false" form:apply-design-mode="false"/>
        <draw:rect draw:style-name="gr4" draw:text-style-name="P15" draw:layer="backgroundobjects" svg:width="21cm" svg:height="29.7cm" svg:x="-0.001cm" svg:y="-0.001cm">
          <text:p text:style-name="P13"/>
        </draw:rect>
        <draw:frame presentation:style-name="pr7" draw:text-style-name="P16" draw:layer="backgroundobjects" svg:width="9.098cm" svg:height="1.488cm" svg:x="0cm" svg:y="0cm" presentation:class="header">
          <draw:text-box>
            <text:p text:style-name="P16"><text:span text:style-name="T4"><presentation:header/></text:span></text:p>
          </draw:text-box>
        </draw:frame>
        <draw:frame presentation:style-name="pr7" draw:text-style-name="P17" draw:layer="backgroundobjects" svg:width="9.099cm" svg:height="1.488cm" svg:x="11.896cm" svg:y="0cm" presentation:class="date-time">
          <draw:text-box>
            <text:p text:style-name="P17"><text:span text:style-name="T4"><presentation:date-time/></text:span></text:p>
          </draw:text-box>
        </draw:frame>
        <draw:frame presentation:style-name="pr8" draw:text-style-name="P16" draw:layer="backgroundobjects" svg:width="9.098cm" svg:height="1.488cm" svg:x="0cm" svg:y="28.207cm" presentation:class="footer">
          <draw:text-box>
            <text:p text:style-name="P16"><text:span text:style-name="T4"><presentation:footer/></text:span></text:p>
          </draw:text-box>
        </draw:frame>
        <draw:frame presentation:style-name="pr8" draw:text-style-name="P17" draw:layer="backgroundobjects" svg:width="9.099cm" svg:height="1.488cm" svg:x="11.896cm" svg:y="28.207cm" presentation:class="page-number">
          <draw:text-box>
            <text:p text:style-name="P17"><text:span text:style-name="T4"><text:page-number>&lt;number&gt;</text:page-number></text:span></text:p>
          </draw:text-box>
        </draw:frame>
        <draw:page-thumbnail presentation:style-name="fpl_5f_presentation_5f_template-title" draw:layer="backgroundobjects" svg:width="13.877cm" svg:height="11.093cm" svg:x="3.577cm" svg:y="2.247cm" presentation:class="page"/>
        <draw:frame presentation:style-name="fpl_5f_presentation_5f_template-notes" draw:layer="backgroundobjects" svg:width="15.399cm" svg:height="13.361cm" svg:x="2.798cm" svg:y="14.10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680m18$Build-9161</meta:generator>
    <meta:initial-creator>Cristian-Gyozo Haba</meta:initial-creator>
    <meta:creation-date>2007-03-27T17:51:14</meta:creation-date>
    <dc:date>2008-06-23T14:54:50</dc:date>
    <dc:language>en-US</dc:language>
    <meta:editing-cycles>390</meta:editing-cycles>
    <meta:editing-duration>P6DT11H0M36S</meta:editing-duration>
    <meta:user-defined meta:name="Info 1"/>
    <meta:user-defined meta:name="Info 2"/>
    <meta:user-defined meta:name="Info 3"/>
    <meta:user-defined meta:name="Info 4"/>
    <meta:document-statistic meta:object-count="620"/>
  </office:meta>
</office:document-meta>
</file>